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56.61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84.3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70.4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88.24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99.04pt"/>
    </style:style>
    <style:style style:name="co16" style:family="table-column">
      <style:table-column-properties fo:break-before="auto" style:column-width="120.64pt"/>
    </style:style>
    <style:style style:name="co17" style:family="table-column">
      <style:table-column-properties fo:break-before="auto" style:column-width="143.04pt"/>
    </style:style>
    <style:style style:name="co18" style:family="table-column">
      <style:table-column-properties fo:break-before="auto" style:column-width="65.85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86.71pt"/>
    </style:style>
    <style:style style:name="co21" style:family="table-column">
      <style:table-column-properties fo:break-before="auto" style:column-width="64.29pt"/>
    </style:style>
    <style:style style:name="co22" style:family="table-column">
      <style:table-column-properties fo:break-before="auto" style:column-width="52.7pt"/>
    </style:style>
    <style:style style:name="co23" style:family="table-column">
      <style:table-column-properties fo:break-before="auto" style:column-width="53.49pt"/>
    </style:style>
    <style:style style:name="co24" style:family="table-column">
      <style:table-column-properties fo:break-before="auto" style:column-width="45.75pt"/>
    </style:style>
    <style:style style:name="co25" style:family="table-column">
      <style:table-column-properties fo:break-before="auto" style:column-width="30.36pt"/>
    </style:style>
    <style:style style:name="co26" style:family="table-column">
      <style:table-column-properties fo:break-before="auto" style:column-width="31.86pt"/>
    </style:style>
    <style:style style:name="co27" style:family="table-column">
      <style:table-column-properties fo:break-before="auto" style:column-width="31.1pt"/>
    </style:style>
    <style:style style:name="co28" style:family="table-column">
      <style:table-column-properties fo:break-before="auto" style:column-width="51.14pt"/>
    </style:style>
    <style:style style:name="co29" style:family="table-column">
      <style:table-column-properties fo:break-before="auto" style:column-width="33.39pt"/>
    </style:style>
    <style:style style:name="co30" style:family="table-column">
      <style:table-column-properties fo:break-before="auto" style:column-width="37.3pt"/>
    </style:style>
    <style:style style:name="co31" style:family="table-column">
      <style:table-column-properties fo:break-before="auto" style:column-width="115.26pt"/>
    </style:style>
    <style:style style:name="co32" style:family="table-column">
      <style:table-column-properties fo:break-before="auto" style:column-width="1157.41pt"/>
    </style:style>
    <style:style style:name="co33" style:family="table-column">
      <style:table-column-properties fo:break-before="auto" style:column-width="227.4pt"/>
    </style:style>
    <style:style style:name="co34" style:family="table-column">
      <style:table-column-properties fo:break-before="auto" style:column-width="71.26pt"/>
    </style:style>
    <style:style style:name="co35" style:family="table-column">
      <style:table-column-properties fo:break-before="auto" style:column-width="55.05pt"/>
    </style:style>
    <style:style style:name="co36" style:family="table-column">
      <style:table-column-properties fo:break-before="auto" style:column-width="85.15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LI-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number-columns-repeated="2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1" table:default-cell-style-name="ce1"/>
        <table:table-column table:style-name="co32" table:default-cell-style-name="Default"/>
        <table:table-column table:style-name="co33" table:default-cell-style-name="Default"/>
        <table:table-column table:style-name="co34" table:number-columns-repeated="6" table:default-cell-style-name="Default"/>
        <table:table-column table:style-name="co18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h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Query Start</text:p>
          </table:table-cell>
          <table:table-cell office:value-type="string" calcext:value-type="string">
            <text:p>Query End</text:p>
          </table:table-cell>
          <table:table-cell office:value-type="string" calcext:value-type="string">
            <text:p>Strand</text:p>
          </table:table-cell>
          <table:table-cell office:value-type="string" calcext:value-type="string">
            <text:p>ORF1 conserved</text:p>
          </table:table-cell>
          <table:table-cell office:value-type="string" calcext:value-type="string">
            <text:p>ORF1 Start</text:p>
          </table:table-cell>
          <table:table-cell office:value-type="string" calcext:value-type="string">
            <text:p>ORF1 End</text:p>
          </table:table-cell>
          <table:table-cell office:value-type="string" calcext:value-type="string">
            <text:p>ORF1 Q-Start</text:p>
          </table:table-cell>
          <table:table-cell office:value-type="string" calcext:value-type="string">
            <text:p>ORF1 Q-End</text:p>
          </table:table-cell>
          <table:table-cell office:value-type="string" calcext:value-type="string">
            <text:p>ORF1 gaps</text:p>
          </table:table-cell>
          <table:table-cell office:value-type="string" calcext:value-type="string">
            <text:p>ORF1 frameshifts</text:p>
          </table:table-cell>
          <table:table-cell office:value-type="string" calcext:value-type="string">
            <text:p>ORF1 stops</text:p>
          </table:table-cell>
          <table:table-cell office:value-type="string" calcext:value-type="string">
            <text:p>ORF2 conserved</text:p>
          </table:table-cell>
          <table:table-cell office:value-type="string" calcext:value-type="string">
            <text:p>ORF2 Start</text:p>
          </table:table-cell>
          <table:table-cell office:value-type="string" calcext:value-type="string">
            <text:p>ORF2 End</text:p>
          </table:table-cell>
          <table:table-cell office:value-type="string" calcext:value-type="string">
            <text:p>ORF2 Q-Start</text:p>
          </table:table-cell>
          <table:table-cell office:value-type="string" calcext:value-type="string">
            <text:p>ORF2 Q-End</text:p>
          </table:table-cell>
          <table:table-cell office:value-type="string" calcext:value-type="string">
            <text:p>ORF2 gaps</text:p>
          </table:table-cell>
          <table:table-cell office:value-type="string" calcext:value-type="string">
            <text:p>ORF2 frameshifts</text:p>
          </table:table-cell>
          <table:table-cell office:value-type="string" calcext:value-type="string">
            <text:p>ORF2 stops</text:p>
          </table:table-cell>
          <table:table-cell office:value-type="string" calcext:value-type="string">
            <text:p>Ta SSVs</text:p>
          </table:table-cell>
          <table:table-cell office:value-type="string" calcext:value-type="string">
            <text:p>Ta0/Ta1 SSVs</text:p>
          </table:table-cell>
          <table:table-cell office:value-type="string" calcext:value-type="string">
            <text:p>Ta1-nd/d</text:p>
          </table:table-cell>
          <table:table-cell office:value-type="string" calcext:value-type="string">
            <text:p>L1M/L1PA Discrimination</text:p>
          </table:table-cell>
          <table:table-cell office:value-type="string" calcext:value-type="string">
            <text:p>Poly-A</text:p>
          </table:table-cell>
          <table:table-cell office:value-type="string" calcext:value-type="string">
            <text:p>PolyA Signal</text:p>
          </table:table-cell>
          <table:table-cell office:value-type="string" calcext:value-type="string">
            <text:p>Runx3 Site</text:p>
          </table:table-cell>
          <table:table-cell office:value-type="string" calcext:value-type="string">
            <text:p>Runx3 ASP</text:p>
          </table:table-cell>
          <table:table-cell office:value-type="string" calcext:value-type="string">
            <text:p>SRY Site 1</text:p>
          </table:table-cell>
          <table:table-cell office:value-type="string" calcext:value-type="string">
            <text:p>SRY Site 2</text:p>
          </table:table-cell>
          <table:table-cell office:value-type="string" calcext:value-type="string">
            <text:p>YY1 BoxA+BoxA</text:p>
          </table:table-cell>
          <table:table-cell office:value-type="string" calcext:value-type="string">
            <text:p>TF nkx-2.5</text:p>
          </table:table-cell>
          <table:table-cell office:value-type="string" calcext:value-type="string">
            <text:p>TF nkx-2.5B</text:p>
          </table:table-cell>
          <table:table-cell office:value-type="string" calcext:value-type="string">
            <text:p>find TSDs</text:p>
          </table:table-cell>
          <table:table-cell office:value-type="string" calcext:value-type="string">
            <text:p>REKG235</text:p>
          </table:table-cell>
          <table:table-cell office:value-type="string" calcext:value-type="string">
            <text:p>ARR260</text:p>
          </table:table-cell>
          <table:table-cell office:value-type="string" calcext:value-type="string">
            <text:p>YPAKLS282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Y115</text:p>
          </table:table-cell>
          <table:table-cell office:value-type="string" calcext:value-type="string">
            <text:p>D145</text:p>
          </table:table-cell>
          <table:table-cell office:value-type="string" calcext:value-type="string">
            <text:p>N147</text:p>
          </table:table-cell>
          <table:table-cell office:value-type="string" calcext:value-type="string">
            <text:p>T192</text:p>
          </table:table-cell>
          <table:table-cell office:value-type="string" calcext:value-type="string">
            <text:p>D205</text:p>
          </table:table-cell>
          <table:table-cell office:value-type="string" calcext:value-type="string">
            <text:p>SDH228</text:p>
          </table:table-cell>
          <table:table-cell office:value-type="string" calcext:value-type="string">
            <text:p>R363</text:p>
          </table:table-cell>
          <table:table-cell office:value-type="string" calcext:value-type="string">
            <text:p>FADD700</text:p>
          </table:table-cell>
          <table:table-cell office:value-type="string" calcext:value-type="string">
            <text:p>HMKK1091</text:p>
          </table:table-cell>
          <table:table-cell office:value-type="string" calcext:value-type="string">
            <text:p>SSS1096</text:p>
          </table:table-cell>
          <table:table-cell office:value-type="string" calcext:value-type="string">
            <text:p>I1220</text:p>
          </table:table-cell>
          <table:table-cell office:value-type="string" calcext:value-type="string">
            <text:p>S1259</text:p>
          </table:table-cell>
          <table:table-cell office:value-type="string" calcext:value-type="string">
            <text:p>ORF StartStop</text:p>
          </table:table-cell>
          <table:table-cell table:style-name="Default" office:value-type="string" calcext:value-type="string">
            <text:p>G-C Content</text:p>
          </table:table-cell>
          <table:table-cell office:value-type="string" calcext:value-type="string">
            <text:p>Repeat Annontation</text:p>
          </table:table-cell>
          <table:table-cell office:value-type="string" calcext:value-type="string">
            <text:p>Genome Vicinity (ENS)</text:p>
          </table:table-cell>
          <table:table-cell office:value-type="string" calcext:value-type="string">
            <text:p>ORF1 %A</text:p>
          </table:table-cell>
          <table:table-cell office:value-type="string" calcext:value-type="string">
            <text:p>ORF1 %T</text:p>
          </table:table-cell>
          <table:table-cell office:value-type="string" calcext:value-type="string">
            <text:p>ORF2 %A</text:p>
          </table:table-cell>
          <table:table-cell office:value-type="string" calcext:value-type="string">
            <text:p>ORF2 %T</text:p>
          </table:table-cell>
          <table:table-cell office:value-type="string" calcext:value-type="string">
            <text:p>ORF1&amp;2 %A</text:p>
          </table:table-cell>
          <table:table-cell office:value-type="string" calcext:value-type="string">
            <text:p>ORF1&amp;2 %T</text:p>
          </table:table-cell>
          <table:table-cell office:value-type="string" calcext:value-type="string">
            <text:p>CPG Islands</text:p>
          </table:table-cell>
          <table:table-cell office:value-type="string" calcext:value-type="string">
            <text:p>ORF1 CAI</text:p>
          </table:table-cell>
          <table:table-cell office:value-type="string" calcext:value-type="string">
            <text:p>ORF2 CAI</text:p>
          </table:table-cell>
          <table:table-cell office:value-type="string" calcext:value-type="string">
            <text:p>Intactness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4077776" calcext:value-type="float">
            <text:p>134077776</text:p>
          </table:table-cell>
          <table:table-cell office:value-type="float" office:value="134069730" calcext:value-type="float">
            <text:p>134069730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2 pure/3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73%</text:p>
          </table:table-cell>
          <table:table-cell office:value-type="string" calcext:value-type="string">
            <text:p>L1MEd,L1MEd,dust,dust,trf,(T)n,L1HS,L1HS,dust,dust,dust,dust,AluJr,AluJr,L1MEd,L1MEd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8460023" calcext:value-type="float">
            <text:p>128460023</text:p>
          </table:table-cell>
          <table:table-cell office:value-type="float" office:value="128451975" calcext:value-type="float">
            <text:p>128451975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4 pure/9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65%</text:p>
          </table:table-cell>
          <table:table-cell office:value-type="string" calcext:value-type="string">
            <text:p>L2b,L2b,L2,L2,MIRb,MIRb,dust,trf,(T)n,L1HS,L1HS,dust,dust,dust,AluSq2,AluSq2</text:p>
          </table:table-cell>
          <table:table-cell office:value-type="string" calcext:value-type="string">
            <text:p>ENSG00000254275 long intergenic non-protein coding RNA 824 [Source:HGNC Symbol;Acc:HGNC:50281] (++,++,++,++,++,++) (++,++,++,++,++) (--,++,++,++,++,++) (--,--,--) (--,--) (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058823529412" calcext:value-type="float">
            <text:p>0.4070588235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882593" calcext:value-type="float">
            <text:p>72882593</text:p>
          </table:table-cell>
          <table:table-cell office:value-type="float" office:value="72874543" calcext:value-type="float">
            <text:p>72874543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2 pure/3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3.58%</text:p>
          </table:table-cell>
          <table:table-cell office:value-type="string" calcext:value-type="string">
            <text:p>MER5A1,MER5A1,dust,trf,L1HS,L1HS,dust,dust,dust,dust,dust,trf,(GA)n</text:p>
          </table:table-cell>
          <table:table-cell office:value-type="string" calcext:value-type="string">
            <text:p>ENSG00000182674 potassium channel, voltage gated Shab related subfamily B, member 2 [Source:HGNC Symbol;Acc:HGNC:6232] (++,++,--),ENSG00000253784 <text:s/>(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154468" calcext:value-type="float">
            <text:p>72154468</text:p>
          </table:table-cell>
          <table:table-cell office:value-type="float" office:value="72146429" calcext:value-type="float">
            <text:p>72146429</text:p>
          </table:table-cell>
          <table:table-cell office:value-type="float" office:value="4" calcext:value-type="float">
            <text:p>4</text:p>
          </table:table-cell>
          <table:table-cell office:value-type="float" office:value="6046" calcext:value-type="float">
            <text:p>60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float" office:value="2911" calcext:value-type="float">
            <text:p>2911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1" calcext:value-type="float">
            <text:p>2981</text:p>
          </table:table-cell>
          <table:table-cell office:value-type="float" office:value="6805" calcext:value-type="float">
            <text:p>6805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8 pure/29 est (kim dist=n/a)</text:p>
          </table:table-cell>
          <table:table-cell table:number-columns-repeated="4" office:value-type="string" calcext:value-type="string">
            <text:p>cons</text:p>
          </table:table-cell>
          <table:table-cell table:number-columns-repeated="2"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1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ORF2 cons (MAGG,M*)</text:p>
          </table:table-cell>
          <table:table-cell office:value-type="string" calcext:value-type="string">
            <text:p>42.29%</text:p>
          </table:table-cell>
          <table:table-cell office:value-type="string" calcext:value-type="string">
            <text:p>L2c,L2c,dust,L1PA2,L1PA2,dust,dust,dust,MER5B,MER5B</text:p>
          </table:table-cell>
          <table:table-cell/>
          <table:table-cell office:value-type="float" office:value="0.402777777777778" calcext:value-type="float">
            <text:p>0.4027777778</text:p>
          </table:table-cell>
          <table:table-cell office:value-type="float" office:value="0.172619047619048" calcext:value-type="float">
            <text:p>0.1726190476</text:p>
          </table:table-cell>
          <table:table-cell office:value-type="float" office:value="0.414640522875817" calcext:value-type="float">
            <text:p>0.4146405229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12892696858425" calcext:value-type="float">
            <text:p>0.4128926969</text:p>
          </table:table-cell>
          <table:table-cell office:value-type="float" office:value="0.196450428396573" calcext:value-type="float">
            <text:p>0.1964504284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3" calcext:value-type="float">
            <text:p>0.6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1557655" calcext:value-type="float">
            <text:p>91557655</text:p>
          </table:table-cell>
          <table:table-cell office:value-type="float" office:value="91565704" calcext:value-type="float">
            <text:p>91565704</text:p>
          </table:table-cell>
          <table:table-cell office:value-type="float" office:value="14" calcext:value-type="float">
            <text:p>1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7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0%</text:p>
          </table:table-cell>
          <table:table-cell office:value-type="string" calcext:value-type="string">
            <text:p>AT_rich,dust,dust,AluSx,AluSx,dust,AT_rich,L1PA2,L1PA2,dust,dust,trf,dust,UCON1,UCON1,L2a,L2a,AT_rich,L2a,L2a</text:p>
          </table:table-cell>
          <table:table-cell office:value-type="string" calcext:value-type="string">
            <text:p>ENSG00000253901 <text:s/>(++,++,--,--) (++,++,++,++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0347374" calcext:value-type="float">
            <text:p>120347374</text:p>
          </table:table-cell>
          <table:table-cell office:value-type="float" office:value="120355418" calcext:value-type="float">
            <text:p>120355418</text:p>
          </table:table-cell>
          <table:table-cell office:value-type="float" office:value="603" calcext:value-type="float">
            <text:p>603</text:p>
          </table:table-cell>
          <table:table-cell office:value-type="float" office:value="6047" calcext:value-type="float">
            <text:p>6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6" calcext:value-type="float">
            <text:p>2986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28 est (kim dist=n/a)</text:p>
          </table:table-cell>
          <table:table-cell office:value-type="string" calcext:value-type="string">
            <text:p>cons</text:p>
          </table:table-cell>
          <table:table-cell table:number-columns-repeated="5"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8.66%</text:p>
          </table:table-cell>
          <table:table-cell office:value-type="string" calcext:value-type="string">
            <text:p>L1PB1,L1PB1,dust,trf,(TA)n,L1PB1,L1PB1,MER112,MER112,L1PA2,L1PA2,dust,dust,AluSz,dust,AluSz</text:p>
          </table:table-cell>
          <table:table-cell office:value-type="string" calcext:value-type="string">
            <text:p>ENSG00000187955 collagen, type XIV, alpha 1 [Source:HGNC Symbol;Acc:HGNC:2191] (--,--,--,--,--,--,--,--,--,--,--,--,--,--,--,--,--,--,--,--,--,--,--) (--,--,--,--,--,--,--,--,--,--,--,--,--,--,--,--,--,--,--,--,--,--,--,--,--,--,--,--,--,--,--,--,--,--,--,--,--,--,--,--,--,--,--,--,--,++,++,++) (--,--,--,--,--,--,--,--,--,--,--,--,--,--,--,--,--,--,--,--,--,--,--,--,--,--,--,--,--,--,--,--,--,--,--,--,--,--,--,--,--,--,--,--,--,++,++,++) (--,--,--,--,--,--,--,--,--,--,--,--,--,--,--,--,--,--,--,--,--,--,--,--,--,--,--) (--,--,--,--,--,--,--) (--,--,--,--,--,--,--,--,--,--,--,--,--,--,--,--,--,--,--,--) (--,++,++,++) (--,--,--,--,--,--,--,--,--,--,--,--,--,--,--,--,--,--,--,--,--,--,--,--,--,++,++,++) (--,--,--,--,--,--,--,--,--,--,--,--,--,--,--,--,--,--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9150326797386" calcext:value-type="float">
            <text:p>0.4091503268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0 Islands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8" calcext:value-type="float">
            <text:p>0.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5581834" calcext:value-type="float">
            <text:p>125581834</text:p>
          </table:table-cell>
          <table:table-cell office:value-type="float" office:value="125589880" calcext:value-type="float">
            <text:p>125589880</text:p>
          </table:table-cell>
          <table:table-cell office:value-type="float" office:value="53" calcext:value-type="float">
            <text:p>53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6 pure/47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3.02%</text:p>
          </table:table-cell>
          <table:table-cell office:value-type="string" calcext:value-type="string">
            <text:p>MIR3,MIR3,MIRb,MIRb,L2c,L2c,LTR16A1,LTR16A1,L1HS,L1HS,dust,dust,trf,MER113,MER113,MLT1K,MLT1K,MLT1K,MLT1K,trf,MLT1K,MLT1K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4326949" calcext:value-type="float">
            <text:p>24326949</text:p>
          </table:table-cell>
          <table:table-cell office:value-type="float" office:value="24334995" calcext:value-type="float">
            <text:p>24334995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9 pure/4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39%</text:p>
          </table:table-cell>
          <table:table-cell office:value-type="string" calcext:value-type="string">
            <text:p>L1MC1,L1MC1,trf,L1MDa,L1MDa,trf,dust,trf,L1HS,L1HS,dust,dust,dust,dust,trf,L1MDa,L1MDa,MER77,MER77,MER68,MER68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058823529412" calcext:value-type="float">
            <text:p>0.4070588235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531157" calcext:value-type="float">
            <text:p>60531157</text:p>
          </table:table-cell>
          <table:table-cell office:value-type="float" office:value="60539204" calcext:value-type="float">
            <text:p>60539204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31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4%</text:p>
          </table:table-cell>
          <table:table-cell office:value-type="string" calcext:value-type="string">
            <text:p>L1M4a2,L1M4a2,MLT1B,MLT1B,L1M4a2,L1M4a2,L1PA2,L1PA2,dust,dust,dust,dust,trf,L1MA7,L1MA7,dust,AT_rich,L1MC4,L1MC4,MLT1E2,MLT1E2,MLT1E2,MLT1E2,dust,AT_rich</text:p>
          </table:table-cell>
          <table:table-cell office:value-type="string" calcext:value-type="string">
            <text:p>ENSG00000204979 membrane-spanning 4-domains, subfamily A, member 13 [Source:HGNC Symbol;Acc:HGNC:16674] (--,--,--,--,--,--,++) (--,--,--,--,--,++) (--,--,--,--,++) (--,--,++)</text:p>
          </table:table-cell>
          <table:table-cell office:value-type="float" office:value="0.403353057199211" calcext:value-type="float">
            <text:p>0.4033530572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135637" calcext:value-type="float">
            <text:p>93135637</text:p>
          </table:table-cell>
          <table:table-cell office:value-type="float" office:value="93143687" calcext:value-type="float">
            <text:p>93143687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7 pure/3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7%</text:p>
          </table:table-cell>
          <table:table-cell office:value-type="string" calcext:value-type="string">
            <text:p>L1PA10,L1PA10,L1HS,L1HS,dust,dust,dust,dust,trf,L1PA8A,L1PA8A,L1PA10,L1PA10,dust,trf,(TG)n,L1ME4c,L1ME4c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419971" calcext:value-type="float">
            <text:p>93419971</text:p>
          </table:table-cell>
          <table:table-cell office:value-type="float" office:value="93428022" calcext:value-type="float">
            <text:p>93428022</text:p>
          </table:table-cell>
          <table:table-cell office:value-type="float" office:value="16" calcext:value-type="float">
            <text:p>16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42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8%</text:p>
          </table:table-cell>
          <table:table-cell office:value-type="string" calcext:value-type="string">
            <text:p>L1PA4,L1PA4,L1HS,L1HS,dust,dust,dust,dust,dust,trf,trf,L1PA4,L1PA4</text:p>
          </table:table-cell>
          <table:table-cell office:value-type="string" calcext:value-type="string">
            <text:p>ENSG00000165325 coiled-coil domain containing 67 [Source:HGNC Symbol;Acc:HGNC:26344] (--,--,--,--,--,--,--,--,--,--,--,--,--,++) (--,--,--,--,--,--,--,--,--,--,--,--,--) (--,--,--,--,--,--,--,--,--,--,--) (--,--,--,--) (--,--,--,--,--,--,--,--,--,--,--,--,--,++) (--,--,--) (--,--,--,--,--,--,--,--,--,--,--,++) (--,--,--,--,--,--,--,--) (--,--,--) (--,--,--,--,--,--,--,++) (--,--,++) (--,--,--,--,--,--,--,--,--,--,--,--,--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1" calcext:value-type="float">
            <text:p>0.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5435214" calcext:value-type="float">
            <text:p>95435214</text:p>
          </table:table-cell>
          <table:table-cell office:value-type="float" office:value="95443260" calcext:value-type="float">
            <text:p>95443260</text:p>
          </table:table-cell>
          <table:table-cell office:value-type="float" office:value="3" calcext:value-type="float">
            <text:p>3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6 pure/2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45%</text:p>
          </table:table-cell>
          <table:table-cell office:value-type="string" calcext:value-type="string">
            <text:p>MER63A,MER63A,MIRb,MIRb,dust,MER58C,MER58C,L1HS,L1HS,dust,dust,dust,dust,dust,trf,trf,MER58C,MER58C,MIRb,MIRb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1830065359477" calcext:value-type="float">
            <text:p>0.2018300654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592252803262" calcext:value-type="float">
            <text:p>0.19592252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9184528" calcext:value-type="float">
            <text:p>109184528</text:p>
          </table:table-cell>
          <table:table-cell office:value-type="float" office:value="109176481" calcext:value-type="float">
            <text:p>109176481</text:p>
          </table:table-cell>
          <table:table-cell office:value-type="float" office:value="4" calcext:value-type="float">
            <text:p>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7 pure/70 est (kim dist=n/a)</text:p>
          </table:table-cell>
          <table:table-cell table:number-columns-repeated="2"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4%</text:p>
          </table:table-cell>
          <table:table-cell office:value-type="string" calcext:value-type="string">
            <text:p>L2b,L2b,Chap1_Mam,Chap1_Mam,dust,L1HS,L1HS,dust,dust,MIRb,MIRb,MER66C,MER66C,trf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0407101" calcext:value-type="float">
            <text:p>90407101</text:p>
          </table:table-cell>
          <table:table-cell office:value-type="float" office:value="90399050" calcext:value-type="float">
            <text:p>90399050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98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87%</text:p>
          </table:table-cell>
          <table:table-cell office:value-type="string" calcext:value-type="string">
            <text:p>L1P1,L1P1,L1MD2,L1MD2,dust,trf,trf,(T)n,L1HS,L1HS,L1PA4,L1PA4,dust,dust,trf,L1MEg,L1MEg,MER58B,MER58B,L1MEg,L1MEg</text:p>
          </table:table-cell>
          <table:table-cell office:value-type="string" calcext:value-type="string">
            <text:p>ENSG00000261645 DISC1 fusion partner 1 (non-protein coding) [Source:HGNC Symbol;Acc:HGNC:33625] (++,--,--,--,--,--,--) (++,--,--,--,--,--,--) (--,--,--,--,--,--) (--,--,--,--,--,--) (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8684806" calcext:value-type="float">
            <text:p>78684806</text:p>
          </table:table-cell>
          <table:table-cell office:value-type="float" office:value="78676759" calcext:value-type="float">
            <text:p>78676759</text:p>
          </table:table-cell>
          <table:table-cell office:value-type="float" office:value="4" calcext:value-type="float">
            <text:p>4</text:p>
          </table:table-cell>
          <table:table-cell office:value-type="float" office:value="6034" calcext:value-type="float">
            <text:p>60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1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12%</text:p>
          </table:table-cell>
          <table:table-cell office:value-type="string" calcext:value-type="string">
            <text:p>L1ME4a,L1ME4a,L1MB7,L1MB7,L1M5,L1M5,AluJr4,dust,AluJr4,L1M5,L1M5,dust,AT_rich,trf,L1HS,L1HS,dust,dust,dust,L2b,L2b,MIR,MIR,dust,trf,(CA)n,MIR,MIR,trf</text:p>
          </table:table-cell>
          <table:table-cell office:value-type="string" calcext:value-type="string">
            <text:p>ENSG00000149256 teneurin transmembrane protein 4 [Source:HGNC Symbol;Acc:HGNC:29945] (--,--,--,--,--,--,--,--,--,--,--,--,--,--,--,--,--,--,--,--,--,--,--,--,--,--,--,--,--,++,++,++,++,++) (--,--,++,++,++,++) (--,--,--) (--,--,--,--) (--,--,--,--) (--,--,--) (--,--,--,--,--) (--,--,--) (--,--) (--,--,--,--) (--,--,--,--,--) (--,--,--,--,--,--,--,--,--,--,--,--,--,--,--,--,--,--,--,--,--,--,--,--,--,--,--,++,++,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3387072" calcext:value-type="float">
            <text:p>63387072</text:p>
          </table:table-cell>
          <table:table-cell office:value-type="float" office:value="63395120" calcext:value-type="float">
            <text:p>63395120</text:p>
          </table:table-cell>
          <table:table-cell office:value-type="float" office:value="6" calcext:value-type="float">
            <text:p>6</text:p>
          </table:table-cell>
          <table:table-cell office:value-type="float" office:value="6036" calcext:value-type="float">
            <text:p>60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13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mut</text:p>
          </table:table-cell>
          <table:table-cell table:number-columns-repeated="16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6%</text:p>
          </table:table-cell>
          <table:table-cell office:value-type="string" calcext:value-type="string">
            <text:p>L1M5,L1M5,MLT1J1,MLT1J1,MER44D,MER44D,AluYm1,AluYm1,dust,dust,L1PA2,L1PA2,dust,dust,dust,MIR,MIR,MIRb,MIRb</text:p>
          </table:table-cell>
          <table:table-cell office:value-type="string" calcext:value-type="string">
            <text:p>ENSG00000260658 <text:s/>(++,++,--,--) (++,++) (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9934640522876" calcext:value-type="float">
            <text:p>0.4099346405</text:p>
          </table:table-cell>
          <table:table-cell office:value-type="float" office:value="0.204967320261438" calcext:value-type="float">
            <text:p>0.2049673203</text:p>
          </table:table-cell>
          <table:table-cell office:value-type="float" office:value="0.408562691131498" calcext:value-type="float">
            <text:p>0.4085626911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4" calcext:value-type="float">
            <text:p>0.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3636249" calcext:value-type="float">
            <text:p>83636249</text:p>
          </table:table-cell>
          <table:table-cell office:value-type="float" office:value="83644311" calcext:value-type="float">
            <text:p>83644311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3" calcext:value-type="float">
            <text:p>1923</text:p>
          </table:table-cell>
          <table:table-cell office:value-type="float" office:value="2936" calcext:value-type="float">
            <text:p>2936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3" calcext:value-type="float">
            <text:p>3003</text:p>
          </table:table-cell>
          <table:table-cell office:value-type="float" office:value="6827" calcext:value-type="float">
            <text:p>6827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8 pure/38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75%</text:p>
          </table:table-cell>
          <table:table-cell office:value-type="string" calcext:value-type="string">
            <text:p>L1MD2,L1MD2,dust,L1PA16,L1PA16,L1HS,L1HS,trf,dust,dust,trf,MIR,MIR,LTR101_Mam,LTR101_Mam,L1ME4b,L1ME4b</text:p>
          </table:table-cell>
          <table:table-cell office:value-type="string" calcext:value-type="string">
            <text:p>ENSG00000140945 cadherin 13 [Source:HGNC Symbol;Acc:HGNC:1753] (--,--,--,--,--,--,--,--,++,++,++,++,++,++) (--,--,--,--,--,--,--,--,--,++,++,++,++,++,++) (--,--,--,--,--) (--,--,--,--) (--,--,--,--,--) (--,--,--,--,--,--) (--,--,--,--,--) (--,--,--,--,--,--,--,++,++,++,++,++,++) (--,--,--,--,--,--,--,++,++,++,++,++,++) (--,--,--) (--,--,--,--,--) (--,--) (--,--,--,--,--,--) (++,++) (--,--,--,--,--,--,--,++,++,++,++,++,++) (--,--,--,--,--,--,++,++,++,++,++,++) (++,++,++,++,++,++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959614" calcext:value-type="float">
            <text:p>33959614</text:p>
          </table:table-cell>
          <table:table-cell office:value-type="float" office:value="33951564" calcext:value-type="float">
            <text:p>33951564</text:p>
          </table:table-cell>
          <table:table-cell office:value-type="float" office:value="2" calcext:value-type="float">
            <text:p>2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6 pure/3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4.01%</text:p>
          </table:table-cell>
          <table:table-cell office:value-type="string" calcext:value-type="string">
            <text:p>trf,trf,(CACCT)n,L1MA9,L1MA9,AluSx1,AluSx1,dust,dust,trf,L1HS,L1HS,dust,dust,dust,AluSg7,AluSg7,L1MA7,L1MA7,THE1-int,THE1-int</text:p>
          </table:table-cell>
          <table:table-cell/>
          <table:table-cell office:value-type="float" office:value="0.397435897435897" calcext:value-type="float">
            <text:p>0.397435897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11620795107" calcext:value-type="float">
            <text:p>0.406116208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049705" calcext:value-type="float">
            <text:p>21049705</text:p>
          </table:table-cell>
          <table:table-cell office:value-type="float" office:value="21041661" calcext:value-type="float">
            <text:p>21041661</text:p>
          </table:table-cell>
          <table:table-cell office:value-type="float" office:value="4" calcext:value-type="float">
            <text:p>4</text:p>
          </table:table-cell>
          <table:table-cell office:value-type="float" office:value="6042" calcext:value-type="float">
            <text:p>60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21 est (kim dist=n/a)</text:p>
          </table:table-cell>
          <table:table-cell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37 n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1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3.43%</text:p>
          </table:table-cell>
          <table:table-cell office:value-type="string" calcext:value-type="string">
            <text:p>dust,AluSq2,AluSq2,dust,(TG)n,L2a,L2a,dust,L1PA2,L1PA2,dust,dust,AluSq2,dust,AluSq2,AluJo,dust,AluJo</text:p>
          </table:table-cell>
          <table:table-cell office:value-type="string" calcext:value-type="string">
            <text:p>ENSG00000158486 dynein, axonemal, heavy chain 3 [Source:HGNC Symbol;Acc:HGNC:2949] (--,--,--,--,--,--,--,--,--,--,--,--,--,--,--,--,--,--,--,--,--,--,--,--,--,--,--,--,--,--,++,++,++,++,++,++,++,++,++,++,++,++,++,++,++,++,++,++,++,++,++,++,++,++,++,++,++,++,++,++,++,++) (--,--,--,--,--,--,--,++,++,++,++,++,++,++,++,++,++,++,++,++,++) (++,++,++,++,++,++,++,++) (--,--,--,--,--,--,--,--,--,--,--,--,--,--,--,--) (--,--) (--,--,--,--,--,--)</text:p>
          </table:table-cell>
          <table:table-cell office:value-type="float" office:value="0.396449704142012" calcext:value-type="float">
            <text:p>0.3964497041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10718954248366" calcext:value-type="float">
            <text:p>0.4107189542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8562691131498" calcext:value-type="float">
            <text:p>0.4085626911</text:p>
          </table:table-cell>
          <table:table-cell office:value-type="float" office:value="0.19592252803262" calcext:value-type="float">
            <text:p>0.195922528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3" calcext:value-type="float">
            <text:p>0.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828286" calcext:value-type="float">
            <text:p>18828286</text:p>
          </table:table-cell>
          <table:table-cell office:value-type="float" office:value="18820240" calcext:value-type="float">
            <text:p>18820240</text:p>
          </table:table-cell>
          <table:table-cell office:value-type="float" office:value="233" calcext:value-type="float">
            <text:p>233</text:p>
          </table:table-cell>
          <table:table-cell office:value-type="float" office:value="6048" calcext:value-type="float">
            <text:p>60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60 est (kim dist=n/a)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43%</text:p>
          </table:table-cell>
          <table:table-cell office:value-type="string" calcext:value-type="string">
            <text:p>AluSg4,AluSg4,AluJr,AluJr,trf,(T)n,dust,L1HS,L1HS,dust,dust,AluSx,AluSx,dust,trf,(TA)n,AT_rich,(TA)n,trf,(TA)n</text:p>
          </table:table-cell>
          <table:table-cell office:value-type="string" calcext:value-type="string">
            <text:p>ENSG00000157106 SMG1 phosphatidylinositol 3-kinase-related kinase [Source:HGNC Symbol;Acc:HGNC:30045] (--,--,--,--,--,--,--,--,--,--,--,--,--,--,--,--,--,--,--,--,--,--,--,--,--,--,--,--,--,--,--,--,--,--,--,--,--,--,--,--,--,--,--,--,--,--,--,--,--,--,--,--,--,--,++,++,++,++,++,++,++,++,++) (--,--,--,--,--,--,--,--,--,--,--,--,--,--,--,--,--,--,--,--,--,--,--,--,--,--,--,--,--,--,--,--,--,--,--,--,--,--,--,--,--,--,--,--,--,--,--,--,--,--,--,--,++,++,++,++,++,++,++,++,++) (++,++,++) (--,--,--,--,--,--,--,--,--,--) (--,--) (--,--) (--,--,--,--,--,--,--,--,--,--,--,--,--,--,--,--,--) (--,--,--) (--,--,--,--,--,--,--,--,--,--) (--,--,--,--,--,--,--,--,--,--,--) (--,--,--,--,--,--,--,--,--,--,--,--,--) (--,--) (--,--,--,--,--,--,--,--,--,--) (--,--,--,--,--) (--,--,--) (--,--) (--,--,--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0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847570" calcext:value-type="float">
            <text:p>16847570</text:p>
          </table:table-cell>
          <table:table-cell office:value-type="float" office:value="16839523" calcext:value-type="float">
            <text:p>16839523</text:p>
          </table:table-cell>
          <table:table-cell office:value-type="float" office:value="14" calcext:value-type="float">
            <text:p>1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2 pure/39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5%</text:p>
          </table:table-cell>
          <table:table-cell office:value-type="string" calcext:value-type="string">
            <text:p>MLT1G,MLT1G,dust,AluYj4,AluYj4,MIR3,MIR3,trf,L1ME4b,L1ME4b,dust,trf,L1HS,L1HS,dust,dust,dust,dust,L1ME4b,L1ME4b,trf,MLT2B2,MLT2B2,L1ME4b,L1ME4b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91524" calcext:value-type="float">
            <text:p>9591524</text:p>
          </table:table-cell>
          <table:table-cell office:value-type="float" office:value="9583477" calcext:value-type="float">
            <text:p>9583477</text:p>
          </table:table-cell>
          <table:table-cell office:value-type="float" office:value="2" calcext:value-type="float">
            <text:p>2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5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76%</text:p>
          </table:table-cell>
          <table:table-cell office:value-type="string" calcext:value-type="string">
            <text:p>MIR,MIR,MIR3,MIR3,dust,dust,trf,(T)n,L1HS,L1HS,dust,MLT1J1,MLT1J1,MIR,MIR</text:p>
          </table:table-cell>
          <table:table-cell office:value-type="string" calcext:value-type="string">
            <text:p>ENSG00000283003 <text:s/>(++,++,++,++,--)</text:p>
          </table:table-cell>
          <table:table-cell office:value-type="float" office:value="0.397435897435897" calcext:value-type="float">
            <text:p>0.3974358974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6013071895425" calcext:value-type="float">
            <text:p>0.4060130719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5096839959225" calcext:value-type="float">
            <text:p>0.40509684</text:p>
          </table:table-cell>
          <table:table-cell office:value-type="float" office:value="0.19592252803262" calcext:value-type="float">
            <text:p>0.195922528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9522534" calcext:value-type="float">
            <text:p>169522534</text:p>
          </table:table-cell>
          <table:table-cell office:value-type="float" office:value="169514488" calcext:value-type="float">
            <text:p>169514488</text:p>
          </table:table-cell>
          <table:table-cell office:value-type="float" office:value="2" calcext:value-type="float">
            <text:p>2</text:p>
          </table:table-cell>
          <table:table-cell office:value-type="float" office:value="6037" calcext:value-type="float">
            <text:p>60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21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65%</text:p>
          </table:table-cell>
          <table:table-cell office:value-type="string" calcext:value-type="string">
            <text:p>L1MD2,L1MD2,dust,dust,L1HS,L1HS,dust,dust,L1MD2,L1MD2</text:p>
          </table:table-cell>
          <table:table-cell office:value-type="string" calcext:value-type="string">
            <text:p>ENSG00000137601 NIMA-related kinase 1 [Source:HGNC Symbol;Acc:HGNC:7744] (--,--,--,--,--,--,--,--,--,--,--,--,--,--,--,--,--,--,++,++,++,++,++,++,++,++,++,++,++,++,++,++,++,++) (--,--,--,--,--,--,--,--,--,--,--,--,--,--,--,--,--,--,++,++,++,++,++,++,++,++,++,++,++,++,++,++,++,++,++) (--,--,--,--,--,--,--,--,--,--,--,--,--,--,--,--,--,++,++,++,++,++,++,++,++,++,++,++,++,++,++,++,++) (--,--,--,--,--,--,--,--,--,--,--,--,--,--,--,--,--,--,--,++,++,++,++,++,++,++,++,++,++,++,++,++,++,++,++,++) (--,--,--,--,--,--,--,--,--,--,--,--,--,--,--,--,--,++,++,++,++,++,++,++,++,++,++,++,++,++,++,++,++) (--,--,--,--,--,--,--,--,--,--,--,--,--,--) (--,--,--) (--,--,--,--,--,--,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6300550" calcext:value-type="float">
            <text:p>136300550</text:p>
          </table:table-cell>
          <table:table-cell office:value-type="float" office:value="136292503" calcext:value-type="float">
            <text:p>136292503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2 pure/5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3%</text:p>
          </table:table-cell>
          <table:table-cell office:value-type="string" calcext:value-type="string">
            <text:p>AluSz,AluSz,ERVL-E-int,ERVL-E-int,AluSq2,AluSq2,dust,ERVL-E-int,ERVL-E-int,dust,trf,L1HS,L1HS,dust,dust</text:p>
          </table:table-cell>
          <table:table-cell office:value-type="string" calcext:value-type="string">
            <text:p>ENSG00000251567 <text:s/>(++,++,++,++) (--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3645340" calcext:value-type="float">
            <text:p>93645340</text:p>
          </table:table-cell>
          <table:table-cell office:value-type="float" office:value="93637294" calcext:value-type="float">
            <text:p>93637294</text:p>
          </table:table-cell>
          <table:table-cell office:value-type="float" office:value="3" calcext:value-type="float">
            <text:p>3</text:p>
          </table:table-cell>
          <table:table-cell office:value-type="float" office:value="6042" calcext:value-type="float">
            <text:p>60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8 pure/2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8%</text:p>
          </table:table-cell>
          <table:table-cell office:value-type="string" calcext:value-type="string">
            <text:p>MIR,MIR,dust,L1HS,L1HS,dust,dust,dust,L2a,L2a,L2,L2</text:p>
          </table:table-cell>
          <table:table-cell office:value-type="string" calcext:value-type="string">
            <text:p>ENSG00000152208 glutamate receptor, ionotropic, delta 2 [Source:HGNC Symbol;Acc:HGNC:4576] (++,++,++,++,++,++,++,++,++,++,++,++,++,++,--,--) (++,++,++,++,++,++) (++,++,++,++,++,++,++,++,++,++,++,++,++,--,--) (++,++,++,++) (++,++,++,++,++) (++,++,++,++,++) (++,++,++,++) (++,++,++,++,++,++,++,++,++,++,++,++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0682759" calcext:value-type="float">
            <text:p>90682759</text:p>
          </table:table-cell>
          <table:table-cell office:value-type="float" office:value="90674713" calcext:value-type="float">
            <text:p>90674713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1 pure/11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47%</text:p>
          </table:table-cell>
          <table:table-cell office:value-type="string" calcext:value-type="string">
            <text:p>MIR,MIR,dust,trf,T-rich,dust,L1HS,L1HS,dust,dust,dust,dust,dust,dust,MLT1J1,MLT1J1,dust</text:p>
          </table:table-cell>
          <table:table-cell office:value-type="string" calcext:value-type="string">
            <text:p>ENSG00000184305 coiled-coil serine rich protein 1 [Source:HGNC Symbol;Acc:HGNC:29349] (++,++,++,++,++,++,--,--,--,--,--) (++,++,++,++,++,++,--,--) (++,++,++,++,++,++,++,--,--,--) (++,--,--,--,--,--,--,--,--,--) (++,++,++,++,++) (++,++,++,++) (++,++,++) (++,++) (++,--,--,--,--) (++,--,--,--) (++,--,--,--,--) (++,--,--,--,--) (--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724589" calcext:value-type="float">
            <text:p>74724589</text:p>
          </table:table-cell>
          <table:table-cell office:value-type="float" office:value="74716542" calcext:value-type="float">
            <text:p>7471654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9 pure/43 est (kim dist=n/a)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64%</text:p>
          </table:table-cell>
          <table:table-cell office:value-type="string" calcext:value-type="string">
            <text:p>L1PA4,L1PA4,dust,dust,trf,L1HS,L1HS,dust,dust,dust,L1P1,L1P1,dust,LTR103_Mam,LTR103_Mam,THE1B,THE1B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158389" calcext:value-type="float">
            <text:p>21158389</text:p>
          </table:table-cell>
          <table:table-cell office:value-type="float" office:value="21166435" calcext:value-type="float">
            <text:p>21166435</text:p>
          </table:table-cell>
          <table:table-cell office:value-type="float" office:value="2" calcext:value-type="float">
            <text:p>2</text:p>
          </table:table-cell>
          <table:table-cell office:value-type="float" office:value="6045" calcext:value-type="float">
            <text:p>6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2 pure/2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63%</text:p>
          </table:table-cell>
          <table:table-cell office:value-type="string" calcext:value-type="string">
            <text:p>L1MEc,L1MEc,dust,AT_rich,L1ME1,L1ME1,L1HS,L1HS,dust,dust,dust,trf,dust,trf,(A)n,L1ME1,L1ME1,MLT1A1,MLT1A1,L1ME1,L1ME1</text:p>
          </table:table-cell>
          <table:table-cell office:value-type="string" calcext:value-type="string">
            <text:p>ENSG00000185774 Kv channel interacting protein 4 [Source:HGNC Symbol;Acc:HGNC:30083] (++,--,--,--,--,--,--,--) (++,--,--,--,--,--,--,--) (++,--,--,--,--,--,--,--) (++,--,--,--,--,--,--,--,--) (++,--,--,--,--,--,--,--) (--,--,--,--,--,--,--,--) (++,++,--,--,--,--,--,--,--) (--,--) (++,++,++) (--,--,--,--,--,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8" calcext:value-type="float">
            <text:p>0.688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9077843" calcext:value-type="float">
            <text:p>59077843</text:p>
          </table:table-cell>
          <table:table-cell office:value-type="float" office:value="59085891" calcext:value-type="float">
            <text:p>59085891</text:p>
          </table:table-cell>
          <table:table-cell office:value-type="float" office:value="5" calcext:value-type="float">
            <text:p>5</text:p>
          </table:table-cell>
          <table:table-cell office:value-type="float" office:value="6042" calcext:value-type="float">
            <text:p>6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AG (unclassified)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9 pure/1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48%</text:p>
          </table:table-cell>
          <table:table-cell office:value-type="string" calcext:value-type="string">
            <text:p>MLT1C,MLT1C,L1HS,L1HS,dust,dust,dust,dust,dust,trf,(TTTC)n,AluSz,AluSz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5228758169935" calcext:value-type="float">
            <text:p>0.2052287582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8369011213048" calcext:value-type="float">
            <text:p>0.1983690112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8346978" calcext:value-type="float">
            <text:p>78346978</text:p>
          </table:table-cell>
          <table:table-cell office:value-type="float" office:value="78355029" calcext:value-type="float">
            <text:p>78355029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45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89%</text:p>
          </table:table-cell>
          <table:table-cell office:value-type="string" calcext:value-type="string">
            <text:p>dust,trf,(TG)n,dust,L2c,L2c,L1HS,L1HS,dust,trf,trf,(A)n,dust</text:p>
          </table:table-cell>
          <table:table-cell office:value-type="string" calcext:value-type="string">
            <text:p>ENSG00000138759 Fraser extracellular matrix complex subunit 1 [Source:HGNC Symbol;Acc:HGNC:19185] (--,--,--,--,--,--,--,--,--,--,--,--,--,--,--,--,--,--,--,--,++,++,++,++,++,++,++,++,++,++,++,++,++,++,++,++,++,++,++,++,++,++) (--,--,--,--,--,--,--,--,--,--,--,--,--,--,--,--,--,--,--,--,++,++,++,++,++,++,++,++,++,++,++,++,++,++,++,++,++,++,++,++,++,++,++,++,++,++,++,++,++,++,++,++,++,++,++,++,++,++,++,++,++,++,++,++,++,++,++,++,++,++,++,++,++,++) (--,--,--,--) (--,--,--,--,--,--,--,--,--,--,--,--,--,--,--,--) (--,--,--,--,--,--,--,--,--,--,--,--,--,--,--) (++,++,++,++,++,++,++,++,++) (++,++) (--,--,--,--,--,--,--,--,--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936712" calcext:value-type="float">
            <text:p>79936712</text:p>
          </table:table-cell>
          <table:table-cell office:value-type="float" office:value="79944762" calcext:value-type="float">
            <text:p>79944762</text:p>
          </table:table-cell>
          <table:table-cell office:value-type="float" office:value="6" calcext:value-type="float">
            <text:p>6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2" calcext:value-type="float">
            <text:p>1912</text:p>
          </table:table-cell>
          <table:table-cell office:value-type="float" office:value="2925" calcext:value-type="float">
            <text:p>292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2" calcext:value-type="float">
            <text:p>2992</text:p>
          </table:table-cell>
          <table:table-cell office:value-type="float" office:value="6816" calcext:value-type="float">
            <text:p>681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2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44%</text:p>
          </table:table-cell>
          <table:table-cell office:value-type="string" calcext:value-type="string">
            <text:p>trf,AT_rich,dust,L2a,L2a,L1HS,L1HS,dust,dust,dust,dust,dust,dust</text:p>
          </table:table-cell>
          <table:table-cell office:value-type="string" calcext:value-type="string">
            <text:p>ENSG00000163297 anthrax toxin receptor 2 [Source:HGNC Symbol;Acc:HGNC:21732] (++,++,++,++,++,++,++,++,++,++,++,++,++,++,++,++,--) (++,++,++,++,++,++,++,++,++,++,++,++,++,++,++,++,--,--) (++,--) (++,--) (++,++,++,++,++,++,++,++,++,++,++,++,++,++,++,++,--) (++,++,++,++,++,++,++,++,++,++,++,++) (++,++,++,++,++,++,++,++,++,++,++,++,++,++,++,++) (++,++,++,++,++) (++,++,++,++,++,++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893798" calcext:value-type="float">
            <text:p>111893798</text:p>
          </table:table-cell>
          <table:table-cell office:value-type="float" office:value="111901844" calcext:value-type="float">
            <text:p>111901844</text:p>
          </table:table-cell>
          <table:table-cell office:value-type="float" office:value="4" calcext:value-type="float">
            <text:p>4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9 pure/43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7%</text:p>
          </table:table-cell>
          <table:table-cell office:value-type="string" calcext:value-type="string">
            <text:p>MER21B,MER21B,L1MC,L1MC,dust,L1HS,L1HS,dust,dust,trf,L1MC,L1MC,L1MC1,L1MC1</text:p>
          </table:table-cell>
          <table:table-cell office:value-type="string" calcext:value-type="string">
            <text:p>ENSG00000249815 <text:s/>(++,--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4" calcext:value-type="float">
            <text:p>0.6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614984" calcext:value-type="float">
            <text:p>9614984</text:p>
          </table:table-cell>
          <table:table-cell office:value-type="float" office:value="9623031" calcext:value-type="float">
            <text:p>9623031</text:p>
          </table:table-cell>
          <table:table-cell office:value-type="float" office:value="1" calcext:value-type="float">
            <text:p>1</text:p>
          </table:table-cell>
          <table:table-cell office:value-type="float" office:value="6042" calcext:value-type="float">
            <text:p>6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7 pure/23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2%</text:p>
          </table:table-cell>
          <table:table-cell office:value-type="string" calcext:value-type="string">
            <text:p>Tigger9a,Tigger9a,L1MEi,L1MEi,AluJr,dust,AluJr,dust,trf,AT_rich,L1HS,L1HS,dust,dust,trf,AluJo,AluJo,dust,trf,dust,HAL1ME,HAL1,L1ME3A,L1ME3A,L1ME4c,L1M4a1</text:p>
          </table:table-cell>
          <table:table-cell office:value-type="string" calcext:value-type="string">
            <text:p>ENSG00000166596 cilia and flagella associated protein 52 [Source:HGNC Symbol;Acc:HGNC:16053] (--,--,--,--,--,--,--,++,++,++,++,++,++) (--,--,--,--,--,--,--,--,++,++,++,++,++,++) (--,--,--,--,--) (--,--,--,--,--,--) (--,--,--,--,--) (--,--,--,--,--,--,--,--,--,++,++,++,++,++,++) (--,--,--,--) (--,--,--,--) (++,++,++,++) (++,++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274509803922" calcext:value-type="float">
            <text:p>0.4062745098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5504587155963" calcext:value-type="float">
            <text:p>0.4055045872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44352" calcext:value-type="float">
            <text:p>5244352</text:p>
          </table:table-cell>
          <table:table-cell office:value-type="float" office:value="5252399" calcext:value-type="float">
            <text:p>5252399</text:p>
          </table:table-cell>
          <table:table-cell office:value-type="float" office:value="5" calcext:value-type="float">
            <text:p>5</text:p>
          </table:table-cell>
          <table:table-cell office:value-type="float" office:value="6040" calcext:value-type="float">
            <text:p>6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1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89%</text:p>
          </table:table-cell>
          <table:table-cell office:value-type="string" calcext:value-type="string">
            <text:p>MSTB,MSTB,L1HS,L1HS,dust,dust,dust,dust,LTR10E,LTR10E,LTR33A_,LTR33A_</text:p>
          </table:table-cell>
          <table:table-cell office:value-type="string" calcext:value-type="string">
            <text:p>ENSG00000231039 <text:s/>(--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9411764705882" calcext:value-type="float">
            <text:p>0.4094117647</text:p>
          </table:table-cell>
          <table:table-cell office:value-type="float" office:value="0.205228758169935" calcext:value-type="float">
            <text:p>0.2052287582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8572884811417" calcext:value-type="float">
            <text:p>0.1985728848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9819459" calcext:value-type="float">
            <text:p>109819459</text:p>
          </table:table-cell>
          <table:table-cell office:value-type="float" office:value="109811408" calcext:value-type="float">
            <text:p>109811408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7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2%</text:p>
          </table:table-cell>
          <table:table-cell office:value-type="string" calcext:value-type="string">
            <text:p>THE1B,THE1B,L1ME2,L1ME2,AluSz,AluSz,dust,L1ME2,L1ME2,trf,(T)n,dust,trf,L1HS,L1HS,dust,trf,dust,L3,L3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8500986193294" calcext:value-type="float">
            <text:p>0.1785009862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6851614" calcext:value-type="float">
            <text:p>106851614</text:p>
          </table:table-cell>
          <table:table-cell office:value-type="float" office:value="106843565" calcext:value-type="float">
            <text:p>106843565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0 pure/41 est (kim dist=n/a)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4%</text:p>
          </table:table-cell>
          <table:table-cell office:value-type="string" calcext:value-type="string">
            <text:p>AluY,AluY,L1MA9,L1MA9,dust,L1PA2,L1PA2,dust,trf,dust,L2,L2,L1MC1,L1MC1</text:p>
          </table:table-cell>
          <table:table-cell office:value-type="string" calcext:value-type="string">
            <text:p>ENSG00000108018 sortilin-related VPS10 domain containing receptor 1 [Source:HGNC Symbol;Acc:HGNC:16697] (--,--,++,++,++,++,++,++,++,++,++,++,++,++,++,++,++,++,++,++,++,++,++,++,++,++) (++,++,++,++,++,++,++,++,++,++,++,++,++,++,++,++,++,++,++) (++,++,++,++) (++,++,++,++,++,++) (++,++,++,++) (++,++) (++,++,++,++,++) (--,++,++,++,++,++,++,++,++,++,++,++,++,++,++,++,++,++,++,++,++,++,++,++,++,++) (--,++,++,++,++,++,++,++,++,++,++,++,++,++,++,++,++,++,++,++,++,++,++,++,++,++) (--,++,++,++,++,++,++,++,++,++,++,++,++,++,++,++,++,++,++,++,++,++,++,++,++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9411764705882" calcext:value-type="float">
            <text:p>0.4094117647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8562691131498" calcext:value-type="float">
            <text:p>0.4085626911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8789973" calcext:value-type="float">
            <text:p>98789973</text:p>
          </table:table-cell>
          <table:table-cell office:value-type="float" office:value="98781926" calcext:value-type="float">
            <text:p>98781926</text:p>
          </table:table-cell>
          <table:table-cell office:value-type="float" office:value="5" calcext:value-type="float">
            <text:p>5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6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13%</text:p>
          </table:table-cell>
          <table:table-cell office:value-type="string" calcext:value-type="string">
            <text:p>L1ME4a,L1ME4a,dust,AT_rich,trf,L1M5,L1M5,FordPrefect,FordPrefect,trf,trf,trf,dust,AT_rich,L1HS,L1HS,dust,dust,dust,L2a,L2a,dust,LTR16A,LTR16A,MER53,MER53</text:p>
          </table:table-cell>
          <table:table-cell office:value-type="string" calcext:value-type="string">
            <text:p>ENSG00000172987 heparanase 2 (inactive) [Source:HGNC Symbol;Acc:HGNC:18374] (--,--,--,++,++,++,++,++,++,++,++,++) (--,--,--,++,++,++,++,++,++,++,++) (--,--,++,++,++,++,++,++,++,++) (--,--,--,++,++,++,++,++,++,++,++,++,++) (++,++,++,++,++,++,++,++,++) (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5" calcext:value-type="float">
            <text:p>0.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3517879" calcext:value-type="float">
            <text:p>33517879</text:p>
          </table:table-cell>
          <table:table-cell office:value-type="float" office:value="33509832" calcext:value-type="float">
            <text:p>33509832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8 pure/8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72%</text:p>
          </table:table-cell>
          <table:table-cell office:value-type="string" calcext:value-type="string">
            <text:p>L2c,L2c,trf,dust,AluSx1,AluSx1,dust,trf,(T)n,L1HS,L1HS,dust,dust,dust,MIR,MIR,dust,trf,AluSz,AluSz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058823529412" calcext:value-type="float">
            <text:p>0.4070588235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095620" calcext:value-type="float">
            <text:p>19095620</text:p>
          </table:table-cell>
          <table:table-cell office:value-type="float" office:value="19087567" calcext:value-type="float">
            <text:p>19087567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35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8%</text:p>
          </table:table-cell>
          <table:table-cell office:value-type="string" calcext:value-type="string">
            <text:p>L1MA2,L1MA2,dust,MER81,MER81,(T)n,dust,AT_rich,L1HS,L1HS,dust,dust,dust,dust</text:p>
          </table:table-cell>
          <table:table-cell office:value-type="string" calcext:value-type="string">
            <text:p>ENSG00000204740 MAM and LDL receptor class A domain containing 1 [Source:HGNC Symbol;Acc:HGNC:24331] (--,--,--,--,--,--,--,--,--,--,--,--,--,--,--,--,--,--,--,--,--,--,--,--,--) (--,--,--,--,--) (--,--,--,--,--) (--,--,--,--,--,--,--,--,--,--,--,--) (--,--,--) (--,--) (++,++,++,++,--,--,--,--,--,--,--,--,--,--,--,--,--,--,--,--,--,--,--,--,--,--,--,--,--,--,--,--,--,--,--,--,--,--,--,--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7757390417941" calcext:value-type="float">
            <text:p>0.1977573904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4" calcext:value-type="float">
            <text:p>0.6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488998" calcext:value-type="float">
            <text:p>175488998</text:p>
          </table:table-cell>
          <table:table-cell office:value-type="float" office:value="175480952" calcext:value-type="float">
            <text:p>175480952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7 pure/3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78%</text:p>
          </table:table-cell>
          <table:table-cell office:value-type="string" calcext:value-type="string">
            <text:p>MER46C,MER46C,dust,trf,dust,trf,L1HS,L1HS,dust,dust,dust,dust,MIR1_Amn,MIR,(TTA)n,MIR,MIRc,MIRc,L1ME3E,L1ME3E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3706412" calcext:value-type="float">
            <text:p>173706412</text:p>
          </table:table-cell>
          <table:table-cell office:value-type="float" office:value="173698364" calcext:value-type="float">
            <text:p>173698364</text:p>
          </table:table-cell>
          <table:table-cell office:value-type="float" office:value="2" calcext:value-type="float">
            <text:p>2</text:p>
          </table:table-cell>
          <table:table-cell office:value-type="float" office:value="6042" calcext:value-type="float">
            <text:p>60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0 pure/25 est (kim dist=n/a)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65%</text:p>
          </table:table-cell>
          <table:table-cell office:value-type="string" calcext:value-type="string">
            <text:p>trf,trf,(CAT)n,dust,dust,dust,A-rich,trf,dust,dust,AT_rich,dust,AT_rich,dust,L1PA2,L1PA2,dust,trf,dust,(T)n,dust,trf</text:p>
          </table:table-cell>
          <table:table-cell office:value-type="string" calcext:value-type="string">
            <text:p>ENSG00000237617 <text:s/>(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6535947712418" calcext:value-type="float">
            <text:p>0.4065359477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5708460754332" calcext:value-type="float">
            <text:p>0.4057084608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866018" calcext:value-type="float">
            <text:p>128866018</text:p>
          </table:table-cell>
          <table:table-cell office:value-type="float" office:value="128857971" calcext:value-type="float">
            <text:p>128857971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52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53%</text:p>
          </table:table-cell>
          <table:table-cell office:value-type="string" calcext:value-type="string">
            <text:p>L1ME1,L1ME1,trf,dust,dust,trf,trf,L1PA2,L1PA2,dust,dust,dust,dust,L1ME1,L1ME1,MIRb,MIRb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10196078431373" calcext:value-type="float">
            <text:p>0.4101960784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9582059123344" calcext:value-type="float">
            <text:p>0.4095820591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2573387" calcext:value-type="float">
            <text:p>102573387</text:p>
          </table:table-cell>
          <table:table-cell office:value-type="float" office:value="102565341" calcext:value-type="float">
            <text:p>102565341</text:p>
          </table:table-cell>
          <table:table-cell office:value-type="float" office:value="4" calcext:value-type="float">
            <text:p>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3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44%</text:p>
          </table:table-cell>
          <table:table-cell office:value-type="string" calcext:value-type="string">
            <text:p>L1MEf,L1MEf,dust,dust,trf,dust,L1HS,L1HS,dust,L1MEf,L1MEf,dust,L1MA5,L1MA5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535947712418" calcext:value-type="float">
            <text:p>0.4065359477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5912334352701" calcext:value-type="float">
            <text:p>0.4059123344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6662271" calcext:value-type="float">
            <text:p>86662271</text:p>
          </table:table-cell>
          <table:table-cell office:value-type="float" office:value="86654222" calcext:value-type="float">
            <text:p>86654222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41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4%</text:p>
          </table:table-cell>
          <table:table-cell office:value-type="string" calcext:value-type="string">
            <text:p>L1MEc,L1MEc,dust,dust,MER45R,MER45R,MamRTE1,MamRTE1,MIRb,MIRb,dust,trf,L1HS,L1HS,dust,LTR18C,LTR18C,MIR,MIR,MIR,MIR</text:p>
          </table:table-cell>
          <table:table-cell office:value-type="string" calcext:value-type="string">
            <text:p>ENSG00000249884 RNF103-CHMP3 readthrough [Source:HGNC Symbol;Acc:HGNC:38847] (--,--,++,++,++,++,++,++) (++,++,++,++,++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8500986193294" calcext:value-type="float">
            <text:p>0.1785009862</text:p>
          </table:table-cell>
          <table:table-cell office:value-type="float" office:value="0.406797385620915" calcext:value-type="float">
            <text:p>0.4067973856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600760" calcext:value-type="float">
            <text:p>16600760</text:p>
          </table:table-cell>
          <table:table-cell office:value-type="float" office:value="16592712" calcext:value-type="float">
            <text:p>16592712</text:p>
          </table:table-cell>
          <table:table-cell office:value-type="float" office:value="5" calcext:value-type="float">
            <text:p>5</text:p>
          </table:table-cell>
          <table:table-cell office:value-type="float" office:value="6043" calcext:value-type="float">
            <text:p>60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0 pure/68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9%</text:p>
          </table:table-cell>
          <table:table-cell office:value-type="string" calcext:value-type="string">
            <text:p>dust,MIRc,MIRc,AT_rich,dust,trf,trf,trf,L1HS,L1HS,dust,dust,dust,AluSx1,AluSx1,dust,L2,L2,MIRb,MIRb</text:p>
          </table:table-cell>
          <table:table-cell office:value-type="string" calcext:value-type="string">
            <text:p>ENSG00000197872 family with sequence similarity 49 member A [Source:HGNC Symbol;Acc:HGNC:25373] (--,--,++,++,++,++,++,++,++,++,++,++) (--,--,--,++,++,++,++,++,++,++,++,++,++) (++,++,++) (--,--,++,++,++) (--,--,--,++,++,++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8350220" calcext:value-type="float">
            <text:p>158350220</text:p>
          </table:table-cell>
          <table:table-cell office:value-type="float" office:value="158358260" calcext:value-type="float">
            <text:p>158358260</text:p>
          </table:table-cell>
          <table:table-cell office:value-type="float" office:value="12" calcext:value-type="float">
            <text:p>12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2913" calcext:value-type="float">
            <text:p>291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0" calcext:value-type="float">
            <text:p>2980</text:p>
          </table:table-cell>
          <table:table-cell office:value-type="float" office:value="6804" calcext:value-type="float">
            <text:p>680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38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27%</text:p>
          </table:table-cell>
          <table:table-cell office:value-type="string" calcext:value-type="string">
            <text:p>L1ME4c,L1ME4c,L2c,L2c,L1MA6,L1MA6,L2c,L2c,L1PA2,L1PA2,trf,dust,dust,dust,dust,dust,L2c,L2c,dust,MIR,MIR</text:p>
          </table:table-cell>
          <table:table-cell office:value-type="string" calcext:value-type="string">
            <text:p>ENSG00000153237 coiled-coil domain containing 148 [Source:HGNC Symbol;Acc:HGNC:25191] (++,++,--,--,--,--,--,--,--,--,--,--,--,--) (++,++,--,--,--,--,--,--,--) (++,++,++,--,--,--,--,--,--,--,--,--,--,--,--) (++,++,--,--,--,--,--,--,--,--,--,--) (++,--,--,--,--,--,--,--) (++,--,--,--,--,--,--,--,--) (++,++,--,--,--,--,--) (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12287581699346" calcext:value-type="float">
            <text:p>0.4122875817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1039755351682" calcext:value-type="float">
            <text:p>0.410397553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93" calcext:value-type="float">
            <text:p>0.693</text:p>
          </table:table-cell>
          <table:table-cell office:value-type="float" office:value="0.621" calcext:value-type="float">
            <text:p>0.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5484930" calcext:value-type="float">
            <text:p>165484930</text:p>
          </table:table-cell>
          <table:table-cell office:value-type="float" office:value="165492977" calcext:value-type="float">
            <text:p>165492977</text:p>
          </table:table-cell>
          <table:table-cell office:value-type="float" office:value="5" calcext:value-type="float">
            <text:p>5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36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2%</text:p>
          </table:table-cell>
          <table:table-cell office:value-type="string" calcext:value-type="string">
            <text:p>CT-rich,dust,MLT1A0,MLT1A0,L1PA2,L1PA2,dust,dust,dust,dust,L2a,L2a,dust,trf,dust</text:p>
          </table:table-cell>
          <table:table-cell office:value-type="string" calcext:value-type="string">
            <text:p>ENSG00000178662 cysteine-serine-rich nuclear protein 3 [Source:HGNC Symbol;Acc:HGNC:30729] (--,++,++,++,++,++,++) (--,++,++,++) (--,++,++,++) (++,++,++,++,++) (++,++,++,++,++) (--,++,++,++,++,++,++)</text:p>
          </table:table-cell>
          <table:table-cell office:value-type="float" office:value="0.396449704142012" calcext:value-type="float">
            <text:p>0.3964497041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9934640522876" calcext:value-type="float">
            <text:p>0.4099346405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8" calcext:value-type="float">
            <text:p>0.688</text:p>
          </table:table-cell>
          <table:table-cell office:value-type="float" office:value="0.628" calcext:value-type="float">
            <text:p>0.6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6987450" calcext:value-type="float">
            <text:p>166987450</text:p>
          </table:table-cell>
          <table:table-cell office:value-type="float" office:value="166995506" calcext:value-type="float">
            <text:p>166995506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6" calcext:value-type="float">
            <text:p>1916</text:p>
          </table:table-cell>
          <table:table-cell office:value-type="float" office:value="2929" calcext:value-type="float">
            <text:p>292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6" calcext:value-type="float">
            <text:p>2996</text:p>
          </table:table-cell>
          <table:table-cell office:value-type="float" office:value="6820" calcext:value-type="float">
            <text:p>682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70%</text:p>
          </table:table-cell>
          <table:table-cell office:value-type="string" calcext:value-type="string">
            <text:p>AT_rich,L1MC4,L1MC4,dust,L1HS,L1HS,trf,dust,dust,trf,dust,trf,AT_rich,dust,L1MC4,L1MC4,dust,AluSc,AluSc</text:p>
          </table:table-cell>
          <table:table-cell office:value-type="string" calcext:value-type="string">
            <text:p>ENSG00000163092 xin actin binding repeat containing 2 [Source:HGNC Symbol;Acc:HGNC:14303] (--,--,++,++,++,++,++,++,++,++) (--,--,++,++,++,++,++,++,++,++,++) (--,--,++,++,++,++,++,++,++,++,++) (++,++,++,++,++,++,++,++,++) (++,++,++,++,++,++,++,++) (++,++,++,++) (++,++,++,++,++,++,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6904585" calcext:value-type="float">
            <text:p>196904585</text:p>
          </table:table-cell>
          <table:table-cell office:value-type="float" office:value="196912633" calcext:value-type="float">
            <text:p>196912633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0 pure/4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96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7%</text:p>
          </table:table-cell>
          <table:table-cell office:value-type="string" calcext:value-type="string">
            <text:p>AluSc,AluSc,dust,MER115,MER115,trf,L1HS,L1HS,dust,dust,dust,dust,trf,AT_rich,MIR,MIR,Helitron3Na_Mam,Helitron3Na_Mam,AluSz6,AluSz6,dust,trf,Helitron3Na_Mam,Helitron3Na_Mam</text:p>
          </table:table-cell>
          <table:table-cell office:value-type="string" calcext:value-type="string">
            <text:p>ENSG00000197121 post-GPI attachment to proteins 1 [Source:HGNC Symbol;Acc:HGNC:25712] (++,++,++,++,--,--,--,--,--,--,--,--,--,--,--,--,--,--,--,--,--,--,--,--,--,--,--) (++,++,++,++,++,--,--,--,--,--,--,--,--,--,--,--,--,--,--,--,--,--,--,--,--,--,--,--) (--,--,--,--) (--,--) (++,--,--,--,--,--,--,--,--,--,--,--,--,--,--,--,--,--,--,--,--,--) (++,++,++,++,--,--,--,--,--,--,--,--,--,--,--,--,--,--,--,--) (--,--,--) (--,--,--,--,--,--,--,--,--) (++,++,++,++,--,--,--,--,--,--,--) (++,--,--,--,--,--,--) (++,++,++,++,++,--,--,--,--,--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8" calcext:value-type="float">
            <text:p>0.688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706247" calcext:value-type="float">
            <text:p>11706247</text:p>
          </table:table-cell>
          <table:table-cell office:value-type="float" office:value="11714295" calcext:value-type="float">
            <text:p>11714295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8 pure/6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44%</text:p>
          </table:table-cell>
          <table:table-cell office:value-type="string" calcext:value-type="string">
            <text:p>L1MC4a,L1MC4a,L1HS,L1HS,dust,dust,L1MB8,L1MB8</text:p>
          </table:table-cell>
          <table:table-cell office:value-type="string" calcext:value-type="string">
            <text:p>ENSG00000282840 <text:s/>(++,++,++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3237515" calcext:value-type="float">
            <text:p>23237515</text:p>
          </table:table-cell>
          <table:table-cell office:value-type="float" office:value="23245560" calcext:value-type="float">
            <text:p>23245560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6811" calcext:value-type="float">
            <text:p>6811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46 est (kim dist=n/a)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mut</text:p>
          </table:table-cell>
          <table:table-cell table:number-columns-repeated="16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19%</text:p>
          </table:table-cell>
          <table:table-cell office:value-type="string" calcext:value-type="string">
            <text:p>MER4-int,MER4-int,dust,dust,MER4-int,MER4-int,L1HS,L1HS,dust,trf,trf,dust,trf,MER4-int,MER4-int</text:p>
          </table:table-cell>
          <table:table-cell office:value-type="string" calcext:value-type="string">
            <text:p>ENSG00000233067 PTCHD1 antisense RNA (head to head) [Source:HGNC Symbol;Acc:HGNC:37703] (++,++,--,--,--,--) (--,--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156862745098" calcext:value-type="float">
            <text:p>0.2015686275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5310907237513" calcext:value-type="float">
            <text:p>0.1953109072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4" calcext:value-type="float">
            <text:p>0.6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2476843" calcext:value-type="float">
            <text:p>142476843</text:p>
          </table:table-cell>
          <table:table-cell office:value-type="float" office:value="142484883" calcext:value-type="float">
            <text:p>142484883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6" calcext:value-type="float">
            <text:p>2986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8 pure/41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4%</text:p>
          </table:table-cell>
          <table:table-cell office:value-type="string" calcext:value-type="string">
            <text:p>MLT1G,MLT1G,MER5A1,MER5A1,L1HS,L1HS,dust,dust,trf,trf,(TAAAA)n,trf,(A)n,MER5A1,MER5A1,LTR101_Mam,LTR101_Mam,dust</text:p>
          </table:table-cell>
          <table:table-cell/>
          <table:table-cell office:value-type="float" office:value="0.398615232443126" calcext:value-type="float">
            <text:p>0.3986152324</text:p>
          </table:table-cell>
          <table:table-cell office:value-type="float" office:value="0.174085064292779" calcext:value-type="float">
            <text:p>0.1740850643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078431372549" calcext:value-type="float">
            <text:p>0.2007843137</text:p>
          </table:table-cell>
          <table:table-cell office:value-type="float" office:value="0.40718074255406" calcext:value-type="float">
            <text:p>0.4071807426</text:p>
          </table:table-cell>
          <table:table-cell office:value-type="float" office:value="0.194614443084455" calcext:value-type="float">
            <text:p>0.1946144431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5" calcext:value-type="float">
            <text:p>0.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5523050" calcext:value-type="float">
            <text:p>155523050</text:p>
          </table:table-cell>
          <table:table-cell office:value-type="float" office:value="155515003" calcext:value-type="float">
            <text:p>155515003</text:p>
          </table:table-cell>
          <table:table-cell office:value-type="float" office:value="1" calcext:value-type="float">
            <text:p>1</text:p>
          </table:table-cell>
          <table:table-cell office:value-type="float" office:value="6047" calcext:value-type="float">
            <text:p>60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3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65%</text:p>
          </table:table-cell>
          <table:table-cell office:value-type="string" calcext:value-type="string">
            <text:p>L1ME4a,L1ME4a,dust,trf,AT_rich,MER58A,MER58A,MER58C,MER58C,dust,L1HS,L1HS,dust,dust,dust,dust,dust,dust,L1MD2,L1MD2,dust</text:p>
          </table:table-cell>
          <table:table-cell office:value-type="string" calcext:value-type="string">
            <text:p>ENSG00000224533 TMLHE antisense RNA 1 [Source:HGNC Symbol;Acc:HGNC:44261] (++,++,++,++) (++,--),ENSG00000185973 trimethyllysine hydroxylase, epsilon [Source:HGNC Symbol;Acc:HGNC:18308] (--,--,--,++,++,++,++,++) (++,++) (--,--,--,++,++,++,++) (--,--) (--,--) (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7" calcext:value-type="float">
            <text:p>0.6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41428248" calcext:value-type="float">
            <text:p>141428248</text:p>
          </table:table-cell>
          <table:table-cell office:value-type="float" office:value="141420202" calcext:value-type="float">
            <text:p>141420202</text:p>
          </table:table-cell>
          <table:table-cell office:value-type="float" office:value="1" calcext:value-type="float">
            <text:p>1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6 pure/26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2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78%</text:p>
          </table:table-cell>
          <table:table-cell office:value-type="string" calcext:value-type="string">
            <text:p>AluJo,AluJo,dust,L1MB5,L1MB5,dust,dust,dust,trf,L1HS,L1HS,dust,dust,dust,dust,L1MB5,L1MB5,dust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6064845" calcext:value-type="float">
            <text:p>96064845</text:p>
          </table:table-cell>
          <table:table-cell office:value-type="float" office:value="96056798" calcext:value-type="float">
            <text:p>96056798</text:p>
          </table:table-cell>
          <table:table-cell office:value-type="float" office:value="5" calcext:value-type="float">
            <text:p>5</text:p>
          </table:table-cell>
          <table:table-cell office:value-type="float" office:value="6048" calcext:value-type="float">
            <text:p>60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9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2%</text:p>
          </table:table-cell>
          <table:table-cell office:value-type="string" calcext:value-type="string">
            <text:p>L1PA3,L1PA3,dust,trf,dust,trf,L1HS,L1HS,dust,dust,dust,dust,L1PA3,L1PA3,L1MA1,L1MA1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83066639" calcext:value-type="float">
            <text:p>83066639</text:p>
          </table:table-cell>
          <table:table-cell office:value-type="float" office:value="83058591" calcext:value-type="float">
            <text:p>83058591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40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17%</text:p>
          </table:table-cell>
          <table:table-cell office:value-type="string" calcext:value-type="string">
            <text:p>L2a,L2a,FRAM,FRAM,L2a,L2a,MLT1D,MLT1D,Ricksha_c,Ricksha_c,trf,dust,trf,L1HS,L1HS,dust,MLT2B3,MLT2B3,LTR14A,LTR14A,trf,MLT1D,MLT1D,dust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4020288" calcext:value-type="float">
            <text:p>64020288</text:p>
          </table:table-cell>
          <table:table-cell office:value-type="float" office:value="64012236" calcext:value-type="float">
            <text:p>64012236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5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8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04%</text:p>
          </table:table-cell>
          <table:table-cell office:value-type="string" calcext:value-type="string">
            <text:p>L1PA10,L1PA10,dust,dust,dust,trf,trf,trf,(T)n,L1HS,L1HS,dust,dust,dust,L1PA10,L1PA10,dust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9673202614379" calcext:value-type="float">
            <text:p>0.4096732026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8766564729867" calcext:value-type="float">
            <text:p>0.4087665647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4125747" calcext:value-type="float">
            <text:p>54125747</text:p>
          </table:table-cell>
          <table:table-cell office:value-type="float" office:value="54117700" calcext:value-type="float">
            <text:p>54117700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6 pure/8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82 nt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76%</text:p>
          </table:table-cell>
          <table:table-cell office:value-type="string" calcext:value-type="string">
            <text:p>AluSx1,AluSx1,dust,trf,MIRb,AluSp,AluSp,dust,L1MD2,L1MD2,dust,dust,trf,L1HS,L1HS,dust,dust,dust,L1MD2,L1MD2,L1MD2,L1MD2,dust,AluSx,AluSx,dust,L1MD2,L1MD2,AluJb,dust,AluJb,L1MD2,L1MD2</text:p>
          </table:table-cell>
          <table:table-cell office:value-type="string" calcext:value-type="string">
            <text:p>ENSG00000184083 family with sequence similarity 120C [Source:HGNC Symbol;Acc:HGNC:16949] (--,--,--,--,--,--,--,--,--,++,++,++,++,++,++,++) (--,--,--,--,--,--,--,--,--,++,++,++,++,++) (--,--) (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7790701" calcext:value-type="float">
            <text:p>47790701</text:p>
          </table:table-cell>
          <table:table-cell office:value-type="float" office:value="47782657" calcext:value-type="float">
            <text:p>47782657</text:p>
          </table:table-cell>
          <table:table-cell office:value-type="float" office:value="4" calcext:value-type="float">
            <text:p>4</text:p>
          </table:table-cell>
          <table:table-cell office:value-type="float" office:value="6035" calcext:value-type="float">
            <text:p>60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15 est (kim dist=n/a)</text:p>
          </table:table-cell>
          <table:table-cell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L1MD2,L1MD2,dust,L1PA2,dust,L1PA2,dust,dust,dust,L1MD2,L1MD2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9209837781266" calcext:value-type="float">
            <text:p>0.4092098378</text:p>
          </table:table-cell>
          <table:table-cell office:value-type="float" office:value="0.204343275771847" calcext:value-type="float">
            <text:p>0.2043432758</text:p>
          </table:table-cell>
          <table:table-cell office:value-type="float" office:value="0.408200734394125" calcext:value-type="float">
            <text:p>0.4082007344</text:p>
          </table:table-cell>
          <table:table-cell office:value-type="float" office:value="0.197470420236638" calcext:value-type="float">
            <text:p>0.1974704202</text:p>
          </table:table-cell>
          <table:table-cell office:value-type="string" calcext:value-type="string">
            <text:p>1 Islands</text:p>
          </table:table-cell>
          <table:table-cell office:value-type="float" office:value="0.691" calcext:value-type="float">
            <text:p>0.691</text:p>
          </table:table-cell>
          <table:table-cell office:value-type="float" office:value="0.621" calcext:value-type="float">
            <text:p>0.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6472219" calcext:value-type="float">
            <text:p>36472219</text:p>
          </table:table-cell>
          <table:table-cell office:value-type="float" office:value="36464177" calcext:value-type="float">
            <text:p>36464177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05" calcext:value-type="float">
            <text:p>6805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65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1%</text:p>
          </table:table-cell>
          <table:table-cell office:value-type="string" calcext:value-type="string">
            <text:p>L1MC3,L1MC3,L1MA8,L1MA8,dust,trf,trf,L1PA2,L1PA2,dust,dust,dust,L1MA8,L1MA8,L1MC3,L1MC3,MSTA,MSTA,L1MC3,L1MC3,dust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10639412997904" calcext:value-type="float">
            <text:p>0.410639413</text:p>
          </table:table-cell>
          <table:table-cell office:value-type="float" office:value="0.204664570230608" calcext:value-type="float">
            <text:p>0.2046645702</text:p>
          </table:table-cell>
          <table:table-cell office:value-type="float" office:value="0.409517973856209" calcext:value-type="float">
            <text:p>0.4095179739</text:p>
          </table:table-cell>
          <table:table-cell office:value-type="float" office:value="0.197712418300654" calcext:value-type="float">
            <text:p>0.1977124183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5" calcext:value-type="float">
            <text:p>0.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4254915" calcext:value-type="float">
            <text:p>34254915</text:p>
          </table:table-cell>
          <table:table-cell office:value-type="float" office:value="34247263" calcext:value-type="float">
            <text:p>34247263</text:p>
          </table:table-cell>
          <table:table-cell office:value-type="float" office:value="2" calcext:value-type="float">
            <text:p>2</text:p>
          </table:table-cell>
          <table:table-cell office:value-type="float" office:value="6040" calcext:value-type="float">
            <text:p>604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418" calcext:value-type="float">
            <text:p>6418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 pure/26 est (kim dist=n/a)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53%</text:p>
          </table:table-cell>
          <table:table-cell office:value-type="string" calcext:value-type="string">
            <text:p>dust,MER33,MER33,dust,L1PA2,L1PA2,dust,L1PA2,L1PA2,L1PA7,L1PA7,L1PA7,L1PA7</text:p>
          </table:table-cell>
          <table:table-cell office:value-type="string" calcext:value-type="string">
            <text:p>ENSG00000233571 <text:s/>(--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1597633136095" calcext:value-type="float">
            <text:p>0.1715976331</text:p>
          </table:table-cell>
          <table:table-cell office:value-type="float" office:value="0.407407407407407" calcext:value-type="float">
            <text:p>0.4074074074</text:p>
          </table:table-cell>
          <table:table-cell office:value-type="float" office:value="0.201808107319918" calcext:value-type="float">
            <text:p>0.2018081073</text:p>
          </table:table-cell>
          <table:table-cell office:value-type="float" office:value="0.406520292747838" calcext:value-type="float">
            <text:p>0.4065202927</text:p>
          </table:table-cell>
          <table:table-cell office:value-type="float" office:value="0.194278110445775" calcext:value-type="float">
            <text:p>0.1942781104</text:p>
          </table:table-cell>
          <table:table-cell office:value-type="string" calcext:value-type="string">
            <text:p>1 Islands</text:p>
          </table:table-cell>
          <table:table-cell office:value-type="float" office:value="0.677" calcext:value-type="float">
            <text:p>0.677</text:p>
          </table:table-cell>
          <table:table-cell office:value-type="float" office:value="0.633" calcext:value-type="float">
            <text:p>0.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1942317" calcext:value-type="float">
            <text:p>11942317</text:p>
          </table:table-cell>
          <table:table-cell office:value-type="float" office:value="11934270" calcext:value-type="float">
            <text:p>11934270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7 pure/7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7%</text:p>
          </table:table-cell>
          <table:table-cell office:value-type="string" calcext:value-type="string">
            <text:p>L2b,L2b,dust,trf,L1HS,L1HS,trf,dust,dust,dust,dust,dust,dust,trf,dust,FLAM_A,FLAM_A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6306043" calcext:value-type="float">
            <text:p>126306043</text:p>
          </table:table-cell>
          <table:table-cell office:value-type="float" office:value="126297996" calcext:value-type="float">
            <text:p>126297996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3 pure/6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55%</text:p>
          </table:table-cell>
          <table:table-cell office:value-type="string" calcext:value-type="string">
            <text:p>MLT1F1,MLT1F1,MLT1F1-int,MLT1F1-int,MSTB1,MSTB1,dust,trf,(T)n,L1HS,L1HS,dust,dust,dust,dust,MSTB1,MSTB1,MIR,MIR,dust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4787569" calcext:value-type="float">
            <text:p>54787569</text:p>
          </table:table-cell>
          <table:table-cell office:value-type="float" office:value="54795619" calcext:value-type="float">
            <text:p>54795619</text:p>
          </table:table-cell>
          <table:table-cell office:value-type="float" office:value="8" calcext:value-type="float">
            <text:p>8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4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5%</text:p>
          </table:table-cell>
          <table:table-cell office:value-type="string" calcext:value-type="string">
            <text:p>L1MB3,L1MB3,L1HS,L1HS,trf,dust,trf,dust,trf,MLT1A,MLT1A,dust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9411764705882" calcext:value-type="float">
            <text:p>0.4094117647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645477" calcext:value-type="float">
            <text:p>57645477</text:p>
          </table:table-cell>
          <table:table-cell office:value-type="float" office:value="57653513" calcext:value-type="float">
            <text:p>57653513</text:p>
          </table:table-cell>
          <table:table-cell office:value-type="float" office:value="3" calcext:value-type="float">
            <text:p>3</text:p>
          </table:table-cell>
          <table:table-cell office:value-type="float" office:value="6035" calcext:value-type="float">
            <text:p>60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float" office:value="2911" calcext:value-type="float">
            <text:p>291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8" calcext:value-type="float">
            <text:p>2978</text:p>
          </table:table-cell>
          <table:table-cell office:value-type="float" office:value="6802" calcext:value-type="float">
            <text:p>680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12 est (kim dist=n/a)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82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33%</text:p>
          </table:table-cell>
          <table:table-cell office:value-type="string" calcext:value-type="string">
            <text:p>AluSz6,AluSz6,dust,MER4-int,MER4-int,AluSp,dust,AluSp,MER4-int,MER4-int,dust,L1PA2,L1PA2,dust,dust,dust,MER4-int,MER4-int,AluSx,AluSx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1281045751634" calcext:value-type="float">
            <text:p>0.4128104575</text:p>
          </table:table-cell>
          <table:table-cell office:value-type="float" office:value="0.205228758169935" calcext:value-type="float">
            <text:p>0.2052287582</text:p>
          </table:table-cell>
          <table:table-cell office:value-type="float" office:value="0.410601427115189" calcext:value-type="float">
            <text:p>0.4106014271</text:p>
          </table:table-cell>
          <table:table-cell office:value-type="float" office:value="0.198572884811417" calcext:value-type="float">
            <text:p>0.1985728848</text:p>
          </table:table-cell>
          <table:table-cell office:value-type="string" calcext:value-type="string">
            <text:p>0 Islands</text:p>
          </table:table-cell>
          <table:table-cell office:value-type="float" office:value="0.696" calcext:value-type="float">
            <text:p>0.696</text:p>
          </table:table-cell>
          <table:table-cell office:value-type="float" office:value="0.624" calcext:value-type="float">
            <text:p>0.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4194585" calcext:value-type="float">
            <text:p>64194585</text:p>
          </table:table-cell>
          <table:table-cell office:value-type="float" office:value="64202633" calcext:value-type="float">
            <text:p>64202633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3 est (kim dist=n/a)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63%</text:p>
          </table:table-cell>
          <table:table-cell office:value-type="string" calcext:value-type="string">
            <text:p>AluJo,dust,AluJo,MIR,MIR,L1PA2,L1PA2,dust,dust,dust,trf,trf,AluSx,AluSx,dust,trf,(CAAA)n,L2,L2,AluJb,AluJb,dust,MER112,MER112,trf,dust,AT_rich,trf</text:p>
          </table:table-cell>
          <table:table-cell office:value-type="string" calcext:value-type="string">
            <text:p>ENSG00000174206 chromosome 12 open reading frame 66 [Source:HGNC Symbol;Acc:HGNC:26517] (++,++,--) (++,++) (++,++) (++,++) (++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10196078431373" calcext:value-type="float">
            <text:p>0.4101960784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8970438328236" calcext:value-type="float">
            <text:p>0.4089704383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7" calcext:value-type="float">
            <text:p>0.6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2312990" calcext:value-type="float">
            <text:p>92312990</text:p>
          </table:table-cell>
          <table:table-cell office:value-type="float" office:value="92321037" calcext:value-type="float">
            <text:p>92321037</text:p>
          </table:table-cell>
          <table:table-cell office:value-type="float" office:value="9" calcext:value-type="float">
            <text:p>9</text:p>
          </table:table-cell>
          <table:table-cell office:value-type="float" office:value="6038" calcext:value-type="float">
            <text:p>60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17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5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74%</text:p>
          </table:table-cell>
          <table:table-cell office:value-type="string" calcext:value-type="string">
            <text:p>dust,MIR,MIR,dust,trf,(TG)n,dust,AT_rich,L1PB1,L1PB1,L1PA2,L1PA2,dust,dust,dust,dust,L1PB1,L1PB1</text:p>
          </table:table-cell>
          <table:table-cell office:value-type="string" calcext:value-type="string">
            <text:p>ENSG00000277851 <text:s/>(++,++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1927714" calcext:value-type="float">
            <text:p>141927714</text:p>
          </table:table-cell>
          <table:table-cell office:value-type="float" office:value="141919668" calcext:value-type="float">
            <text:p>141919668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51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8%</text:p>
          </table:table-cell>
          <table:table-cell office:value-type="string" calcext:value-type="string">
            <text:p>L1MB8,L1MB8,L2a,L2a,dust,AT_rich,trf,dust,trf,trf,L1HS,L1HS,L1PA5,dust,L1PA5,L2a,L2a</text:p>
          </table:table-cell>
          <table:table-cell office:value-type="string" calcext:value-type="string">
            <text:p>ENSG00000257335 maltase-glucoamylase [Source:HGNC Symbol;Acc:HGNC:7043] (++,--,--,--,--,--) (++,--,--) (--,--,--,--,--,--,--,--,--,--,--,--,--,--,--,--,--,--,--,--,--,--,--,--,--,--,--,--,--,--,--,--,--,--,--,--,--,--,--,--,--,--,--,--,--,--,--,--) (--,--,--,--,--) (--,--,--,--,--,--,--,--,--,--,--,--,--,--,--,--,--,--,--,--,--,--,--,--,--,--,--,--,--,--,--,--,--,--,--,--,--,--,--,--,--,--,--,--,--,--,--,--,--,--,--,--,--,--,--,--,--,--,--,--,--,--,--,--,--,--,--,--,--,--,--) (--,--,--) (--,--) (--,--) (--,--,--,--,--,--,--,--,--,--,--,--,--,--,--,--,--,--,--,--,--,--,--,--,--,--,--,--,--,--,--,--,--,--,--,--,--,--,--,--,--,--,--,--,--,--,--,--),ENSG00000258083 olfactory receptor family 9 subfamily A member 4 [Source:HGNC Symbol;Acc:HGNC:15095] (++),ENSG00000258227 C-type lectin domain family 5 member A [Source:HGNC Symbol;Acc:HGNC:2054] (--,--,--,--,--,--) (--,--,--,--,--) (--,--,--,--,--,--) (--,--,--,--) (--,--,--,--,--) (--,--) (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3783154" calcext:value-type="float">
            <text:p>113783154</text:p>
          </table:table-cell>
          <table:table-cell office:value-type="float" office:value="113775109" calcext:value-type="float">
            <text:p>113775109</text:p>
          </table:table-cell>
          <table:table-cell office:value-type="float" office:value="1" calcext:value-type="float">
            <text:p>1</text:p>
          </table:table-cell>
          <table:table-cell office:value-type="float" office:value="6042" calcext:value-type="float">
            <text:p>60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6811" calcext:value-type="float">
            <text:p>6811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9 pure/1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7%</text:p>
          </table:table-cell>
          <table:table-cell office:value-type="string" calcext:value-type="string">
            <text:p>trf,trf,L2c,L2c,L2c,L2c,dust,L1HS,L1HS,dust,dust,dust,(TTA)n,trf,L2c,L2c,AT_rich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797385620915" calcext:value-type="float">
            <text:p>0.4067973856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1250548" calcext:value-type="float">
            <text:p>111250548</text:p>
          </table:table-cell>
          <table:table-cell office:value-type="float" office:value="111242502" calcext:value-type="float">
            <text:p>111242502</text:p>
          </table:table-cell>
          <table:table-cell office:value-type="float" office:value="2" calcext:value-type="float">
            <text:p>2</text:p>
          </table:table-cell>
          <table:table-cell office:value-type="float" office:value="6041" calcext:value-type="float">
            <text:p>60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3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5%</text:p>
          </table:table-cell>
          <table:table-cell office:value-type="string" calcext:value-type="string">
            <text:p>AT_rich,dust,L1HS,L1HS,dust,dust,dust,L1PA11,L1PA11</text:p>
          </table:table-cell>
          <table:table-cell office:value-type="string" calcext:value-type="string">
            <text:p>ENSG00000184903 inner mitochondrial membrane peptidase subunit 2 [Source:HGNC Symbol;Acc:HGNC:14598] (--,--,--,++,++,++) (--,--,--,--,++,++,++) (++,++) (--,++,++,++) (--,--,--,--,++,++,++) (--,--,++,++,++) (--,--,--,++,++) (--,--,--,--) (--,--,--,--,--) (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0714038" calcext:value-type="float">
            <text:p>110714038</text:p>
          </table:table-cell>
          <table:table-cell office:value-type="float" office:value="110705991" calcext:value-type="float">
            <text:p>110705991</text:p>
          </table:table-cell>
          <table:table-cell office:value-type="float" office:value="14" calcext:value-type="float">
            <text:p>1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CGG (unclassified)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1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35%</text:p>
          </table:table-cell>
          <table:table-cell office:value-type="string" calcext:value-type="string">
            <text:p>L1PA16,L1PA16,AluJo,AluJo,L1PA16,L1PA16,dust,trf,trf,dust,L1HS,L1HS,dust,dust,dust,L1PA16,L1PA16,dust</text:p>
          </table:table-cell>
          <table:table-cell office:value-type="string" calcext:value-type="string">
            <text:p>ENSG00000184903 inner mitochondrial membrane peptidase subunit 2 [Source:HGNC Symbol;Acc:HGNC:14598] (--,--,--,--,--,++) (--,--,--,--,--,--,++) (--,++) (--,--,++,++) (--,--,--,--,--,--,++) (--,--,--,--,++) (--,--,--,--,--) (--,--,--,--) (--,--,--,--,--) (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9150326797386" calcext:value-type="float">
            <text:p>0.4091503268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592252803262" calcext:value-type="float">
            <text:p>0.195922528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3794681" calcext:value-type="float">
            <text:p>93794681</text:p>
          </table:table-cell>
          <table:table-cell office:value-type="float" office:value="93786632" calcext:value-type="float">
            <text:p>9378663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47 est (kim dist=n/a)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41%</text:p>
          </table:table-cell>
          <table:table-cell office:value-type="string" calcext:value-type="string">
            <text:p>LTR33,LTR33,MER94,MER94,dust,(TA)n,dust,trf,trf,L1HS,L1HS,dust,dust,L1MC1,L1MC1,MADE1,MADE1,L1MC1,L1MC1</text:p>
          </table:table-cell>
          <table:table-cell office:value-type="string" calcext:value-type="string">
            <text:p>ENSG00000127928 guanine nucleotide binding protein (G protein), gamma transducing activity polypeptide 1 [Source:HGNC Symbol;Acc:HGNC:4411] (++,--,--,--) (--,--,--) (--,--) (--,--) (--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274509803922" calcext:value-type="float">
            <text:p>0.4062745098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5504587155963" calcext:value-type="float">
            <text:p>0.4055045872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3155861" calcext:value-type="float">
            <text:p>63155861</text:p>
          </table:table-cell>
          <table:table-cell office:value-type="float" office:value="63147816" calcext:value-type="float">
            <text:p>63147816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47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6%</text:p>
          </table:table-cell>
          <table:table-cell office:value-type="string" calcext:value-type="string">
            <text:p>AluSz,AluSz,dust,L1M3,L1M3,dust,AT_rich,dust,L1HS,L1HS,dust,trf,AluSx,dust,AluSx,dust,trf,(TG)n</text:p>
          </table:table-cell>
          <table:table-cell office:value-type="string" calcext:value-type="string">
            <text:p>ENSG00000231523 septin 14 pseudogene 1 [Source:HGNC Symbol;Acc:HGNC:51685] (++,++,++,++,++,++)</text:p>
          </table:table-cell>
          <table:table-cell office:value-type="float" office:value="0.396449704142012" calcext:value-type="float">
            <text:p>0.3964497041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116692830979" calcext:value-type="float">
            <text:p>0.4071166928</text:p>
          </table:table-cell>
          <table:table-cell office:value-type="float" office:value="0.202250130821559" calcext:value-type="float">
            <text:p>0.2022501308</text:p>
          </table:table-cell>
          <table:table-cell office:value-type="float" office:value="0.405548755609955" calcext:value-type="float">
            <text:p>0.4055487556</text:p>
          </table:table-cell>
          <table:table-cell office:value-type="float" office:value="0.19624643002856" calcext:value-type="float">
            <text:p>0.19624643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7" calcext:value-type="float">
            <text:p>0.6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9687303" calcext:value-type="float">
            <text:p>49687303</text:p>
          </table:table-cell>
          <table:table-cell office:value-type="float" office:value="49679257" calcext:value-type="float">
            <text:p>49679257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0 pure/3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7%</text:p>
          </table:table-cell>
          <table:table-cell office:value-type="string" calcext:value-type="string">
            <text:p>MLT1J-int,MLT1J-int,dust,trf,L1PA3,L1PA3,dust,trf,dust,L1HS,L1HS,dust,dust,dust,dust,L1PA8A,L1PA8A,AluSx1,AluSx1,L1PA8A,L1PA8A,Charlie1,Charlie1,dust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0438241" calcext:value-type="float">
            <text:p>30438241</text:p>
          </table:table-cell>
          <table:table-cell office:value-type="float" office:value="30446292" calcext:value-type="float">
            <text:p>30446292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5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mut</text:p>
          </table:table-cell>
          <table:table-cell table:number-columns-repeated="16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86%</text:p>
          </table:table-cell>
          <table:table-cell office:value-type="string" calcext:value-type="string">
            <text:p>MIR,MIR,L1ME4a,L1ME4a,L1MB2,L1MB2,L1HS,L1HS,dust,dust,dust,trf,(A)n,L1MB2,L1MB2,AluSx1,AluSx1,dust,trf,L1MB2,L1MB2</text:p>
          </table:table-cell>
          <table:table-cell office:value-type="string" calcext:value-type="string">
            <text:p>ENSG00000106100 nucleotide binding oligomerization domain containing 1 [Source:HGNC Symbol;Acc:HGNC:16390] (++,++,++,++,++,++,++,++,++,--,--,--,--,--) (++,++,++,++,++,++,++,++,++,--,--,--,--,--,--) (++,--,--) (--,--,--) (++,++,++,++,++) (++,++,++,++,++) (++,++,++,++,++) (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786648" calcext:value-type="float">
            <text:p>39786648</text:p>
          </table:table-cell>
          <table:table-cell office:value-type="float" office:value="39794702" calcext:value-type="float">
            <text:p>3979470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table:number-columns-repeated="2"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14 est (kim dist=n/a)</text:p>
          </table:table-cell>
          <table:table-cell table:number-columns-repeated="2"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89%</text:p>
          </table:table-cell>
          <table:table-cell office:value-type="string" calcext:value-type="string">
            <text:p>MIRc,MIRc,AluY,AluY,MIR3,MIR3,L1PA2,L1PA2,dust,dust,(A)n,MSTC,MSTC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383173" calcext:value-type="float">
            <text:p>58383173</text:p>
          </table:table-cell>
          <table:table-cell office:value-type="float" office:value="58391220" calcext:value-type="float">
            <text:p>58391220</text:p>
          </table:table-cell>
          <table:table-cell office:value-type="float" office:value="5" calcext:value-type="float">
            <text:p>5</text:p>
          </table:table-cell>
          <table:table-cell office:value-type="float" office:value="6048" calcext:value-type="float">
            <text:p>6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3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5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37%</text:p>
          </table:table-cell>
          <table:table-cell office:value-type="string" calcext:value-type="string">
            <text:p>MIRc,MIRc,MIRb,MIRb,dust,dust,L1HS,L1HS,dust,dust,trf,trf,dust,trf,(A)n,MLT1J,MLT1J,dust,L1M5,L1M5,AluJr,AluJr,dust,trf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130355" calcext:value-type="float">
            <text:p>102130355</text:p>
          </table:table-cell>
          <table:table-cell office:value-type="float" office:value="102138402" calcext:value-type="float">
            <text:p>102138402</text:p>
          </table:table-cell>
          <table:table-cell office:value-type="float" office:value="4" calcext:value-type="float">
            <text:p>4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8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3%</text:p>
          </table:table-cell>
          <table:table-cell office:value-type="string" calcext:value-type="string">
            <text:p>dust,AmnSINE1,AmnSINE1,L1HS,L1HS,dust,dust,dust,trf,(A)n,L1PA4,L1PA4,dust,dust,LTR78B,LTR78B,AluYc,AluYc,dust</text:p>
          </table:table-cell>
          <table:table-cell office:value-type="string" calcext:value-type="string">
            <text:p>ENSG00000199786 RNA, 5S ribosomal pseudogene 188 [Source:HGNC Symbol;Acc:HGNC:43088] (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757390417941" calcext:value-type="float">
            <text:p>0.197757390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4517585" calcext:value-type="float">
            <text:p>104517585</text:p>
          </table:table-cell>
          <table:table-cell office:value-type="float" office:value="104525632" calcext:value-type="float">
            <text:p>104525632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4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7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8.82%</text:p>
          </table:table-cell>
          <table:table-cell office:value-type="string" calcext:value-type="string">
            <text:p>L1ME1,L1ME1,L1ME3F,L1ME3F,dust,trf,(TA)n,trf,L1ME3F,L1ME3F,L1HS,L1HS,dust,dust,trf,AT_rich,AT_rich,MER34,MER34</text:p>
          </table:table-cell>
          <table:table-cell office:value-type="string" calcext:value-type="string">
            <text:p>ENSG00000251574 <text:s/>(++,++,--) (++,++,--) (++,++,++) (++,++,++) (++,++,++) (++,++,++,++) (++,++,++) (++,++,++,++) (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9258386" calcext:value-type="float">
            <text:p>109258386</text:p>
          </table:table-cell>
          <table:table-cell office:value-type="float" office:value="109266432" calcext:value-type="float">
            <text:p>109266432</text:p>
          </table:table-cell>
          <table:table-cell office:value-type="float" office:value="4" calcext:value-type="float">
            <text:p>4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27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39%</text:p>
          </table:table-cell>
          <table:table-cell office:value-type="string" calcext:value-type="string">
            <text:p>LTR33,LTR33,LTR88a,LTR88a,L1HS,L1HS,dust,dust,dust,MIRc,MIRc</text:p>
          </table:table-cell>
          <table:table-cell office:value-type="string" calcext:value-type="string">
            <text:p>ENSG00000249476 <text:s/>(++,++,++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1301230" calcext:value-type="float">
            <text:p>111301230</text:p>
          </table:table-cell>
          <table:table-cell office:value-type="float" office:value="111309277" calcext:value-type="float">
            <text:p>111309277</text:p>
          </table:table-cell>
          <table:table-cell office:value-type="float" office:value="9" calcext:value-type="float">
            <text:p>9</text:p>
          </table:table-cell>
          <table:table-cell office:value-type="float" office:value="6044" calcext:value-type="float">
            <text:p>60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7 pure/31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5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7%</text:p>
          </table:table-cell>
          <table:table-cell office:value-type="string" calcext:value-type="string">
            <text:p>L1HS,L1HS,dust,dust,dust,L2c,L2c</text:p>
          </table:table-cell>
          <table:table-cell office:value-type="string" calcext:value-type="string">
            <text:p>ENSG00000152495 calcium/calmodulin-dependent protein kinase IV [Source:HGNC Symbol;Acc:HGNC:1464] (--,--,++,++,++,++) (--,--,++,++,++,++,++,++,++,++,++,++) (--,++,++,++,++,++,++,++,++,++,++) (--,++,++,++,++) (--,++,++,++,++,++,++,++,++) (--,++,++,++,++,++) (--,++,++,++,++,++,++,++,++) (--,++,++) (++,++,++,++,++,++,++) (++,++,++,++,++,++,++) (++,++) (++,++,++) (++,++,++,++),ENSG00000248268 <text:s/>(++,--,--)</text:p>
          </table:table-cell>
          <table:table-cell office:value-type="float" office:value="0.396449704142012" calcext:value-type="float">
            <text:p>0.3964497041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6608478" calcext:value-type="float">
            <text:p>146608478</text:p>
          </table:table-cell>
          <table:table-cell office:value-type="float" office:value="146616530" calcext:value-type="float">
            <text:p>146616530</text:p>
          </table:table-cell>
          <table:table-cell office:value-type="float" office:value="8" calcext:value-type="float">
            <text:p>8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3" calcext:value-type="float">
            <text:p>1913</text:p>
          </table:table-cell>
          <table:table-cell office:value-type="float" office:value="2926" calcext:value-type="float">
            <text:p>2926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3" calcext:value-type="float">
            <text:p>2993</text:p>
          </table:table-cell>
          <table:table-cell office:value-type="float" office:value="6817" calcext:value-type="float">
            <text:p>6817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6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3%</text:p>
          </table:table-cell>
          <table:table-cell office:value-type="string" calcext:value-type="string">
            <text:p>MIRb,MIRb,AluSx4,AluSx4,MIRb,MIRb,L1MA2,L1MA2,L1HS,L1HS,dust,trf,dust,trf,trf,L1MA2,L1MA2</text:p>
          </table:table-cell>
          <table:table-cell office:value-type="string" calcext:value-type="string">
            <text:p>ENSG00000250407 <text:s/>(--,--,--,++),ENSG00000156475 protein phosphatase 2 regulatory subunit B, beta [Source:HGNC Symbol;Acc:HGNC:9305] (++,++,++,++,++,++,--,--,--) (++,++,++,++,++,++,++,--,--,--) (++,++,++,++,++,++,++,--,--,--) (++,++,++,++,++,++,++,--,--,--) (++,++,++,++,++,++,++,--,--,--) (++,++,++,++,++,++,--,--,--) (++,++,++,++,++,++,++,--,--,--) (++,++,++,++,++,++,++,++,--,--,--) (++,++,++,++,++,++,++,--,--,--) (--,--,--,--) (++,++,++) (++,++,++,++,++,++) (++,++,++,++) (++,++,++,++) (++,++,++,++,++) (++,++,++,++) (++,++,++,++,++,++) (++,++,++,++) (++,++,++,++) (++,++) (++,++,++,++,++,++,++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7771244" calcext:value-type="float">
            <text:p>177771244</text:p>
          </table:table-cell>
          <table:table-cell office:value-type="float" office:value="177779289" calcext:value-type="float">
            <text:p>177779289</text:p>
          </table:table-cell>
          <table:table-cell office:value-type="float" office:value="1" calcext:value-type="float">
            <text:p>1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4 pure/4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7%</text:p>
          </table:table-cell>
          <table:table-cell office:value-type="string" calcext:value-type="string">
            <text:p>MER68,MER68,L1HS,L1HS,dust,dust,dust,dust,dust,trf,dust,AluJb,AluJb,dust,dust,FAM,FAM,dust,trf,(TG)n</text:p>
          </table:table-cell>
          <table:table-cell office:value-type="string" calcext:value-type="string">
            <text:p>ENSG00000170074 family with sequence similarity 153 member A [Source:HGNC Symbol;Acc:HGNC:29940] (--,--,--,--,--) (++,--,--,--,--,--,--,--,--,--,--,--,--,--,--,--,--,--,--,--,--,--,--,--,--,--,--) (--,--,--,--) (--,--,--) (++,++,--,--,--,--,--,--,--,--,--,--,--,--,--,--,--,--,--,--,--,--,--) (--,--) (++,--,--,--,--,--,--,--,--,--,--,--,--,--,--,--,--,--,--,--) (++,--,--,--,--,--,--,--,--,--,--,--) (++,++,--,--,--,--,--,--,--,--,--) (--,--,--,--,--,--,--,--,--,--,--) (--,--,--,--,--,--,--,--,--,--) (--,--,--,--,--,--,--,--,--) (--,--,--,--,--,--,--,--) (--,--,--,--,--,--,--,--) (--,--,--,--,--,--) (--,--,--,--) (--,--,--,--) (++,++,--,--,--,--) (++,++,--) (++,++,++) (++,++,++) (++,--,--,--,--,--,--,--,--) (--,--,--,--,--,--,--,--,--,--,--,--,--,--,--,--,--,--,--,--,--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686551543694" calcext:value-type="float">
            <text:p>0.4086865515</text:p>
          </table:table-cell>
          <table:table-cell office:value-type="float" office:value="0.203296703296703" calcext:value-type="float">
            <text:p>0.2032967033</text:p>
          </table:table-cell>
          <table:table-cell office:value-type="float" office:value="0.408200734394125" calcext:value-type="float">
            <text:p>0.4082007344</text:p>
          </table:table-cell>
          <table:table-cell office:value-type="float" office:value="0.196654426764586" calcext:value-type="float">
            <text:p>0.1966544268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1" calcext:value-type="float">
            <text:p>0.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3409831" calcext:value-type="float">
            <text:p>173409831</text:p>
          </table:table-cell>
          <table:table-cell office:value-type="float" office:value="173401783" calcext:value-type="float">
            <text:p>173401783</text:p>
          </table:table-cell>
          <table:table-cell office:value-type="float" office:value="1" calcext:value-type="float">
            <text:p>1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41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8%</text:p>
          </table:table-cell>
          <table:table-cell office:value-type="string" calcext:value-type="string">
            <text:p>L2c,L2c,dust,L1PA3,L1PA3,dust,dust,L1HS,L1HS,dust,L1ME4a,L1ME4a,dust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2893475" calcext:value-type="float">
            <text:p>152893475</text:p>
          </table:table-cell>
          <table:table-cell office:value-type="float" office:value="152885441" calcext:value-type="float">
            <text:p>152885441</text:p>
          </table:table-cell>
          <table:table-cell office:value-type="float" office:value="1" calcext:value-type="float">
            <text:p>1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2909" calcext:value-type="float">
            <text:p>290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6" calcext:value-type="float">
            <text:p>2976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6 pure/4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7%</text:p>
          </table:table-cell>
          <table:table-cell office:value-type="string" calcext:value-type="string">
            <text:p>dust,trf,L1M6,L1M6,MIR,MIR,L1MC,L1MC,dust,trf,L1HS,L1HS,dust,dust,dust,dust,trf,(TG)n,dust,AluSz6,AluSz6,dust</text:p>
          </table:table-cell>
          <table:table-cell office:value-type="string" calcext:value-type="string">
            <text:p>ENSG00000249484 long intergenic non-protein coding RNA 1470 [Source:HGNC Symbol;Acc:HGNC:51105] (++,++,++,++) (--,--,++,++,++) (--,--,++,++) (--,--,++) (--,--,--,--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9411764705882" calcext:value-type="float">
            <text:p>0.4094117647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9012491" calcext:value-type="float">
            <text:p>139012491</text:p>
          </table:table-cell>
          <table:table-cell office:value-type="float" office:value="139004438" calcext:value-type="float">
            <text:p>139004438</text:p>
          </table:table-cell>
          <table:table-cell office:value-type="float" office:value="5" calcext:value-type="float">
            <text:p>5</text:p>
          </table:table-cell>
          <table:table-cell office:value-type="float" office:value="6048" calcext:value-type="float">
            <text:p>60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9" calcext:value-type="float">
            <text:p>6819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61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7%</text:p>
          </table:table-cell>
          <table:table-cell office:value-type="string" calcext:value-type="string">
            <text:p>L1MEd,L1MEd,L1MA8,L1MA8,dust,dust,L1MEd,L1MEd,dust,trf,(TTTA)n,L1PA2,L1PA2,dust,dust,dust,dust,AT_rich,AluJr,AluJr,L1MEd,L1MEd,dust,L1MC5,L1MC5,AluJr,AluJr,AmnSINE1,AmnSINE1,AluJr,AluJr,L1MC5,L1MC5</text:p>
          </table:table-cell>
          <table:table-cell office:value-type="string" calcext:value-type="string">
            <text:p>ENSG00000120725 SIL1 nucleotide exchange factor [Source:HGNC Symbol;Acc:HGNC:24624] (--,--,--,--,--,--,--,++,++,++) (--,--,--,--,--,--,--,--,++,++,++) (++,++,++,++) (--,--,--,--,--,--,--,--,++,++,++) (--,--,--,--,--,++) (--,--,++) (--,--,--,--,--,--,--) (--,--,--,--,--) (--,--,--,--,--,--) (--,--,--,--,--) (--,--,--,--) (--,--,--,--) (--,--,--,--,--) (--,--,--) (--,--,--,--),ENSG00000201532 RNA, 5S ribosomal pseudogene 194 [Source:HGNC Symbol;Acc:HGNC:43094] (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11380840511616" calcext:value-type="float">
            <text:p>0.4113808405</text:p>
          </table:table-cell>
          <table:table-cell office:value-type="float" office:value="0.203080135734795" calcext:value-type="float">
            <text:p>0.2030801357</text:p>
          </table:table-cell>
          <table:table-cell office:value-type="float" office:value="0.40989615149664" calcext:value-type="float">
            <text:p>0.4098961515</text:p>
          </table:table-cell>
          <table:table-cell office:value-type="float" office:value="0.196497658318061" calcext:value-type="float">
            <text:p>0.1964976583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785946" calcext:value-type="float">
            <text:p>79785946</text:p>
          </table:table-cell>
          <table:table-cell office:value-type="float" office:value="79777896" calcext:value-type="float">
            <text:p>79777896</text:p>
          </table:table-cell>
          <table:table-cell office:value-type="float" office:value="8" calcext:value-type="float">
            <text:p>8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4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18%</text:p>
          </table:table-cell>
          <table:table-cell office:value-type="string" calcext:value-type="string">
            <text:p>AluSg4,AluSg4,dust,L1ME4b,L1ME4b,dust,dust,trf,(TG)n,trf,(TTTTTA)n,dust,trf,trf,trf,trf,trf,L1HS,L1HS,dust,dust,dust,L1M5,L1M5,dust,dust</text:p>
          </table:table-cell>
          <table:table-cell office:value-type="string" calcext:value-type="string">
            <text:p>ENSG00000164309 cardiomyopathy associated 5 [Source:HGNC Symbol;Acc:HGNC:14305] (++,++,++,++,++,++,++,++,++,--,--,--,--) (++,++,++,++,++,++,++,--,--,--,--) (++,++,++),ENSG00000250258 <text:s/>(--,--,--,++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62073" calcext:value-type="float">
            <text:p>3962073</text:p>
          </table:table-cell>
          <table:table-cell office:value-type="float" office:value="3972536" calcext:value-type="float">
            <text:p>3972536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7" calcext:value-type="float">
            <text:p>6817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7 pure/31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8%</text:p>
          </table:table-cell>
          <table:table-cell office:value-type="string" calcext:value-type="string">
            <text:p>Tigger4b,Tigger4b,MIR,MIR,L1HS,L1HS,dust,dust,dust,trf,MIRb,MIRb,trf,MLT1G1,MLT1G1,T-rich,Tigger19a,Tigger19a,MIRc,MIRc,MLT1K,MLT1K,L1PA3,L1PA3,trf,dust,AluSz,AluSz,dust</text:p>
          </table:table-cell>
          <table:table-cell office:value-type="string" calcext:value-type="string">
            <text:p>ENSG00000144455 sulfatase modifying factor 1 [Source:HGNC Symbol;Acc:HGNC:20376] (--,--,--,--,--,--) (++,++,++,++,++,++,++,++,++,--,--,--,--) (--,--,--,--) (--,--) (++,++,++,++,++,++,++,++,++) (++,++,++,++,++,++,++,++) (++,++,++,++,++) (++,++,++,++,++,++,++,++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262277951933" calcext:value-type="float">
            <text:p>0.407262278</text:p>
          </table:table-cell>
          <table:table-cell office:value-type="float" office:value="0.203239289446186" calcext:value-type="float">
            <text:p>0.2032392894</text:p>
          </table:table-cell>
          <table:table-cell office:value-type="float" office:value="0.406479217603912" calcext:value-type="float">
            <text:p>0.4064792176</text:p>
          </table:table-cell>
          <table:table-cell office:value-type="float" office:value="0.197025264873676" calcext:value-type="float">
            <text:p>0.1970252649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508290" calcext:value-type="float">
            <text:p>65508290</text:p>
          </table:table-cell>
          <table:table-cell office:value-type="float" office:value="65516335" calcext:value-type="float">
            <text:p>65516335</text:p>
          </table:table-cell>
          <table:table-cell office:value-type="float" office:value="3" calcext:value-type="float">
            <text:p>3</text:p>
          </table:table-cell>
          <table:table-cell office:value-type="float" office:value="6031" calcext:value-type="float">
            <text:p>60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12 est (kim dist=n/a)</text:p>
          </table:table-cell>
          <table:table-cell table:number-columns-repeated="2"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0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40%</text:p>
          </table:table-cell>
          <table:table-cell office:value-type="string" calcext:value-type="string">
            <text:p>AluY,AluY,dust,trf,dust,dust,L1PA2,L1PA2,dust,dust,BC200,BC200,dust,AluSc,AluSc</text:p>
          </table:table-cell>
          <table:table-cell office:value-type="string" calcext:value-type="string">
            <text:p>ENSG00000151276 membrane associated guanylate kinase, WW and PDZ domain containing 1 [Source:HGNC Symbol;Acc:HGNC:946] (++,++,--,--,--,--,--,--,--,--,--,--,--,--,--,--,--,--,--,--,--,--,--,--,--) (++,++,--,--,--,--,--,--,--,--,--,--,--,--,--,--,--,--,--,--,--,--,--) (++,--,--,--,--,--,--,--,--,--,--,--,--,--,--,--,--,--,--,--,--,--) (++,++,--,--,--,--,--,--,--,--,--,--,--,--,--,--,--,--,--,--,--,--,--) (++,--,--,--,--,--,--,--,--,--,--,--,--,--,--,--,--,--,--,--,--,--) (++,++,--,--,--,--,--,--,--,--,--,--,--,--,--,--,--,--,--,--,--) (--,--,--,--,--,--,--,--,--,--,--,--,--,--,--,--,--,--,--) (--,--,--) (--,--,--,--,--,--) (++,++,++,++,++,++,++,--,--,--,--,--,--,--,--,--,--) (--,--,--,--,--) (--,--,--,--,--,--) (++,++,--,--,--,--) (--,--) (++,--,--,--) (++,--,--,--) (++,--,--,--,--,--,--,--,--,--,--,--,--,--,--,--,--,--,--,--,--,--) (++,--,--,--,--,--,--,--,--,--,--,--,--,--,--,--,--,--,--,--,--,--,--,--)</text:p>
          </table:table-cell>
          <table:table-cell office:value-type="float" office:value="0.397435897435897" calcext:value-type="float">
            <text:p>0.3974358974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1202614379085" calcext:value-type="float">
            <text:p>0.4120261438</text:p>
          </table:table-cell>
          <table:table-cell office:value-type="float" office:value="0.204705882352941" calcext:value-type="float">
            <text:p>0.2047058824</text:p>
          </table:table-cell>
          <table:table-cell office:value-type="float" office:value="0.410193679918451" calcext:value-type="float">
            <text:p>0.4101936799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94" calcext:value-type="float">
            <text:p>0.694</text:p>
          </table:table-cell>
          <table:table-cell office:value-type="float" office:value="0.624" calcext:value-type="float">
            <text:p>0.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9198871" calcext:value-type="float">
            <text:p>109198871</text:p>
          </table:table-cell>
          <table:table-cell office:value-type="float" office:value="109206917" calcext:value-type="float">
            <text:p>109206917</text:p>
          </table:table-cell>
          <table:table-cell office:value-type="float" office:value="2" calcext:value-type="float">
            <text:p>2</text:p>
          </table:table-cell>
          <table:table-cell office:value-type="float" office:value="6040" calcext:value-type="float">
            <text:p>60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1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08%</text:p>
          </table:table-cell>
          <table:table-cell office:value-type="string" calcext:value-type="string">
            <text:p>MamGyp-int,MamGyp-int,L1HS,L1HS,dust,dust,dust,MamGyp-int,MamGyp-int,AluSg,AluSg,dust,MamGyp-int,MamGyp-int,Arthur1B,Arthur1B,MLT1G1,MLT1G1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0627721" calcext:value-type="float">
            <text:p>130627721</text:p>
          </table:table-cell>
          <table:table-cell office:value-type="float" office:value="130635079" calcext:value-type="float">
            <text:p>130635079</text:p>
          </table:table-cell>
          <table:table-cell office:value-type="float" office:value="14" calcext:value-type="float">
            <text:p>14</text:p>
          </table:table-cell>
          <table:table-cell office:value-type="float" office:value="6047" calcext:value-type="float">
            <text:p>6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2233" calcext:value-type="float">
            <text:p>223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office:value-type="float" office:value="6124" calcext:value-type="float">
            <text:p>612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4 pure/24 est (kim dist=n/a)</text:p>
          </table:table-cell>
          <table:table-cell office:value-type="string" calcext:value-type="string">
            <text:p>cons</text:p>
          </table:table-cell>
          <table:table-cell table:number-columns-repeated="7" office:value-type="string" calcext:value-type="string">
            <text:p>mut</text:p>
          </table:table-cell>
          <table:table-cell office:value-type="string" calcext:value-type="string">
            <text:p>12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7.95%</text:p>
          </table:table-cell>
          <table:table-cell office:value-type="string" calcext:value-type="string">
            <text:p>L1ME4a,L1ME4a,L1ME4a,L1ME4a,dust,AT_rich,L1HS,L1HS,L1HS,L1HS,dust,dust,dust,dust,trf,trf,(TAAA)n,dust,trf,AluSz6,AluSz6</text:p>
          </table:table-cell>
          <table:table-cell office:value-type="string" calcext:value-type="string">
            <text:p>ENSG00000206384 collagen, type VI, alpha 6 [Source:HGNC Symbol;Acc:HGNC:27023] (--,--,--,--,--,--,--,--,--,--,--,--,--,--,--,--,--,--,--,--,--,--,--,--,--,++,++,++,++,++,++,++,++,++,++,++) (--,--,--,--,--,--,--,--,--,--,--,--,--,--,--,--,--,--,++,++,++,++,++,++,++,++,++,++) (--,--,--,--,--,--,--,--,--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0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4" calcext:value-type="float">
            <text:p>0.6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9102396" calcext:value-type="float">
            <text:p>159102396</text:p>
          </table:table-cell>
          <table:table-cell office:value-type="float" office:value="159094350" calcext:value-type="float">
            <text:p>159094350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8 pure/2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8%</text:p>
          </table:table-cell>
          <table:table-cell office:value-type="string" calcext:value-type="string">
            <text:p>dust,trf,(T)n,MamRep38,MamRep38,AT_rich,dust,trf,L1HS,L1HS,dust</text:p>
          </table:table-cell>
          <table:table-cell office:value-type="string" calcext:value-type="string">
            <text:p>ENSG00000250588 IQCJ-SCHIP1 readthrough [Source:HGNC Symbol;Acc:HGNC:38842] (++,--,--,--) (++,--,--,--,--) (++,--,--,--,--,--,--,--,--,--) (++,--,--,--,--,--,--,--,--,--,--) (++,--,--,--,--) (++,--,--,--) (++,--,--,--,--) (--,--,--,--,--,--,--,--) (--,--,--,--,--,--,--,--) (--,--,--,--,--,--,--) (--,--) (--,--,--,--,--,--,--) (--,--) (--,--,--,--),ENSG00000214216 IQ motif containing J [Source:HGNC Symbol;Acc:HGNC:32406] (++,--,--) (++,--,--,--) (++,--,--,--,--) (++,--,--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5" calcext:value-type="float">
            <text:p>0.6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1764155" calcext:value-type="float">
            <text:p>141764155</text:p>
          </table:table-cell>
          <table:table-cell office:value-type="float" office:value="141756134" calcext:value-type="float">
            <text:p>141756134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20" calcext:value-type="float">
            <text:p>1920</text:p>
          </table:table-cell>
          <table:table-cell office:value-type="float" office:value="2933" calcext:value-type="float">
            <text:p>293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6782" calcext:value-type="float">
            <text:p>678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45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68%</text:p>
          </table:table-cell>
          <table:table-cell office:value-type="string" calcext:value-type="string">
            <text:p>AluSz,AluSz,dust,L1ME2,L1ME2,dust,UCON83,UCON83,dust,trf,L1PA2,L1PA2,dust,trf,L2a,L2a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6819984139572" calcext:value-type="float">
            <text:p>0.4068199841</text:p>
          </table:table-cell>
          <table:table-cell office:value-type="float" office:value="0.204335183716627" calcext:value-type="float">
            <text:p>0.2043351837</text:p>
          </table:table-cell>
          <table:table-cell office:value-type="float" office:value="0.406127904585647" calcext:value-type="float">
            <text:p>0.4061279046</text:p>
          </table:table-cell>
          <table:table-cell office:value-type="float" office:value="0.197409006785935" calcext:value-type="float">
            <text:p>0.1974090068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6486105" calcext:value-type="float">
            <text:p>136486105</text:p>
          </table:table-cell>
          <table:table-cell office:value-type="float" office:value="136478061" calcext:value-type="float">
            <text:p>136478061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6808" calcext:value-type="float">
            <text:p>6808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55 est (kim dist=n/a)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0%</text:p>
          </table:table-cell>
          <table:table-cell office:value-type="string" calcext:value-type="string">
            <text:p>AluSz,AluSz,MIR,MIR,trf,dust,L1HS,L1HS,dust,dust,AluSc8,AluSc8,dust,L1MC5,L1MC5,L1ME3Cz,L1ME3Cz,MER112,MER112</text:p>
          </table:table-cell>
          <table:table-cell office:value-type="string" calcext:value-type="string">
            <text:p>ENSG00000118007 stromal antigen 1 [Source:HGNC Symbol;Acc:HGNC:11354] (--,--,--,--,--,--,--,--,--,++,++,++,++,++,++,++,++,++,++,++,++,++,++,++,++,++,++,++,++,++,++,++,++,++) (--,--,--,--,--,--,--,--,--,++,++,++,++,++,++,++,++,++,++,++,++,++,++,++,++,++,++,++,++,++,++,++,++) (--,--,--,--,--,--,--,--,--,--,--,--,++,++,++,++,++,++,++,++,++,++,++,++,++,++,++,++,++,++,++,++,++,++,++,++) (++,++,++) (--,--,--,--,--,--,--,--,--,--,++,++,++,++,++,++,++,++,++,++,++,++) (++,++,++,++,++,++) (--,--,--,--,--,--) (--,--,--,--,--,--,--,--) (--,--,--,--,--,--,--,--,--,--,++,++,++,++,++,++,++,++,++,++,++,++,++,++,++,++,++,++,++,++,++,++,++,++,++) (--,--,--,--,--,--,--,--,--,++,++,++,++,++,++,++,++,++,++,++,++,++,++,++,++,++,++,++,++,++,++,++,++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63997906855" calcext:value-type="float">
            <text:p>0.4076399791</text:p>
          </table:table-cell>
          <table:table-cell office:value-type="float" office:value="0.201988487702773" calcext:value-type="float">
            <text:p>0.2019884877</text:p>
          </table:table-cell>
          <table:table-cell office:value-type="float" office:value="0.40718074255406" calcext:value-type="float">
            <text:p>0.4071807426</text:p>
          </table:table-cell>
          <table:table-cell office:value-type="float" office:value="0.195838433292534" calcext:value-type="float">
            <text:p>0.1958384333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" calcext:value-type="float">
            <text:p>0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3563571" calcext:value-type="float">
            <text:p>103563571</text:p>
          </table:table-cell>
          <table:table-cell office:value-type="float" office:value="103555522" calcext:value-type="float">
            <text:p>10355552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46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70%</text:p>
          </table:table-cell>
          <table:table-cell office:value-type="string" calcext:value-type="string">
            <text:p>L1MA9,L1MA9,L1PB3,L1PB3,dust,trf,(TG)n,AT_rich,dust,trf,trf,dust,trf,L1HS,L1HS,dust,dust,dust,dust,MLT1A0,MLT1A0,dust,AluSp,dust,trf,AluSp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8500986193294" calcext:value-type="float">
            <text:p>0.1785009862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2091503267974" calcext:value-type="float">
            <text:p>0.2020915033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058427" calcext:value-type="float">
            <text:p>81058427</text:p>
          </table:table-cell>
          <table:table-cell office:value-type="float" office:value="81050376" calcext:value-type="float">
            <text:p>81050376</text:p>
          </table:table-cell>
          <table:table-cell office:value-type="float" office:value="14" calcext:value-type="float">
            <text:p>1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68 est (kim dist=n/a)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8.75%</text:p>
          </table:table-cell>
          <table:table-cell office:value-type="string" calcext:value-type="string">
            <text:p>L1MA9,L1MA9,dust,dust,trf,trf,trf,trf,(TTTTTA)n,trf,L1PA2,L1PA2,dust,L1MA9,L1MA9,dust,AT_rich,dust,trf,AluSz6,AluSz6</text:p>
          </table:table-cell>
          <table:table-cell office:value-type="string" calcext:value-type="string">
            <text:p>ENSG00000243694 <text:s/>(++,--)</text:p>
          </table:table-cell>
          <table:table-cell office:value-type="float" office:value="0.397435897435897" calcext:value-type="float">
            <text:p>0.397435897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7770680" calcext:value-type="float">
            <text:p>77770680</text:p>
          </table:table-cell>
          <table:table-cell office:value-type="float" office:value="77762664" calcext:value-type="float">
            <text:p>77762664</text:p>
          </table:table-cell>
          <table:table-cell office:value-type="float" office:value="5" calcext:value-type="float">
            <text:p>5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878" calcext:value-type="float">
            <text:p>1878</text:p>
          </table:table-cell>
          <table:table-cell office:value-type="float" office:value="2891" calcext:value-type="float">
            <text:p>289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8" calcext:value-type="float">
            <text:p>2958</text:p>
          </table:table-cell>
          <table:table-cell office:value-type="float" office:value="6782" calcext:value-type="float">
            <text:p>678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4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37%</text:p>
          </table:table-cell>
          <table:table-cell office:value-type="string" calcext:value-type="string">
            <text:p>L1PA7,L1PA7,dust,dust,MLT1E2-int,MLT1E2-int,L1ME4b,L1ME4b,MLT1E2,MLT1E2,dust,L1HS,L1HS,dust,dust,MLT1E2,MLT1E2,L1ME4b,L1ME4b,trf,(TCTA)n,MER58A,MER58A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7026499" calcext:value-type="float">
            <text:p>237026499</text:p>
          </table:table-cell>
          <table:table-cell office:value-type="float" office:value="237018446" calcext:value-type="float">
            <text:p>237018446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61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4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36%</text:p>
          </table:table-cell>
          <table:table-cell office:value-type="string" calcext:value-type="string">
            <text:p>L1MEc,L1MEc,dust,dust,dust,trf,trf,L1HS,L1HS,dust,dust,dust,trf,L1MEc,L1MEc,dust,trf,L2,L2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052588666938" calcext:value-type="float">
            <text:p>0.4070525887</text:p>
          </table:table-cell>
          <table:table-cell office:value-type="float" office:value="0.197717081125153" calcext:value-type="float">
            <text:p>0.1977170811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920825" calcext:value-type="float">
            <text:p>209920825</text:p>
          </table:table-cell>
          <table:table-cell office:value-type="float" office:value="209912777" calcext:value-type="float">
            <text:p>209912777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3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44%</text:p>
          </table:table-cell>
          <table:table-cell office:value-type="string" calcext:value-type="string">
            <text:p>ERV3-16A3_I-int,ERV3-16A3_I-int,LTR16B1,LTR16B1,dust,AT_rich,HAL1,HAL1,trf,dust,dust,trf,L1HS,L1HS,dust,dust,dust,trf,HAL1,HAL1,dust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7350797" calcext:value-type="float">
            <text:p>187350797</text:p>
          </table:table-cell>
          <table:table-cell office:value-type="float" office:value="187342751" calcext:value-type="float">
            <text:p>187342751</text:p>
          </table:table-cell>
          <table:table-cell office:value-type="float" office:value="5" calcext:value-type="float">
            <text:p>5</text:p>
          </table:table-cell>
          <table:table-cell office:value-type="float" office:value="6039" calcext:value-type="float">
            <text:p>60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16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74%</text:p>
          </table:table-cell>
          <table:table-cell office:value-type="string" calcext:value-type="string">
            <text:p>AT_rich,AT_rich,T-rich,dust,L1HS,L1HS,dust,dust,dust,dust,trf,dust,L1MEd,L1ME1,dust,dust,trf,(CA)n,L1ME1,dust,trf,(TAAAAA)n</text:p>
          </table:table-cell>
          <table:table-cell office:value-type="string" calcext:value-type="string">
            <text:p>ENSG00000236030 long intergenic non-protein coding RNA 1036 [Source:HGNC Symbol;Acc:HGNC:49024] (++,++,++,--)</text:p>
          </table:table-cell>
          <table:table-cell office:value-type="float" office:value="0.403353057199211" calcext:value-type="float">
            <text:p>0.4033530572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873845" calcext:value-type="float">
            <text:p>180873845</text:p>
          </table:table-cell>
          <table:table-cell office:value-type="float" office:value="180865798" calcext:value-type="float">
            <text:p>180865798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L1PA5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ORF1 cons (M*,MGGA)</text:p>
          </table:table-cell>
          <table:table-cell office:value-type="string" calcext:value-type="string">
            <text:p>40.63%</text:p>
          </table:table-cell>
          <table:table-cell office:value-type="string" calcext:value-type="string">
            <text:p>AluJo,AluJo,dust,trf,trf,HAL1,HAL1,trf,trf,trf,trf,dust,L1HS,L1HS,dust,dust,AT_rich,L2a,L2a</text:p>
          </table:table-cell>
          <table:table-cell office:value-type="string" calcext:value-type="string">
            <text:p>ENSG00000143324 xenotropic and polytropic retrovirus receptor 1 [Source:HGNC Symbol;Acc:HGNC:12827] (++,++,++,++,++,++,++,++,++,++,++,++,--,--) (++,++,++,++,++,++,++,++,++,++,++,--,--) (++,++) (++,--) (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013071895425" calcext:value-type="float">
            <text:p>0.4060130719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5300713557594" calcext:value-type="float">
            <text:p>0.4053007136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597381" calcext:value-type="float">
            <text:p>174597381</text:p>
          </table:table-cell>
          <table:table-cell office:value-type="float" office:value="174589336" calcext:value-type="float">
            <text:p>174589336</text:p>
          </table:table-cell>
          <table:table-cell office:value-type="float" office:value="4" calcext:value-type="float">
            <text:p>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6811" calcext:value-type="float">
            <text:p>6811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75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52%</text:p>
          </table:table-cell>
          <table:table-cell office:value-type="string" calcext:value-type="string">
            <text:p>L1MA3,L1MA3,trf,dust,(T)n,MSTB1,MSTB1,trf,trf,dust,trf,trf,L1HS,L1HS,dust,dust,L1MA3,L1MA3,dust</text:p>
          </table:table-cell>
          <table:table-cell office:value-type="string" calcext:value-type="string">
            <text:p>ENSG00000152061 RAB GTPase activating protein 1-like [Source:HGNC Symbol;Acc:HGNC:24663] (++,++,++,++,++,++,++,++,++,++,++,++,++,++) (++,++,++,++,++,++,++,++,++,++,++,++,++,--,--,--,--,--,--,--,--) (++,++,++,++,++,++,++) (++,++,++,++,++,++,++,++,++,++,++,++,++) (++,++) (++,++,++,++) (++,++,++,++,++,++,++) (++,++,++,--) (--,--,--,--,--) (--,--,--,--,--) (--,--,--,--,--,--,--,--,--,--,--) (--,--,--,--,--,--,--,--,--,--,--,--,--) (--,--,--,--,--,--,--,--,--,--,--,--,--) (--,--,--,--,--,--,--,--,--,--,--) (--,--,--,--,--,--,--,--,--,--,--) (--,--,--,--,--,--,--,--,--) (--,--,--,--) (--,--,--,--,--,--,--) (--,--,--,--) (--,--,--,--,--,--,--) (--,--,--,--) (--,--,--,--) (--,--,--,--,--,--,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4384818" calcext:value-type="float">
            <text:p>174384818</text:p>
          </table:table-cell>
          <table:table-cell office:value-type="float" office:value="174376771" calcext:value-type="float">
            <text:p>174376771</text:p>
          </table:table-cell>
          <table:table-cell office:value-type="float" office:value="5" calcext:value-type="float">
            <text:p>5</text:p>
          </table:table-cell>
          <table:table-cell office:value-type="float" office:value="6043" calcext:value-type="float">
            <text:p>60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20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5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06%</text:p>
          </table:table-cell>
          <table:table-cell office:value-type="string" calcext:value-type="string">
            <text:p>L1MD,L1MD,L1ME1,L1ME1,dust,AT_rich,L1PA2,L1PA2,dust,dust,dust,L1ME1,L1ME1,dust,dust,(A)n,trf,L2a,L2a</text:p>
          </table:table-cell>
          <table:table-cell office:value-type="string" calcext:value-type="string">
            <text:p>ENSG00000152061 RAB GTPase activating protein 1-like [Source:HGNC Symbol;Acc:HGNC:24663] (++,++,++,++,++,++,++,++,++,++,++,++,--,--) (++,++,++,++,++,++,++,++,++,++,++,++,--,--,--,--,--,--,--,--,--) (++,++,++,++,++,++,++) (++,++,++,++,++,++,++,++,++,++,++,++,--) (++,++) (++,++,++,++) (++,++,++,++,++,--,--) (++,++,--,--) (--,--,--,--,--) (--,--,--,--,--) (--,--,--,--,--,--,--,--,--,--,--) (--,--,--,--,--,--,--,--,--,--,--,--,--) (--,--,--,--,--,--,--,--,--,--,--,--,--) (--,--,--,--,--,--,--,--,--,--,--) (--,--,--,--,--,--,--,--,--,--,--) (--,--,--,--,--,--,--,--,--) (--,--,--,--) (--,--,--,--,--,--,--) (--,--,--,--) (--,--,--,--,--,--,--) (--,--,--,--) (--,--,--,--) (--,--,--,--,--,--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10457516339869" calcext:value-type="float">
            <text:p>0.410457516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8766564729867" calcext:value-type="float">
            <text:p>0.4087665647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686114" calcext:value-type="float">
            <text:p>86686114</text:p>
          </table:table-cell>
          <table:table-cell office:value-type="float" office:value="86678067" calcext:value-type="float">
            <text:p>86678067</text:p>
          </table:table-cell>
          <table:table-cell office:value-type="float" office:value="3" calcext:value-type="float">
            <text:p>3</text:p>
          </table:table-cell>
          <table:table-cell office:value-type="float" office:value="6036" calcext:value-type="float">
            <text:p>60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15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81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3%</text:p>
          </table:table-cell>
          <table:table-cell office:value-type="string" calcext:value-type="string">
            <text:p>AluSq,AluSq,dust,trf,L1P4,L1P4,dust,dust,L1M5,L1M5,L1HS,dust,L1HS,dust,dust,L1ME3Cz,L1ME3Cz,AluSp,AluSp,dust,trf,L1ME3Cz,L1ME3Cz,AT_rich</text:p>
          </table:table-cell>
          <table:table-cell office:value-type="string" calcext:value-type="string">
            <text:p>ENSG00000236915 <text:s/>(--,++,++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3" calcext:value-type="float">
            <text:p>0.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059409" calcext:value-type="float">
            <text:p>84059409</text:p>
          </table:table-cell>
          <table:table-cell office:value-type="float" office:value="84051363" calcext:value-type="float">
            <text:p>84051363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9 pure/3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2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56%</text:p>
          </table:table-cell>
          <table:table-cell office:value-type="string" calcext:value-type="string">
            <text:p>ERVL-E-int,ERVL-E-int,MLT1A1,MLT1A1,ERVL-E-int,ERVL-E-int,trf,(T)n,dust,T-rich,trf,dust,trf,L1HS,L1HS,dust,HERVH-int,HERVH-int,HERVH-int,HERVH-int,LTR7Y,LTR7Y,L1M5,L1M5,dust,T-rich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2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946267" calcext:value-type="float">
            <text:p>80946267</text:p>
          </table:table-cell>
          <table:table-cell office:value-type="float" office:value="80938220" calcext:value-type="float">
            <text:p>80938220</text:p>
          </table:table-cell>
          <table:table-cell office:value-type="float" office:value="4" calcext:value-type="float">
            <text:p>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47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38%</text:p>
          </table:table-cell>
          <table:table-cell office:value-type="string" calcext:value-type="string">
            <text:p>L1MB7,L1MB7,dust,dust,MSTD,MSTD,dust,trf,(GA)n,MSTD,MSTD,dust,trf,(T)n,trf,trf,dust,trf,L1HS,L1HS,dust,dust,dust,dust,MSTD,MSTD,L1MB7,L1MB7,dust,L1M4,L1M4,L1MB7,L1MB7,FLAM_A,FLAM_A,dust,L1MB7,L1MB7,L1PA3,L1PA3,L1PA3,L1PA3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5" calcext:value-type="float">
            <text:p>0.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512709" calcext:value-type="float">
            <text:p>71512709</text:p>
          </table:table-cell>
          <table:table-cell office:value-type="float" office:value="71520756" calcext:value-type="float">
            <text:p>71520756</text:p>
          </table:table-cell>
          <table:table-cell office:value-type="float" office:value="29" calcext:value-type="float">
            <text:p>29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5 pure/5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9%</text:p>
          </table:table-cell>
          <table:table-cell office:value-type="string" calcext:value-type="string">
            <text:p>AluSg7,AluSg7,MamRep605,MamRep605,MIRb,MIRb,L1HS,L1HS,trf,dust,dust,dust,trf,dust,trf,MIRb,MIRb</text:p>
          </table:table-cell>
          <table:table-cell office:value-type="string" calcext:value-type="string">
            <text:p>ENSG00000172260 neuronal growth regulator 1 [Source:HGNC Symbol;Acc:HGNC:17302] (++,++,++,++,++,++,--) (++,++,++,++,++,++,--) (--,--) (++,++) (++,++,++,++) (++,++,++,++,++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6535947712418" calcext:value-type="float">
            <text:p>0.4065359477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5" calcext:value-type="float">
            <text:p>0.6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887202" calcext:value-type="float">
            <text:p>71887202</text:p>
          </table:table-cell>
          <table:table-cell office:value-type="float" office:value="71895252" calcext:value-type="float">
            <text:p>71895252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55 est (kim dist=n/a)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78%</text:p>
          </table:table-cell>
          <table:table-cell office:value-type="string" calcext:value-type="string">
            <text:p>Tigger2a,Tigger2a,dust,L1MA5A,L1MA5A,dust,trf,(CA)n,dust,L1PA2,L1PA2,dust,dust,dust,dust,MIRb,MIRb,FAM,FAM,dust,trf,MIR,MIR</text:p>
          </table:table-cell>
          <table:table-cell office:value-type="string" calcext:value-type="string">
            <text:p>ENSG00000172260 neuronal growth regulator 1 [Source:HGNC Symbol;Acc:HGNC:17302] (++,++,--,--,--,--,--) (++,++,--,--,--,--,--) (--,--) (--,--) (++,++,--,--) (++,--,--,--,--,--)</text:p>
          </table:table-cell>
          <table:table-cell office:value-type="float" office:value="0.397435897435897" calcext:value-type="float">
            <text:p>0.397435897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1" calcext:value-type="float">
            <text:p>0.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496198" calcext:value-type="float">
            <text:p>113496198</text:p>
          </table:table-cell>
          <table:table-cell office:value-type="float" office:value="113504246" calcext:value-type="float">
            <text:p>113504246</text:p>
          </table:table-cell>
          <table:table-cell office:value-type="float" office:value="23" calcext:value-type="float">
            <text:p>23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8 pure/48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84%</text:p>
          </table:table-cell>
          <table:table-cell office:value-type="string" calcext:value-type="string">
            <text:p>AluSz,AluSz,L1HS,L1HS,dust,dust,trf,AluJo,AluJo,dust,trf,L3,L3,L1ME3Cz,L1ME3Cz</text:p>
          </table:table-cell>
          <table:table-cell office:value-type="string" calcext:value-type="string">
            <text:p>ENSG00000081026 membrane associated guanylate kinase, WW and PDZ domain containing 3 [Source:HGNC Symbol;Acc:HGNC:29647] (--,++,++,++,++,++,++,++,++,++,++,++,++,++,++,++,++,++,++,++,++,++) (--,++,++,++,++,++,++,++,++,++,++,++,++,++,++,++,++,++,++,++,++) (--,++,++,++,++,++,++,++,++,++,++,++,++,++,++,++,++,++,++,++,++,++) (--,++,++,++,++,++,++,++,++,++,++,++,++,++,++,++,++,++,++,++,++) (--,++,++) (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7757390417941" calcext:value-type="float">
            <text:p>0.1977573904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1" calcext:value-type="float">
            <text:p>0.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851349" calcext:value-type="float">
            <text:p>118851349</text:p>
          </table:table-cell>
          <table:table-cell office:value-type="float" office:value="118859396" calcext:value-type="float">
            <text:p>118859396</text:p>
          </table:table-cell>
          <table:table-cell office:value-type="float" office:value="3" calcext:value-type="float">
            <text:p>3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4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9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21%</text:p>
          </table:table-cell>
          <table:table-cell office:value-type="string" calcext:value-type="string">
            <text:p>AluSg,AluSg,dust,trf,(GAAA)n,dust,MER33,MER33,L1MA7,L1MA7,L1HS,L1HS,dust,dust,dust,dust,dust,L1MA7,L1MA7,MER33,MER33,dust,MLT1C,MLT1C,MIRc,MIRc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797385620915" calcext:value-type="float">
            <text:p>0.4067973856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5708460754332" calcext:value-type="float">
            <text:p>0.4057084608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7596667" calcext:value-type="float">
            <text:p>187596667</text:p>
          </table:table-cell>
          <table:table-cell office:value-type="float" office:value="187604713" calcext:value-type="float">
            <text:p>187604713</text:p>
          </table:table-cell>
          <table:table-cell office:value-type="float" office:value="5" calcext:value-type="float">
            <text:p>5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86 est (kim dist=n/a)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92%</text:p>
          </table:table-cell>
          <table:table-cell office:value-type="string" calcext:value-type="string">
            <text:p>THE1C,THE1C,THE1C-int,THE1C-int,MER21-int,MER21-int,dust,(TA)n,MER21A,MER21A,L1HS,L1HS,trf,dust,dust,trf,dust,trf,trf,(A)n,MER21A,MER21A</text:p>
          </table:table-cell>
          <table:table-cell/>
          <table:table-cell office:value-type="float" office:value="0.403353057199211" calcext:value-type="float">
            <text:p>0.4033530572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686171" calcext:value-type="float">
            <text:p>247686171</text:p>
          </table:table-cell>
          <table:table-cell office:value-type="float" office:value="247694218" calcext:value-type="float">
            <text:p>247694218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2 pure/5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02%</text:p>
          </table:table-cell>
          <table:table-cell office:value-type="string" calcext:value-type="string">
            <text:p>L1M2,L1M2,trf,dust,dust,L1MA4,L1MA4,L1HS,L1HS,dust,dust,dust,dust,trf,dust,AT_rich,dust,MLT1D,MLT1D</text:p>
          </table:table-cell>
          <table:table-cell office:value-type="string" calcext:value-type="string">
            <text:p>ENSG00000235749 <text:s/>(--,++) (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869633" calcext:value-type="float">
            <text:p>44869633</text:p>
          </table:table-cell>
          <table:table-cell office:value-type="float" office:value="44877680" calcext:value-type="float">
            <text:p>44877680</text:p>
          </table:table-cell>
          <table:table-cell office:value-type="float" office:value="2" calcext:value-type="float">
            <text:p>2</text:p>
          </table:table-cell>
          <table:table-cell office:value-type="float" office:value="6047" calcext:value-type="float">
            <text:p>60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0 pure/35 est (kim dist=n/a)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291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26%</text:p>
          </table:table-cell>
          <table:table-cell office:value-type="string" calcext:value-type="string">
            <text:p>AluJb,AluJb,dust,trf,trf,L1PA2,L1PA2,dust,trf,dust,L1M4,L1M4,dust,trf,(A)n,L1ME2z,L1ME2z,L1ME4a,L1ME4a,AluSx,AluSx,dust,L1ME4a,L1ME4a</text:p>
          </table:table-cell>
          <table:table-cell office:value-type="string" calcext:value-type="string">
            <text:p>ENSG00000196284 SPT3 homolog, SAGA and STAGA complex component [Source:HGNC Symbol;Acc:HGNC:11466] (++,++,++,++,++,++,++,++,++,++,--,--) (++,++,++,++,++,++,++,++,++,++,++,++,--) (++,++,++,++,++,++,++,++,++,++,--) (++,++,++,++,--) (++,++,++) (++,++,++,++,++,++,++,--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4705882352941" calcext:value-type="float">
            <text:p>0.2047058824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7757390417941" calcext:value-type="float">
            <text:p>0.1977573904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2" calcext:value-type="float">
            <text:p>0.6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4488391" calcext:value-type="float">
            <text:p>104488391</text:p>
          </table:table-cell>
          <table:table-cell office:value-type="float" office:value="104496438" calcext:value-type="float">
            <text:p>104496438</text:p>
          </table:table-cell>
          <table:table-cell office:value-type="float" office:value="5" calcext:value-type="float">
            <text:p>5</text:p>
          </table:table-cell>
          <table:table-cell office:value-type="float" office:value="6046" calcext:value-type="float">
            <text:p>6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35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69%</text:p>
          </table:table-cell>
          <table:table-cell office:value-type="string" calcext:value-type="string">
            <text:p>trf,dust,dust,L1PA2,L1PA2,dust,dust,dust,dust,MLT1J2,MLT1J2</text:p>
          </table:table-cell>
          <table:table-cell/>
          <table:table-cell office:value-type="float" office:value="0.397435897435897" calcext:value-type="float">
            <text:p>0.3974358974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9934640522876" calcext:value-type="float">
            <text:p>0.4099346405</text:p>
          </table:table-cell>
          <table:table-cell office:value-type="float" office:value="0.201830065359477" calcext:value-type="float">
            <text:p>0.2018300654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5107033639144" calcext:value-type="float">
            <text:p>0.1951070336</text:p>
          </table:table-cell>
          <table:table-cell office:value-type="string" calcext:value-type="string">
            <text:p>1 Islands</text:p>
          </table:table-cell>
          <table:table-cell office:value-type="float" office:value="0.688" calcext:value-type="float">
            <text:p>0.688</text:p>
          </table:table-cell>
          <table:table-cell office:value-type="float" office:value="0.626" calcext:value-type="float">
            <text:p>0.6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7101130" calcext:value-type="float">
            <text:p>117101130</text:p>
          </table:table-cell>
          <table:table-cell office:value-type="float" office:value="117109177" calcext:value-type="float">
            <text:p>117109177</text:p>
          </table:table-cell>
          <table:table-cell office:value-type="float" office:value="1" calcext:value-type="float">
            <text:p>1</text:p>
          </table:table-cell>
          <table:table-cell office:value-type="float" office:value="6049" calcext:value-type="float">
            <text:p>60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7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72%</text:p>
          </table:table-cell>
          <table:table-cell office:value-type="string" calcext:value-type="string">
            <text:p>L1PA5,L1PA5,AluJb,AluJb,dust,MER5A,MER5A,(CA)n,trf,trf,dust,MER5A,MER5A,L1HS,L1HS,dust,trf,trf,dust,trf,(A)n,dust,trf,(TTA)n,LTR84b,LTR84b,L1MA3,L1MA3,dust,LTR84b,LTR84b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8500986193294" calcext:value-type="float">
            <text:p>0.1785009862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8997384" calcext:value-type="float">
            <text:p>128997384</text:p>
          </table:table-cell>
          <table:table-cell office:value-type="float" office:value="129005430" calcext:value-type="float">
            <text:p>129005430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43 est (kim dist=n/a)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1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18%</text:p>
          </table:table-cell>
          <table:table-cell office:value-type="string" calcext:value-type="string">
            <text:p>dust,trf,trf,trf,A-rich,L2a,L2a,AluSz,AluSz,dust,L2a,L2a,L2a,L2a,L2a,L2a,L1HS,L1HS,dust,dust,dust,trf,dust,dust,trf</text:p>
          </table:table-cell>
          <table:table-cell office:value-type="string" calcext:value-type="string">
            <text:p>ENSG00000196569 laminin subunit alpha 2 [Source:HGNC Symbol;Acc:HGNC:6482] (--,++,++,++,++,++,++,++,++,++,++,++,++,++,++,++,++,++,++,++,++,++,++,++,++,++,++,++,++,++,++,++,++,++,++,++,++,++,++,++,++,++,++,++,++,++,++,++,++,++,++,++,++,++,++,++,++,++,++,++,++,++,++,++,++) (--,--,++) (++,++,++,++,++) (++,++,++) (--,++,++,++,++,++,++,++,++,++,++,++,++,++,++,++,++,++,++,++,++,++,++,++,++,++,++,++,++,++,++,++,++,++,++,++,++,++,++,++,++,++,++,++,++,++,++,++,++,++,++,++,++,++,++,++,++,++,++,++,++,++,++,++) (--,++,++,++,++,++,++,++,++,++,++,++,++,++,++,++,++,++,++,++,++,++,++,++,++,++,++,++,++,++,++,++,++,++,++,++,++,++,++,++,++,++,++,++,++,++,++,++,++,++,++,++,++,++,++,++,++,++,++,++,++,++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7757390417941" calcext:value-type="float">
            <text:p>0.1977573904</text:p>
          </table:table-cell>
          <table:table-cell office:value-type="string" calcext:value-type="string">
            <text:p>1 Islands</text:p>
          </table:table-cell>
          <table:table-cell office:value-type="float" office:value="0.682" calcext:value-type="float">
            <text:p>0.682</text:p>
          </table:table-cell>
          <table:table-cell office:value-type="float" office:value="0.623" calcext:value-type="float">
            <text:p>0.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6360250" calcext:value-type="float">
            <text:p>156360250</text:p>
          </table:table-cell>
          <table:table-cell office:value-type="float" office:value="156368290" calcext:value-type="float">
            <text:p>156368290</text:p>
          </table:table-cell>
          <table:table-cell office:value-type="float" office:value="5" calcext:value-type="float">
            <text:p>5</text:p>
          </table:table-cell>
          <table:table-cell office:value-type="float" office:value="6037" calcext:value-type="float">
            <text:p>60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2" calcext:value-type="float">
            <text:p>1902</text:p>
          </table:table-cell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2" calcext:value-type="float">
            <text:p>2982</text:p>
          </table:table-cell>
          <table:table-cell office:value-type="float" office:value="6806" calcext:value-type="float">
            <text:p>6806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13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5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82%</text:p>
          </table:table-cell>
          <table:table-cell office:value-type="string" calcext:value-type="string">
            <text:p>MER70A,MER70A,(TTA)n,HAL1ME,HAL1ME,L2b,L2b,MSTD,MSTD,MSTD,MSTD,L1PA2,L1PA2,dust,dust,MSTD,MSTD,LTR81C,LTR81C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4967320261438" calcext:value-type="float">
            <text:p>0.2049673203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6" calcext:value-type="float">
            <text:p>0.6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3027748" calcext:value-type="float">
            <text:p>133027748</text:p>
          </table:table-cell>
          <table:table-cell office:value-type="float" office:value="133019702" calcext:value-type="float">
            <text:p>13301970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38 pure/4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3%</text:p>
          </table:table-cell>
          <table:table-cell office:value-type="string" calcext:value-type="string">
            <text:p>L1ME3B,L1ME3B,L1ME3B,L1ME3B,dust,trf,L1HS,L1HS,dust,dust,dust,dust,L1ME3B,L1ME3B,dust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78" calcext:value-type="float">
            <text:p>0.678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2995688" calcext:value-type="float">
            <text:p>72995688</text:p>
          </table:table-cell>
          <table:table-cell office:value-type="float" office:value="72987641" calcext:value-type="float">
            <text:p>72987641</text:p>
          </table:table-cell>
          <table:table-cell office:value-type="float" office:value="1" calcext:value-type="float">
            <text:p>1</text:p>
          </table:table-cell>
          <table:table-cell office:value-type="float" office:value="6046" calcext:value-type="float">
            <text:p>60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8 pure/26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51%</text:p>
          </table:table-cell>
          <table:table-cell office:value-type="string" calcext:value-type="string">
            <text:p>MER85,MER85,dust,trf,MIR,MIR,L1PA16,L1PA16,dust,L1HS,L1HS,dust,dust,dust,L3,L3,AluSq2,AluSq2,dust,L3,L3</text:p>
          </table:table-cell>
          <table:table-cell office:value-type="string" calcext:value-type="string">
            <text:p>ENSG00000185760 potassium channel, voltage gated KQT-like subfamily Q, member 5 [Source:HGNC Symbol;Acc:HGNC:6299] (++,--,--,--,--,--,--,--,--,--,--,--,--,--,--) (++,--,--,--,--,--,--,--,--,--,--,--) (++,--,--,--,--,--,--,--,--,--,--,--,--,--) (++,--,--,--,--,--,--,--,--) (++,--,--,--,--,--,--,--,--,--,--,--,--) (--,--) (--,--) (--,--,--) (++,++,--,--,--,--,--,--,--,--,--,--,--,--) (++,++,--,--,--,--,--,--,--,--,--,--,--) (++,++,--,--,--,--,--,--,--,--,--,--,--,--,--) (++,++,--,--,--,--,--,--,--,--,--,--,--,--,--) (++,++,--,--,--,--,--,--,--,--,--,--,--,--,--,--),ENSG00000232422 lysine-rich nucleolar protein 1 pseudogene 4 [Source:HGNC Symbol;Acc:HGNC:48922] (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818709" calcext:value-type="float">
            <text:p>24818709</text:p>
          </table:table-cell>
          <table:table-cell office:value-type="float" office:value="24810663" calcext:value-type="float">
            <text:p>24810663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4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27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dust,AluSx,trf,AluSx,dust,AluSz,AluSz,dust,trf,dust,dust,trf,L1HS,L1HS,dust,dust,AluSx1,AluSx1</text:p>
          </table:table-cell>
          <table:table-cell office:value-type="string" calcext:value-type="string">
            <text:p>ENSG00000111913 family with sequence similarity 65 member B [Source:HGNC Symbol;Acc:HGNC:13872] (--,--,--,--,--,--,--,--,--,--,--,--,--,--,--,--,--,--,--,--,++,++,++) (--,--,--,--) (--,--,--,--,--,--,--,--,--,--,--,--,--,--) (--,--) (--,--,--,--,--,--,--,--,--,--,--,--,--,--) (--,--,--,--,--,--,--,--,--,--,--,--,--,--,--,--,--,--,--,++,++,++) (--,--,--,--,--,--,--,--,--,--,--,--,--,--) (--,--,--,--,--,--,--,--,--,--,--,--,--,--,--,--,--,--,--,--,++,++,++) (--,--,--,--,--,--,--,--,--,--,--,--,--,--,--,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901622187336" calcext:value-type="float">
            <text:p>0.4079016222</text:p>
          </table:table-cell>
          <table:table-cell office:value-type="float" office:value="0.203296703296703" calcext:value-type="float">
            <text:p>0.2032967033</text:p>
          </table:table-cell>
          <table:table-cell office:value-type="float" office:value="0.406976744186047" calcext:value-type="float">
            <text:p>0.4069767442</text:p>
          </table:table-cell>
          <table:table-cell office:value-type="float" office:value="0.196858425132599" calcext:value-type="float">
            <text:p>0.1968584251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" calcext:value-type="float">
            <text:p>0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24805" calcext:value-type="float">
            <text:p>2424805</text:p>
          </table:table-cell>
          <table:table-cell office:value-type="float" office:value="2416758" calcext:value-type="float">
            <text:p>2416758</text:p>
          </table:table-cell>
          <table:table-cell office:value-type="float" office:value="5" calcext:value-type="float">
            <text:p>5</text:p>
          </table:table-cell>
          <table:table-cell office:value-type="float" office:value="6039" calcext:value-type="float">
            <text:p>60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2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00%</text:p>
          </table:table-cell>
          <table:table-cell office:value-type="string" calcext:value-type="string">
            <text:p>dust,trf,trf,trf,(TA)n,AluJr,AluJr,MLT1C,MLT1C,Charlie1a,Charlie1a,dust,L1HS,L1HS,dust,dust,dust,Charlie1a,Charlie1a,dust,L1MB3,L1MB3,AluSz,AluSz,dust,trf,L1MB3,L1MB3</text:p>
          </table:table-cell>
          <table:table-cell office:value-type="string" calcext:value-type="string">
            <text:p>ENSG00000250903 GMDS antisense RNA 1 (head to head) [Source:HGNC Symbol;Acc:HGNC:48993] (++,++,++,++) (++,++,++,++,++) (++,++,++,++,++) (++,++,++,++) (++,++,++,++,++,++) (++,++,++,++,++) (++,++,++) (++,++,++,++) (++,++,++,++,++,++,++) (++,++,++,++) (++,++,++,++,++) (++,++,++) (++,++,++) (++,++,++) (++,++,--) (--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8118938" calcext:value-type="float">
            <text:p>28118938</text:p>
          </table:table-cell>
          <table:table-cell office:value-type="float" office:value="28110895" calcext:value-type="float">
            <text:p>28110895</text:p>
          </table:table-cell>
          <table:table-cell office:value-type="float" office:value="74" calcext:value-type="float">
            <text:p>74</text:p>
          </table:table-cell>
          <table:table-cell office:value-type="float" office:value="6049" calcext:value-type="float">
            <text:p>6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18" calcext:value-type="float">
            <text:p>2918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5" calcext:value-type="float">
            <text:p>2985</text:p>
          </table:table-cell>
          <table:table-cell office:value-type="float" office:value="6809" calcext:value-type="float">
            <text:p>6809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6 pure/32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79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85%</text:p>
          </table:table-cell>
          <table:table-cell office:value-type="string" calcext:value-type="string">
            <text:p>L1PA8,L1PA8,dust,dust,trf,L1HS,L1HS,dust,dust,dust,L1PA10,L1PA10,L1PA10,L1PA10</text:p>
          </table:table-cell>
          <table:table-cell office:value-type="string" calcext:value-type="string">
            <text:p>ENSG00000174482 leucine rich repeat and Ig domain containing 2 [Source:HGNC Symbol;Acc:HGNC:21207] (--,--,--,--,++,++) (--,++) (--,--,--,--,++) (--,--,--,--,++,++)</text:p>
          </table:table-cell>
          <table:table-cell office:value-type="float" office:value="0.397626112759644" calcext:value-type="float">
            <text:p>0.3976261128</text:p>
          </table:table-cell>
          <table:table-cell office:value-type="float" office:value="0.178041543026706" calcext:value-type="float">
            <text:p>0.178041543</text:p>
          </table:table-cell>
          <table:table-cell office:value-type="float" office:value="0.406797385620915" calcext:value-type="float">
            <text:p>0.4067973856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5752753977968" calcext:value-type="float">
            <text:p>0.405752754</text:p>
          </table:table-cell>
          <table:table-cell office:value-type="float" office:value="0.196858425132599" calcext:value-type="float">
            <text:p>0.1968584251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5" calcext:value-type="float">
            <text:p>0.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9543234" calcext:value-type="float">
            <text:p>19543234</text:p>
          </table:table-cell>
          <table:table-cell office:value-type="float" office:value="19535187" calcext:value-type="float">
            <text:p>19535187</text:p>
          </table:table-cell>
          <table:table-cell office:value-type="float" office:value="4" calcext:value-type="float">
            <text:p>4</text:p>
          </table:table-cell>
          <table:table-cell office:value-type="float" office:value="6047" calcext:value-type="float">
            <text:p>60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40 est (kim dist=n/a)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29%</text:p>
          </table:table-cell>
          <table:table-cell office:value-type="string" calcext:value-type="string">
            <text:p>L1PA7,L1PA7,dust,AT_rich,trf,L1PA2,L1PA2,dust,dust,dust,dust,L1PA7,L1PA7</text:p>
          </table:table-cell>
          <table:table-cell office:value-type="string" calcext:value-type="string">
            <text:p>ENSG00000155886 solute carrier family 24 (sodium/potassium/calcium exchanger), member 2 [Source:HGNC Symbol;Acc:HGNC:10976] (--,--,--,--,--,--,--,++,++,++) (--,--,--,--,--,--,++,++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4705882352941" calcext:value-type="float">
            <text:p>0.2047058824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3" calcext:value-type="float">
            <text:p>0.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148602" calcext:value-type="float">
            <text:p>90148602</text:p>
          </table:table-cell>
          <table:table-cell office:value-type="float" office:value="90156653" calcext:value-type="float">
            <text:p>90156653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7 pure/33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52%</text:p>
          </table:table-cell>
          <table:table-cell office:value-type="string" calcext:value-type="string">
            <text:p>L1MC1,L1MC1,dust,trf,AT_rich,L1MC1,L1MC1,L1ME3G,L1ME3G,L1MC1,L1MC1,L1HS,L1HS,dust,trf,dust,trf,L1MC1,L1MC1,L1ME3G,L1ME3G,(TATATG)n,dust,L2,L2,L2,L2,MIRb,MIRb,MER5A,MER5A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581699346405" calcext:value-type="float">
            <text:p>0.407581699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9" calcext:value-type="float">
            <text:p>0.689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696578" calcext:value-type="float">
            <text:p>95696578</text:p>
          </table:table-cell>
          <table:table-cell office:value-type="float" office:value="95704618" calcext:value-type="float">
            <text:p>95704618</text:p>
          </table:table-cell>
          <table:table-cell office:value-type="float" office:value="8" calcext:value-type="float">
            <text:p>8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6" calcext:value-type="float">
            <text:p>1906</text:p>
          </table:table-cell>
          <table:table-cell office:value-type="float" office:value="2919" calcext:value-type="float">
            <text:p>291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6" calcext:value-type="float">
            <text:p>2986</text:p>
          </table:table-cell>
          <table:table-cell office:value-type="float" office:value="6810" calcext:value-type="float">
            <text:p>681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27 est (kim dist=n/a)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3.02%</text:p>
          </table:table-cell>
          <table:table-cell office:value-type="string" calcext:value-type="string">
            <text:p>MLT1K,MLT1K,L2c,L2c,L1HS,L1HS,dust,dust,trf,dust,Tigger2,Tigger2,(TG)n,dust,trf,L1M5,L1M5,AluY,dust,trf,AluY</text:p>
          </table:table-cell>
          <table:table-cell office:value-type="string" calcext:value-type="string">
            <text:p>ENSG00000228142 <text:s/>(--,++) (--,--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648739" calcext:value-type="float">
            <text:p>29648739</text:p>
          </table:table-cell>
          <table:table-cell office:value-type="float" office:value="29640693" calcext:value-type="float">
            <text:p>29640693</text:p>
          </table:table-cell>
          <table:table-cell office:value-type="float" office:value="33" calcext:value-type="float">
            <text:p>33</text:p>
          </table:table-cell>
          <table:table-cell office:value-type="float" office:value="6047" calcext:value-type="float">
            <text:p>60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4 pure/27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99%</text:p>
          </table:table-cell>
          <table:table-cell office:value-type="string" calcext:value-type="string">
            <text:p>LTR48B,LTR48B,L1MEg,L1MEg,dust,dust,trf,dust,trf,L1HS,L1HS,dust,L1M4,L1M4,dust,(TA)n,L1M4,L1M4,dust,trf,(TG)n,L1M4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1" calcext:value-type="float">
            <text:p>0.681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0355287" calcext:value-type="float">
            <text:p>40355287</text:p>
          </table:table-cell>
          <table:table-cell office:value-type="float" office:value="40363335" calcext:value-type="float">
            <text:p>40363335</text:p>
          </table:table-cell>
          <table:table-cell office:value-type="float" office:value="4" calcext:value-type="float">
            <text:p>4</text:p>
          </table:table-cell>
          <table:table-cell office:value-type="float" office:value="6033" calcext:value-type="float">
            <text:p>60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58 est (kim dist=n/a)</text:p>
          </table:table-cell>
          <table:table-cell table:number-columns-repeated="5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1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3.88%</text:p>
          </table:table-cell>
          <table:table-cell office:value-type="string" calcext:value-type="string">
            <text:p>MLT1A1,MLT1A1,AluJr,AluJr,L1PA2,L1PA2,dust,dust,trf,trf,AluJo,AluJo,MIRb,MIRb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1597633136095" calcext:value-type="float">
            <text:p>0.1715976331</text:p>
          </table:table-cell>
          <table:table-cell office:value-type="float" office:value="0.410980392156863" calcext:value-type="float">
            <text:p>0.4109803922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9174311926606" calcext:value-type="float">
            <text:p>0.4091743119</text:p>
          </table:table-cell>
          <table:table-cell office:value-type="float" office:value="0.195310907237513" calcext:value-type="float">
            <text:p>0.1953109072</text:p>
          </table:table-cell>
          <table:table-cell office:value-type="string" calcext:value-type="string">
            <text:p>0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4" calcext:value-type="float">
            <text:p>0.6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423879" calcext:value-type="float">
            <text:p>42423879</text:p>
          </table:table-cell>
          <table:table-cell office:value-type="float" office:value="42431926" calcext:value-type="float">
            <text:p>42431926</text:p>
          </table:table-cell>
          <table:table-cell office:value-type="float" office:value="1" calcext:value-type="float">
            <text:p>1</text:p>
          </table:table-cell>
          <table:table-cell office:value-type="float" office:value="6045" calcext:value-type="float">
            <text:p>6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table:number-columns-repeated="2"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25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37%</text:p>
          </table:table-cell>
          <table:table-cell office:value-type="string" calcext:value-type="string">
            <text:p>MLT1C,MLT1C,L1ME1,L1ME1,dust,L1ME2,L1ME2,L1PA2,L1PA2,dust,dust,L1ME2,L1ME2,L1MC5a,L1MC5a,MLT1D,MLT1D</text:p>
          </table:table-cell>
          <table:table-cell/>
          <table:table-cell office:value-type="float" office:value="0.399408284023669" calcext:value-type="float">
            <text:p>0.399408284</text:p>
          </table:table-cell>
          <table:table-cell office:value-type="float" office:value="0.173570019723866" calcext:value-type="float">
            <text:p>0.1735700197</text:p>
          </table:table-cell>
          <table:table-cell office:value-type="float" office:value="0.409673202614379" calcext:value-type="float">
            <text:p>0.4096732026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8358817533129" calcext:value-type="float">
            <text:p>0.4083588175</text:p>
          </table:table-cell>
          <table:table-cell office:value-type="float" office:value="0.196330275229358" calcext:value-type="float">
            <text:p>0.1963302752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933102" calcext:value-type="float">
            <text:p>54933102</text:p>
          </table:table-cell>
          <table:table-cell office:value-type="float" office:value="54925054" calcext:value-type="float">
            <text:p>54925054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4 pure/76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54%</text:p>
          </table:table-cell>
          <table:table-cell office:value-type="string" calcext:value-type="string">
            <text:p>AluSx,AluSx,L1M1,L1M1,dust,dust,trf,L1HS,L1HS,dust,dust,dust,L1ME3Cz,L1ME3Cz,L1M1,L1M1,AluYj4,dust,trf,AluYj4,dust,L1M1,L1M1,trf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" calcext:value-type="float">
            <text:p>0.68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728652" calcext:value-type="float">
            <text:p>70728652</text:p>
          </table:table-cell>
          <table:table-cell office:value-type="float" office:value="70736174" calcext:value-type="float">
            <text:p>70736174</text:p>
          </table:table-cell>
          <table:table-cell office:value-type="float" office:value="4" calcext:value-type="float">
            <text:p>4</text:p>
          </table:table-cell>
          <table:table-cell office:value-type="float" office:value="6048" calcext:value-type="float">
            <text:p>6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4" calcext:value-type="float">
            <text:p>1384</text:p>
          </table:table-cell>
          <table:table-cell office:value-type="float" office:value="2397" calcext:value-type="float">
            <text:p>2397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4" calcext:value-type="float">
            <text:p>2464</text:p>
          </table:table-cell>
          <table:table-cell office:value-type="float" office:value="6288" calcext:value-type="float">
            <text:p>6288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5 pure/27 est (kim dist=n/a)</text:p>
          </table:table-cell>
          <table:table-cell office:value-type="string" calcext:value-type="string">
            <text:p>cons</text:p>
          </table:table-cell>
          <table:table-cell table:number-columns-repeated="4" office:value-type="string" calcext:value-type="string">
            <text:p>mut</text:p>
          </table:table-cell>
          <table:table-cell table:number-columns-repeated="3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06%</text:p>
          </table:table-cell>
          <table:table-cell office:value-type="string" calcext:value-type="string">
            <text:p>L1PA16,L1PA16,L1PBa1,L1PBa1,L1HS,L1HS,L1HS,L1HS,dust,dust,dust,dust,trf,L1PA16,L1PA16,dust,AluJb,dust,AluJb,dust</text:p>
          </table:table-cell>
          <table:table-cell office:value-type="string" calcext:value-type="string">
            <text:p>ENSG00000137831 uveal autoantigen with coiled-coil domains and ankyrin repeats [Source:HGNC Symbol;Acc:HGNC:15947] (++,--,--,--,--,--,--,--,--,--,--,--,--,--,--,--,--,--,--) (--,--,--,--,--,--,--,--,--,--,--,--,--,--,--,--,--,--,--) (--,--,--,--,--,--,--,--,--,--,--,--,--,--,--,--,--,--,--) (--,--) (--,--,--) (++,--,--,--,--,--,--,--,--,--,--,--,--,--,--,--) (--,--,--,--,--,--,--,--,--,--,--,--,--,--,--) (--,--) (--,--,--,--,--,--,--,--) (--,--,--,--,--,--,--,--,--,--,--,--,--) (--,--,--,--,--,--) (--,--) (--,--,--) (--,--,--,--,--,--,--,--)</text:p>
          </table:table-cell>
          <table:table-cell office:value-type="float" office:value="0.402366863905325" calcext:value-type="float">
            <text:p>0.4023668639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543323139653" calcext:value-type="float">
            <text:p>0.4075433231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0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2" calcext:value-type="float">
            <text:p>0.6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1173133" calcext:value-type="float">
            <text:p>71173133</text:p>
          </table:table-cell>
          <table:table-cell office:value-type="float" office:value="71181170" calcext:value-type="float">
            <text:p>71181170</text:p>
          </table:table-cell>
          <table:table-cell office:value-type="float" office:value="7" calcext:value-type="float">
            <text:p>7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8" calcext:value-type="float">
            <text:p>1898</text:p>
          </table:table-cell>
          <table:table-cell office:value-type="float" office:value="2911" calcext:value-type="float">
            <text:p>291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8" calcext:value-type="float">
            <text:p>2978</text:p>
          </table:table-cell>
          <table:table-cell office:value-type="float" office:value="6802" calcext:value-type="float">
            <text:p>680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0 pure/7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12%</text:p>
          </table:table-cell>
          <table:table-cell office:value-type="string" calcext:value-type="string">
            <text:p>L1M3,L1M3,dust,trf,(TA)n,trf,L1M3,L1PA2,L1PA2,dust,dust,dust,trf,dust,trf,trf,(A)n,L1M3,L1M3,L1MA10,L1MA10,L1ME3,L1ME3,dust</text:p>
          </table:table-cell>
          <table:table-cell office:value-type="string" calcext:value-type="string">
            <text:p>ENSG00000187720 thrombospondin type 1 domain containing 4 [Source:HGNC Symbol;Acc:HGNC:25835] (--,--,--,++,++,++,++,++,++,++,++,++,++,++,++,++,++,++) (--,--,--,++) (++,++,++,++,++) (++,++,++,++,++,++,++,++,++,++,++,++) (++,++,++,++,++,++,++,++,++,++) (++,++) (++,++,++,++),ENSG00000259964 THSD4 antisense RNA 1 [Source:HGNC Symbol;Acc:HGNC:51420] (++,++,++,--,--) (++,--) (++,++,--) (++,++,++) (++,++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508887" calcext:value-type="float">
            <text:p>87508887</text:p>
          </table:table-cell>
          <table:table-cell office:value-type="float" office:value="87516934" calcext:value-type="float">
            <text:p>87516934</text:p>
          </table:table-cell>
          <table:table-cell office:value-type="float" office:value="5" calcext:value-type="float">
            <text:p>5</text:p>
          </table:table-cell>
          <table:table-cell office:value-type="float" office:value="6042" calcext:value-type="float">
            <text:p>60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9 pure/23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02%</text:p>
          </table:table-cell>
          <table:table-cell office:value-type="string" calcext:value-type="string">
            <text:p>LTR50,LTR50,AluSx1,AluSx1,dust,L3b,L3b,L1HS,L1HS,dust,dust,AluYj4,AluYj4,dust,trf,L1MA7,L1MA7,L2a,L2a,MIR,MIR,dust</text:p>
          </table:table-cell>
          <table:table-cell office:value-type="string" calcext:value-type="string">
            <text:p>ENSG00000259560 <text:s/>(++,++,--,--,--,--)</text:p>
          </table:table-cell>
          <table:table-cell office:value-type="float" office:value="0.40138067061144" calcext:value-type="float">
            <text:p>0.4013806706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366013071895" calcext:value-type="float">
            <text:p>0.4083660131</text:p>
          </table:table-cell>
          <table:table-cell office:value-type="float" office:value="0.204183006535948" calcext:value-type="float">
            <text:p>0.2041830065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3674398" calcext:value-type="float">
            <text:p>93674398</text:p>
          </table:table-cell>
          <table:table-cell office:value-type="float" office:value="93682446" calcext:value-type="float">
            <text:p>93682446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 pure/45 est (kim dist=n/a)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54%</text:p>
          </table:table-cell>
          <table:table-cell office:value-type="string" calcext:value-type="string">
            <text:p>dust,MIR,MIR,L1PA2,L1PA2,dust,dust,dust</text:p>
          </table:table-cell>
          <table:table-cell office:value-type="string" calcext:value-type="string">
            <text:p>ENSG00000258631 <text:s/>(--,--,--,++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9150326797386" calcext:value-type="float">
            <text:p>0.4091503268</text:p>
          </table:table-cell>
          <table:table-cell office:value-type="float" office:value="0.202352941176471" calcext:value-type="float">
            <text:p>0.2023529412</text:p>
          </table:table-cell>
          <table:table-cell office:value-type="float" office:value="0.40815494393476" calcext:value-type="float">
            <text:p>0.4081549439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4" calcext:value-type="float">
            <text:p>0.684</text:p>
          </table:table-cell>
          <table:table-cell office:value-type="float" office:value="0.624" calcext:value-type="float">
            <text:p>0.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8992794" calcext:value-type="float">
            <text:p>48992794</text:p>
          </table:table-cell>
          <table:table-cell office:value-type="float" office:value="48984748" calcext:value-type="float">
            <text:p>48984748</text:p>
          </table:table-cell>
          <table:table-cell office:value-type="float" office:value="1" calcext:value-type="float">
            <text:p>1</text:p>
          </table:table-cell>
          <table:table-cell office:value-type="float" office:value="6039" calcext:value-type="float">
            <text:p>60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18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33%</text:p>
          </table:table-cell>
          <table:table-cell office:value-type="string" calcext:value-type="string">
            <text:p>MER2,MER2,dust,(TG)n,trf,dust,(GTGTG)n,trf,(T)n,dust,L1HS,L1HS,dust,dust,dust,dust,L1M2,L1M2,L1MA6,L1MA6,dust,trf,trf,trf,(TAGA)n,L1MA6,L1MA6</text:p>
          </table:table-cell>
          <table:table-cell/>
          <table:table-cell office:value-type="float" office:value="0.40138067061144" calcext:value-type="float">
            <text:p>0.4013806706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7339449541284" calcext:value-type="float">
            <text:p>0.407339449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662282" calcext:value-type="float">
            <text:p>28662282</text:p>
          </table:table-cell>
          <table:table-cell office:value-type="float" office:value="28670329" calcext:value-type="float">
            <text:p>28670329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27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52%</text:p>
          </table:table-cell>
          <table:table-cell office:value-type="string" calcext:value-type="string">
            <text:p>MIR,MIR,AT_rich,AluY,AluY,dust,L1HS,L1HS,dust,dust,L1MB7,L1MB7</text:p>
          </table:table-cell>
          <table:table-cell office:value-type="string" calcext:value-type="string">
            <text:p>ENSG00000100154 tetratricopeptide repeat domain 28 [Source:HGNC Symbol;Acc:HGNC:29179] (++,--,--,--,--,--,--,--,--,--,--,--,--,--,--,--,--,--,--,--,--,--,--) (--,--,--,--,--,--) (--,--,--) (--,--,--) (--,--,--) (--,--,--,--) (++,--) (--,--,--,--,--,--,--,--,--,--,--,--,--,--,--,--,--,--,--,--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7951070336391" calcext:value-type="float">
            <text:p>0.4079510703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" calcext:value-type="float">
            <text:p>0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808049" calcext:value-type="float">
            <text:p>12808049</text:p>
          </table:table-cell>
          <table:table-cell office:value-type="float" office:value="12800002" calcext:value-type="float">
            <text:p>12800002</text:p>
          </table:table-cell>
          <table:table-cell office:value-type="float" office:value="5" calcext:value-type="float">
            <text:p>5</text:p>
          </table:table-cell>
          <table:table-cell office:value-type="float" office:value="6047" calcext:value-type="float">
            <text:p>60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7 pure/28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46%</text:p>
          </table:table-cell>
          <table:table-cell office:value-type="string" calcext:value-type="string">
            <text:p>LTR9,LTR9,L2a,L2a,L2,L2,dust,trf,L1HS,L1HS,dust,dust,dust,AluY,AluY,dust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7058823529412" calcext:value-type="float">
            <text:p>0.4070588235</text:p>
          </table:table-cell>
          <table:table-cell office:value-type="float" office:value="0.203921568627451" calcext:value-type="float">
            <text:p>0.2039215686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5" calcext:value-type="float">
            <text:p>0.685</text:p>
          </table:table-cell>
          <table:table-cell office:value-type="float" office:value="0.624" calcext:value-type="float">
            <text:p>0.6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123202" calcext:value-type="float">
            <text:p>7123202</text:p>
          </table:table-cell>
          <table:table-cell office:value-type="float" office:value="7115168" calcext:value-type="float">
            <text:p>7115168</text:p>
          </table:table-cell>
          <table:table-cell office:value-type="float" office:value="5" calcext:value-type="float">
            <text:p>5</text:p>
          </table:table-cell>
          <table:table-cell office:value-type="float" office:value="6043" calcext:value-type="float">
            <text:p>60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896" calcext:value-type="float">
            <text:p>1896</text:p>
          </table:table-cell>
          <table:table-cell office:value-type="float" office:value="2909" calcext:value-type="float">
            <text:p>2909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76" calcext:value-type="float">
            <text:p>2976</text:p>
          </table:table-cell>
          <table:table-cell office:value-type="float" office:value="6800" calcext:value-type="float">
            <text:p>6800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0 pure/2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46%</text:p>
          </table:table-cell>
          <table:table-cell office:value-type="string" calcext:value-type="string">
            <text:p>L1ME3A,L1ME3A,dust,dust,dust,trf,(T)n,trf,L1HS,L1HS,dust,dust,dust,dust,dust</text:p>
          </table:table-cell>
          <table:table-cell office:value-type="string" calcext:value-type="string">
            <text:p>ENSG00000232271 <text:s/>(++,--)</text:p>
          </table:table-cell>
          <table:table-cell office:value-type="float" office:value="0.395463510848126" calcext:value-type="float">
            <text:p>0.3954635108</text:p>
          </table:table-cell>
          <table:table-cell office:value-type="float" office:value="0.174556213017751" calcext:value-type="float">
            <text:p>0.174556213</text:p>
          </table:table-cell>
          <table:table-cell office:value-type="float" office:value="0.408888888888889" calcext:value-type="float">
            <text:p>0.4088888889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6126401630989" calcext:value-type="float">
            <text:p>0.1961264016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" calcext:value-type="float">
            <text:p>0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546288" calcext:value-type="float">
            <text:p>70546288</text:p>
          </table:table-cell>
          <table:table-cell office:value-type="float" office:value="70554336" calcext:value-type="float">
            <text:p>70554336</text:p>
          </table:table-cell>
          <table:table-cell office:value-type="float" office:value="5" calcext:value-type="float">
            <text:p>5</text:p>
          </table:table-cell>
          <table:table-cell office:value-type="float" office:value="6046" calcext:value-type="float">
            <text:p>60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923" calcext:value-type="float">
            <text:p>2923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90" calcext:value-type="float">
            <text:p>2990</text:p>
          </table:table-cell>
          <table:table-cell office:value-type="float" office:value="6814" calcext:value-type="float">
            <text:p>6814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23 pure/65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64%</text:p>
          </table:table-cell>
          <table:table-cell office:value-type="string" calcext:value-type="string">
            <text:p>MER4A1,MER4A1,L1M1,L1M1,dust,dust,trf,(CAA)n,L1M1,L1HS,L1HS,dust,dust,trf,L1M1,L1M1,dust,trf,dust,L1MA9,L1MA9</text:p>
          </table:table-cell>
          <table:table-cell office:value-type="string" calcext:value-type="string">
            <text:p>ENSG00000257759 <text:s/>(++,--,--)</text:p>
          </table:table-cell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8104575163399" calcext:value-type="float">
            <text:p>0.4081045752</text:p>
          </table:table-cell>
          <table:table-cell office:value-type="float" office:value="0.202614379084967" calcext:value-type="float">
            <text:p>0.2026143791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6534148827727" calcext:value-type="float">
            <text:p>0.1965341488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3" calcext:value-type="float">
            <text:p>0.6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3123738" calcext:value-type="float">
            <text:p>63123738</text:p>
          </table:table-cell>
          <table:table-cell office:value-type="float" office:value="63115693" calcext:value-type="float">
            <text:p>63115693</text:p>
          </table:table-cell>
          <table:table-cell office:value-type="float" office:value="5" calcext:value-type="float">
            <text:p>5</text:p>
          </table:table-cell>
          <table:table-cell office:value-type="float" office:value="6043" calcext:value-type="float">
            <text:p>60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2920" calcext:value-type="float">
            <text:p>2920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7" calcext:value-type="float">
            <text:p>2987</text:p>
          </table:table-cell>
          <table:table-cell office:value-type="float" office:value="6811" calcext:value-type="float">
            <text:p>6811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9 pure/19 est (kim dist=n/a)</text:p>
          </table:table-cell>
          <table:table-cell table:number-columns-repeated="6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1.81%</text:p>
          </table:table-cell>
          <table:table-cell office:value-type="string" calcext:value-type="string">
            <text:p>MLT1K,MLT1K,dust,L1M6,L1M6,dust,L1HS,L1HS,dust,dust,dust,dust,MER113,MER113,dust</text:p>
          </table:table-cell>
          <table:table-cell office:value-type="string" calcext:value-type="string">
            <text:p>ENSG00000258995 <text:s/>(++),ENSG00000259093 <text:s/>(--)</text:p>
          </table:table-cell>
          <table:table-cell office:value-type="float" office:value="0.399408284023669" calcext:value-type="float">
            <text:p>0.39940828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7843137254902" calcext:value-type="float">
            <text:p>0.4078431373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727828746177" calcext:value-type="float">
            <text:p>0.4067278287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5" calcext:value-type="float">
            <text:p>0.6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6636301" calcext:value-type="float">
            <text:p>26636301</text:p>
          </table:table-cell>
          <table:table-cell office:value-type="float" office:value="26628254" calcext:value-type="float">
            <text:p>26628254</text:p>
          </table:table-cell>
          <table:table-cell office:value-type="float" office:value="2" calcext:value-type="float">
            <text:p>2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38 est (kim dist=n/a)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54%</text:p>
          </table:table-cell>
          <table:table-cell office:value-type="string" calcext:value-type="string">
            <text:p>L1MC3,L1MC3,MER2B,MER2B,MER2B,MER2B,dust,AT_rich,dust,trf,(TA)n,trf,dust,trf,L1PA2,L1PA2,dust,dust,trf</text:p>
          </table:table-cell>
          <table:table-cell office:value-type="string" calcext:value-type="string">
            <text:p>ENSG00000257842 NOVA1 antisense RNA 1 (head to head) [Source:HGNC Symbol;Acc:HGNC:19827] (++,--,--,--) (--,--,--,--) (--,--,--,--) (--,--,--,--)</text:p>
          </table:table-cell>
          <table:table-cell office:value-type="float" office:value="0.397435897435897" calcext:value-type="float">
            <text:p>0.397435897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9411764705882" calcext:value-type="float">
            <text:p>0.4094117647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7747196738022" calcext:value-type="float">
            <text:p>0.4077471967</text:p>
          </table:table-cell>
          <table:table-cell office:value-type="float" office:value="0.197553516819572" calcext:value-type="float">
            <text:p>0.1975535168</text:p>
          </table:table-cell>
          <table:table-cell office:value-type="string" calcext:value-type="string">
            <text:p>2 Islands</text:p>
          </table:table-cell>
          <table:table-cell office:value-type="float" office:value="0.69" calcext:value-type="float">
            <text:p>0.69</text:p>
          </table:table-cell>
          <table:table-cell office:value-type="float" office:value="0.622" calcext:value-type="float">
            <text:p>0.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7818736" calcext:value-type="float">
            <text:p>37818736</text:p>
          </table:table-cell>
          <table:table-cell office:value-type="float" office:value="37826785" calcext:value-type="float">
            <text:p>37826785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2 pure/42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39.42%</text:p>
          </table:table-cell>
          <table:table-cell office:value-type="string" calcext:value-type="string">
            <text:p>L1MC1,L1MC1,dust,L1ME3Cz,L1ME3Cz,L1ME2z,L1ME2z,L1HS,L1HS,dust,trf,trf,dust,trf,trf,AT_rich,trf,L1ME3Cz,L1ME3Cz,dust,L1PA4,dust,L1PA4,dust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6797385620915" calcext:value-type="float">
            <text:p>0.4067973856</text:p>
          </table:table-cell>
          <table:table-cell office:value-type="float" office:value="0.204444444444444" calcext:value-type="float">
            <text:p>0.2044444444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796126401631" calcext:value-type="float">
            <text:p>0.197961264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" calcext:value-type="float">
            <text:p>0.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753583" calcext:value-type="float">
            <text:p>70753583</text:p>
          </table:table-cell>
          <table:table-cell office:value-type="float" office:value="70745536" calcext:value-type="float">
            <text:p>70745536</text:p>
          </table:table-cell>
          <table:table-cell office:value-type="float" office:value="2" calcext:value-type="float">
            <text:p>2</text:p>
          </table:table-cell>
          <table:table-cell office:value-type="float" office:value="6036" calcext:value-type="float">
            <text:p>60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3 pure/2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no tsd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31%</text:p>
          </table:table-cell>
          <table:table-cell office:value-type="string" calcext:value-type="string">
            <text:p>LTR16B,LTR16B,ERV3-16A3_I-int,ERV3-16A3_I-int,ERV3-16A3_I-int,ERV3-16A3_I-int,L1HS,dust,L1HS,dust,dust,dust,dust,ERV24B_Prim-int,ERV24B_Prim-int</text:p>
          </table:table-cell>
          <table:table-cell/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058823529412" calcext:value-type="float">
            <text:p>0.4070588235</text:p>
          </table:table-cell>
          <table:table-cell office:value-type="float" office:value="0.202875816993464" calcext:value-type="float">
            <text:p>0.202875817</text:p>
          </table:table-cell>
          <table:table-cell office:value-type="float" office:value="0.406523955147808" calcext:value-type="float">
            <text:p>0.4065239551</text:p>
          </table:table-cell>
          <table:table-cell office:value-type="float" office:value="0.196941896024465" calcext:value-type="float">
            <text:p>0.196941896</text:p>
          </table:table-cell>
          <table:table-cell office:value-type="string" calcext:value-type="string">
            <text:p>1 Islands</text:p>
          </table:table-cell>
          <table:table-cell office:value-type="float" office:value="0.683" calcext:value-type="float">
            <text:p>0.683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9410973" calcext:value-type="float">
            <text:p>59410973</text:p>
          </table:table-cell>
          <table:table-cell office:value-type="float" office:value="59402926" calcext:value-type="float">
            <text:p>59402926</text:p>
          </table:table-cell>
          <table:table-cell office:value-type="float" office:value="3" calcext:value-type="float">
            <text:p>3</text:p>
          </table:table-cell>
          <table:table-cell office:value-type="float" office:value="6041" calcext:value-type="float">
            <text:p>60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A</text:p>
          </table:table-cell>
          <table:table-cell office:value-type="string" calcext:value-type="string">
            <text:p>non canonical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7 pure/20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1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61%</text:p>
          </table:table-cell>
          <table:table-cell office:value-type="string" calcext:value-type="string">
            <text:p>MIRb,MIRb,L1ME3G,L1ME3G,dust,dust,L1PA2,L1PA2,dust,dust,L1ME3G,L1ME3G,L1MEd,L1MEd,AluSx1,dust,AluSx1,L1MEd,L1MEd</text:p>
          </table:table-cell>
          <table:table-cell/>
          <table:table-cell office:value-type="float" office:value="0.397435897435897" calcext:value-type="float">
            <text:p>0.3974358974</text:p>
          </table:table-cell>
          <table:table-cell office:value-type="float" office:value="0.175542406311637" calcext:value-type="float">
            <text:p>0.1755424063</text:p>
          </table:table-cell>
          <table:table-cell office:value-type="float" office:value="0.408627450980392" calcext:value-type="float">
            <text:p>0.408627451</text:p>
          </table:table-cell>
          <table:table-cell office:value-type="float" office:value="0.203398692810458" calcext:value-type="float">
            <text:p>0.2033986928</text:p>
          </table:table-cell>
          <table:table-cell office:value-type="float" office:value="0.407135575942915" calcext:value-type="float">
            <text:p>0.4071355759</text:p>
          </table:table-cell>
          <table:table-cell office:value-type="float" office:value="0.196738022426096" calcext:value-type="float">
            <text:p>0.1967380224</text:p>
          </table:table-cell>
          <table:table-cell office:value-type="string" calcext:value-type="string">
            <text:p>1 Islands</text:p>
          </table:table-cell>
          <table:table-cell office:value-type="float" office:value="0.679" calcext:value-type="float">
            <text:p>0.679</text:p>
          </table:table-cell>
          <table:table-cell office:value-type="float" office:value="0.622" calcext:value-type="float">
            <text:p>0.6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350991" calcext:value-type="float">
            <text:p>50350991</text:p>
          </table:table-cell>
          <table:table-cell office:value-type="float" office:value="50342942" calcext:value-type="float">
            <text:p>50342942</text:p>
          </table:table-cell>
          <table:table-cell office:value-type="float" office:value="4" calcext:value-type="float">
            <text:p>4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2922" calcext:value-type="float">
            <text:p>2922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9" calcext:value-type="float">
            <text:p>2989</text:p>
          </table:table-cell>
          <table:table-cell office:value-type="float" office:value="6813" calcext:value-type="float">
            <text:p>6813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GG</text:p>
          </table:table-cell>
          <table:table-cell office:value-type="string" calcext:value-type="string">
            <text:p>Ta-0/L1PA2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1 pure/39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7 nt</text:p>
          </table:table-cell>
          <table:table-cell table:number-columns-repeated="13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70%</text:p>
          </table:table-cell>
          <table:table-cell office:value-type="string" calcext:value-type="string">
            <text:p>L1MCa,L1MCa,trf,trf,dust,AluSx,AluSx,L1MCa,L1MCa,AluSx,dust,AluSx,L1MCa,L1MCa,dust,trf,L1HS,L1HS,dust,dust,dust,L1MCa,L1MCa,dust,dust</text:p>
          </table:table-cell>
          <table:table-cell/>
          <table:table-cell office:value-type="float" office:value="0.398422090729783" calcext:value-type="float">
            <text:p>0.3984220907</text:p>
          </table:table-cell>
          <table:table-cell office:value-type="float" office:value="0.176528599605523" calcext:value-type="float">
            <text:p>0.1765285996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660130718954" calcext:value-type="float">
            <text:p>0.2036601307</text:p>
          </table:table-cell>
          <table:table-cell office:value-type="float" office:value="0.406320081549439" calcext:value-type="float">
            <text:p>0.4063200815</text:p>
          </table:table-cell>
          <table:table-cell office:value-type="float" office:value="0.197349643221203" calcext:value-type="float">
            <text:p>0.1973496432</text:p>
          </table:table-cell>
          <table:table-cell office:value-type="string" calcext:value-type="string">
            <text:p>1 Islands</text:p>
          </table:table-cell>
          <table:table-cell office:value-type="float" office:value="0.677" calcext:value-type="float">
            <text:p>0.677</text:p>
          </table:table-cell>
          <table:table-cell office:value-type="float" office:value="0.622" calcext:value-type="float">
            <text:p>0.6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626075" calcext:value-type="float">
            <text:p>24626075</text:p>
          </table:table-cell>
          <table:table-cell office:value-type="float" office:value="24618029" calcext:value-type="float">
            <text:p>24618029</text:p>
          </table:table-cell>
          <table:table-cell office:value-type="float" office:value="3" calcext:value-type="float">
            <text:p>3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AGA</text:p>
          </table:table-cell>
          <table:table-cell table:number-columns-repeated="2" office:value-type="string" calcext:value-type="string">
            <text:p>non canonical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16 pure/32 est (kim dist=n/a)</text:p>
          </table:table-cell>
          <table:table-cell table:number-columns-repeated="7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no tsd</text:p>
          </table:table-cell>
          <table:table-cell table:number-columns-repeated="2" office:value-type="string" calcext:value-type="string">
            <text:p>cons</text:p>
          </table:table-cell>
          <table:table-cell office:value-type="string" calcext:value-type="string">
            <text:p>mut</text:p>
          </table:table-cell>
          <table:table-cell table:number-columns-repeated="14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2.02%</text:p>
          </table:table-cell>
          <table:table-cell office:value-type="string" calcext:value-type="string">
            <text:p>MLT1A0,MLT1A0,AluSz6,AluSz6,dust,trf,(T)n,trf,trf,L1PA2,L1PA2,dust,L2c,L2c</text:p>
          </table:table-cell>
          <table:table-cell/>
          <table:table-cell office:value-type="float" office:value="0.402366863905325" calcext:value-type="float">
            <text:p>0.4023668639</text:p>
          </table:table-cell>
          <table:table-cell office:value-type="float" office:value="0.171597633136095" calcext:value-type="float">
            <text:p>0.1715976331</text:p>
          </table:table-cell>
          <table:table-cell office:value-type="float" office:value="0.410196078431373" calcext:value-type="float">
            <text:p>0.4101960784</text:p>
          </table:table-cell>
          <table:table-cell office:value-type="float" office:value="0.202091503267974" calcext:value-type="float">
            <text:p>0.2020915033</text:p>
          </table:table-cell>
          <table:table-cell office:value-type="float" office:value="0.409582059123344" calcext:value-type="float">
            <text:p>0.4095820591</text:p>
          </table:table-cell>
          <table:table-cell office:value-type="float" office:value="0.194903160040775" calcext:value-type="float">
            <text:p>0.19490316</text:p>
          </table:table-cell>
          <table:table-cell office:value-type="string" calcext:value-type="string">
            <text:p>1 Islands</text:p>
          </table:table-cell>
          <table:table-cell office:value-type="float" office:value="0.687" calcext:value-type="float">
            <text:p>0.687</text:p>
          </table:table-cell>
          <table:table-cell office:value-type="float" office:value="0.624" calcext:value-type="float">
            <text:p>0.6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5613201" calcext:value-type="float">
            <text:p>5613201</text:p>
          </table:table-cell>
          <table:table-cell office:value-type="float" office:value="5605152" calcext:value-type="float">
            <text:p>5605152</text:p>
          </table:table-cell>
          <table:table-cell office:value-type="float" office:value="5" calcext:value-type="float">
            <text:p>5</text:p>
          </table:table-cell>
          <table:table-cell office:value-type="float" office:value="6050" calcext:value-type="float">
            <text:p>605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908" calcext:value-type="float">
            <text:p>1908</text:p>
          </table:table-cell>
          <table:table-cell office:value-type="float" office:value="2921" calcext:value-type="float">
            <text:p>2921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88" calcext:value-type="float">
            <text:p>2988</text:p>
          </table:table-cell>
          <table:table-cell office:value-type="float" office:value="6812" calcext:value-type="float">
            <text:p>6812</text:p>
          </table:table-cell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CAG</text:p>
          </table:table-cell>
          <table:table-cell office:value-type="string" calcext:value-type="string">
            <text:p>Ta-1</text:p>
          </table:table-cell>
          <table:table-cell office:value-type="string" calcext:value-type="string">
            <text:p>Ta1-nd</text:p>
          </table:table-cell>
          <table:table-cell office:value-type="string" calcext:value-type="string">
            <text:p>Primate L1PA</text:p>
          </table:table-cell>
          <table:table-cell office:value-type="string" calcext:value-type="string">
            <text:p>9 pure/44 est (kim dist=n/a)</text:p>
          </table:table-cell>
          <table:table-cell table:number-columns-repeated="8" office:value-type="string" calcext:value-type="string">
            <text:p>cons</text:p>
          </table:table-cell>
          <table:table-cell office:value-type="string" calcext:value-type="string">
            <text:p>13 nt</text:p>
          </table:table-cell>
          <table:table-cell table:number-columns-repeated="17" office:value-type="string" calcext:value-type="string">
            <text:p>cons</text:p>
          </table:table-cell>
          <table:table-cell office:value-type="string" calcext:value-type="string">
            <text:p>cons (M*,M*)</text:p>
          </table:table-cell>
          <table:table-cell office:value-type="string" calcext:value-type="string">
            <text:p>40.20%</text:p>
          </table:table-cell>
          <table:table-cell office:value-type="string" calcext:value-type="string">
            <text:p>dust,trf,AT_rich,dust,trf,L1HS,L1HS,dust,L1MB1,L1MB1,dust,AluSx,dust,AluSx</text:p>
          </table:table-cell>
          <table:table-cell office:value-type="string" calcext:value-type="string">
            <text:p>ENSG00000099715 protocadherin 11 Y-linked [Source:HGNC Symbol;Acc:HGNC:15813] (++,++,++,++,++,++) (++,++,++,++,++,++,++) (++,++,++) (++,++,++,++) (++,++) (++,++,++) (++,++,++,++,--)</text:p>
          </table:table-cell>
          <table:table-cell office:value-type="float" office:value="0.400394477317554" calcext:value-type="float">
            <text:p>0.4003944773</text:p>
          </table:table-cell>
          <table:table-cell office:value-type="float" office:value="0.177514792899408" calcext:value-type="float">
            <text:p>0.1775147929</text:p>
          </table:table-cell>
          <table:table-cell office:value-type="float" office:value="0.407320261437909" calcext:value-type="float">
            <text:p>0.4073202614</text:p>
          </table:table-cell>
          <table:table-cell office:value-type="float" office:value="0.203137254901961" calcext:value-type="float">
            <text:p>0.2031372549</text:p>
          </table:table-cell>
          <table:table-cell office:value-type="float" office:value="0.406931702344546" calcext:value-type="float">
            <text:p>0.4069317023</text:p>
          </table:table-cell>
          <table:table-cell office:value-type="float" office:value="0.197145769622834" calcext:value-type="float">
            <text:p>0.1971457696</text:p>
          </table:table-cell>
          <table:table-cell office:value-type="string" calcext:value-type="string">
            <text:p>1 Islands</text:p>
          </table:table-cell>
          <table:table-cell office:value-type="float" office:value="0.686" calcext:value-type="float">
            <text:p>0.686</text:p>
          </table:table-cell>
          <table:table-cell office:value-type="float" office:value="0.621" calcext:value-type="float">
            <text:p>0.621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1T21:51:22.703810039</dc:date>
    <meta:editing-duration>PT53M48S</meta:editing-duration>
    <meta:editing-cycles>1</meta:editing-cycles>
    <meta:document-statistic meta:table-count="1" meta:cell-count="9939" meta:object-count="0"/>
    <meta:generator>LibreOffice/5.1.6.2$Linux_X86_64 LibreOffice_project/10m0$Build-2</meta:generator>
  </office:meta>
</office:document-meta>
</file>